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TYPE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AVG TRADES</text:p>
          </table:table-cell>
          <table:table-cell office:value-type="string" calcext:value-type="string">
            <text:p>T- GETRDER</text:p>
          </table:table-cell>
          <table:table-cell office:value-type="string" calcext:value-type="string">
            <text:p>T- Respond</text:p>
          </table:table-cell>
          <table:table-cell office:value-type="string" calcext:value-type="string">
            <text:p>TTYPE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AVG TRADES</text:p>
          </table:table-cell>
          <table:table-cell office:value-type="string" calcext:value-type="string">
            <text:p>T- GETRDER</text:p>
          </table:table-cell>
          <table:table-cell office:value-type="string" calcext:value-type="string">
            <text:p>T- Resp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9.907421" calcext:value-type="float">
            <text:p>269.907421</text:p>
          </table:table-cell>
          <table:table-cell office:value-type="float" office:value="10.943895" calcext:value-type="float">
            <text:p>10.94389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39" calcext:value-type="float">
            <text:p>3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70.866" calcext:value-type="float">
            <text:p>270.866</text:p>
          </table:table-cell>
          <table:table-cell office:value-type="float" office:value="7.716" calcext:value-type="float">
            <text:p>7.71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2" calcext:value-type="float">
            <text:p>3.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82.4685" calcext:value-type="float">
            <text:p>282.4685</text:p>
          </table:table-cell>
          <table:table-cell office:value-type="float" office:value="11.139" calcext:value-type="float">
            <text:p>11.13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381" calcext:value-type="float">
            <text:p>0.000381</text:p>
          </table:table-cell>
          <table:table-cell office:value-type="string" calcext:value-type="string">
            <text:p><text:s text:c="2"/>ZIC</text:p>
          </table:table-cell>
          <table:table-cell office:value-type="float" office:value="278.49825" calcext:value-type="float">
            <text:p>278.49825</text:p>
          </table:table-cell>
          <table:table-cell office:value-type="float" office:value="7.688" calcext:value-type="float">
            <text:p>7.68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SHVR</text:p>
          </table:table-cell>
          <table:table-cell office:value-type="string" calcext:value-type="string">
            <text:p>Get Order</text:p>
          </table:table-cell>
          <table:table-cell table:style-name="ce1" table:formula="of:=AVERAGE([.D2:.D39];[.I40:.I77];[.I154:.I172])" office:value-type="float" office:value="0.0000390947368421053" calcext:value-type="float">
            <text:p>0.00003909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2.605882" calcext:value-type="float">
            <text:p>212.605882</text:p>
          </table:table-cell>
          <table:table-cell office:value-type="float" office:value="11.481088" calcext:value-type="float">
            <text:p>11.48108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67" calcext:value-type="float">
            <text:p>0.000467</text:p>
          </table:table-cell>
          <table:table-cell office:value-type="string" calcext:value-type="string">
            <text:p><text:s text:c="2"/>ZIC</text:p>
          </table:table-cell>
          <table:table-cell office:value-type="float" office:value="179.081333" calcext:value-type="float">
            <text:p>179.081333</text:p>
          </table:table-cell>
          <table:table-cell office:value-type="float" office:value="6.4745" calcext:value-type="float">
            <text:p>6.474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28" calcext:value-type="float">
            <text:p>0.00028</text:p>
          </table:table-cell>
          <table:table-cell table:number-columns-repeated="2"/>
          <table:table-cell office:value-type="string" calcext:value-type="string">
            <text:p>Respond</text:p>
          </table:table-cell>
          <table:table-cell table:style-name="ce1" table:formula="of:=AVERAGE([.E3:.E40];[.J41:.J78];[.J155:.J173])" office:value-type="float" office:value="0.000758063157894737" calcext:value-type="float">
            <text:p>0.000758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30.513906" calcext:value-type="float">
            <text:p>230.513906</text:p>
          </table:table-cell>
          <table:table-cell office:value-type="float" office:value="11.338688" calcext:value-type="float">
            <text:p>11.33868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489" calcext:value-type="float">
            <text:p>0.000489</text:p>
          </table:table-cell>
          <table:table-cell office:value-type="string" calcext:value-type="string">
            <text:p><text:s text:c="2"/>ZIC</text:p>
          </table:table-cell>
          <table:table-cell office:value-type="float" office:value="201.0005" calcext:value-type="float">
            <text:p>201.0005</text:p>
          </table:table-cell>
          <table:table-cell office:value-type="float" office:value="7.1005" calcext:value-type="float">
            <text:p>7.10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07" calcext:value-type="float">
            <text:p>0.00030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8.7565" calcext:value-type="float">
            <text:p>268.7565</text:p>
          </table:table-cell>
          <table:table-cell office:value-type="float" office:value="11.2842" calcext:value-type="float">
            <text:p>11.284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508" calcext:value-type="float">
            <text:p>0.000508</text:p>
          </table:table-cell>
          <table:table-cell office:value-type="string" calcext:value-type="string">
            <text:p><text:s text:c="2"/>ZIC</text:p>
          </table:table-cell>
          <table:table-cell office:value-type="float" office:value="240.626" calcext:value-type="float">
            <text:p>240.626</text:p>
          </table:table-cell>
          <table:table-cell office:value-type="float" office:value="7.0486" calcext:value-type="float">
            <text:p>7.048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GVWY</text:p>
          </table:table-cell>
          <table:table-cell office:value-type="string" calcext:value-type="string">
            <text:p>Get Ord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1.211393" calcext:value-type="float">
            <text:p>251.211393</text:p>
          </table:table-cell>
          <table:table-cell office:value-type="float" office:value="11.34025" calcext:value-type="float">
            <text:p>11.3402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528" calcext:value-type="float">
            <text:p>0.000528</text:p>
          </table:table-cell>
          <table:table-cell office:value-type="string" calcext:value-type="string">
            <text:p><text:s text:c="2"/>ZIC</text:p>
          </table:table-cell>
          <table:table-cell office:value-type="float" office:value="224.291" calcext:value-type="float">
            <text:p>224.291</text:p>
          </table:table-cell>
          <table:table-cell office:value-type="float" office:value="6.988083" calcext:value-type="float">
            <text:p>6.98808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318" calcext:value-type="float">
            <text:p>0.000318</text:p>
          </table:table-cell>
          <table:table-cell table:number-columns-repeated="2"/>
          <table:table-cell office:value-type="string" calcext:value-type="string">
            <text:p>Respond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8.649077" calcext:value-type="float">
            <text:p>268.649077</text:p>
          </table:table-cell>
          <table:table-cell office:value-type="float" office:value="11.269269" calcext:value-type="float">
            <text:p>11.269269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542" calcext:value-type="float">
            <text:p>0.000542</text:p>
          </table:table-cell>
          <table:table-cell office:value-type="string" calcext:value-type="string">
            <text:p><text:s text:c="2"/>ZIC</text:p>
          </table:table-cell>
          <table:table-cell office:value-type="float" office:value="229.639357" calcext:value-type="float">
            <text:p>229.639357</text:p>
          </table:table-cell>
          <table:table-cell office:value-type="float" office:value="7.231643" calcext:value-type="float">
            <text:p>7.23164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37" calcext:value-type="float">
            <text:p>0.00033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87.518042" calcext:value-type="float">
            <text:p>287.518042</text:p>
          </table:table-cell>
          <table:table-cell office:value-type="float" office:value="11.257542" calcext:value-type="float">
            <text:p>11.25754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547" calcext:value-type="float">
            <text:p>0.000547</text:p>
          </table:table-cell>
          <table:table-cell office:value-type="string" calcext:value-type="string">
            <text:p><text:s text:c="2"/>ZIC</text:p>
          </table:table-cell>
          <table:table-cell office:value-type="float" office:value="246.868" calcext:value-type="float">
            <text:p>246.868</text:p>
          </table:table-cell>
          <table:table-cell office:value-type="float" office:value="7.256062" calcext:value-type="float">
            <text:p>7.25606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41" calcext:value-type="float">
            <text:p>0.000341</text:p>
          </table:table-cell>
          <table:table-cell/>
          <table:table-cell office:value-type="string" calcext:value-type="string">
            <text:p>ZIC</text:p>
          </table:table-cell>
          <table:table-cell office:value-type="string" calcext:value-type="string">
            <text:p>Get Ord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32.110273" calcext:value-type="float">
            <text:p>232.110273</text:p>
          </table:table-cell>
          <table:table-cell office:value-type="float" office:value="11.517045" calcext:value-type="float">
            <text:p>11.51704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572" calcext:value-type="float">
            <text:p>0.000572</text:p>
          </table:table-cell>
          <table:table-cell office:value-type="string" calcext:value-type="string">
            <text:p><text:s text:c="2"/>ZIC</text:p>
          </table:table-cell>
          <table:table-cell office:value-type="float" office:value="184.308333" calcext:value-type="float">
            <text:p>184.308333</text:p>
          </table:table-cell>
          <table:table-cell office:value-type="float" office:value="6.803611" calcext:value-type="float">
            <text:p>6.80361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334" calcext:value-type="float">
            <text:p>0.000334</text:p>
          </table:table-cell>
          <table:table-cell table:number-columns-repeated="2"/>
          <table:table-cell office:value-type="string" calcext:value-type="string">
            <text:p>Respond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4.5927" calcext:value-type="float">
            <text:p>204.5927</text:p>
          </table:table-cell>
          <table:table-cell office:value-type="float" office:value="11.7668" calcext:value-type="float">
            <text:p>11.766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616" calcext:value-type="float">
            <text:p>0.000616</text:p>
          </table:table-cell>
          <table:table-cell office:value-type="string" calcext:value-type="string">
            <text:p><text:s text:c="2"/>ZIC</text:p>
          </table:table-cell>
          <table:table-cell office:value-type="float" office:value="151.2087" calcext:value-type="float">
            <text:p>151.2087</text:p>
          </table:table-cell>
          <table:table-cell office:value-type="float" office:value="6.2009" calcext:value-type="float">
            <text:p>6.2009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316" calcext:value-type="float">
            <text:p>0.000316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46.184278" calcext:value-type="float">
            <text:p>246.184278</text:p>
          </table:table-cell>
          <table:table-cell office:value-type="float" office:value="11.662944" calcext:value-type="float">
            <text:p>11.66294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607" calcext:value-type="float">
            <text:p>0.000607</text:p>
          </table:table-cell>
          <table:table-cell office:value-type="string" calcext:value-type="string">
            <text:p><text:s text:c="2"/>ZIC</text:p>
          </table:table-cell>
          <table:table-cell office:value-type="float" office:value="195.660318" calcext:value-type="float">
            <text:p>195.660318</text:p>
          </table:table-cell>
          <table:table-cell office:value-type="float" office:value="6.711591" calcext:value-type="float">
            <text:p>6.71159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51" calcext:value-type="float">
            <text:p>0.000351</text:p>
          </table:table-cell>
          <table:table-cell/>
          <table:table-cell office:value-type="string" calcext:value-type="string">
            <text:p>ZIP</text:p>
          </table:table-cell>
          <table:table-cell office:value-type="string" calcext:value-type="string">
            <text:p>Get Ord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47.038375" calcext:value-type="float">
            <text:p>247.038375</text:p>
          </table:table-cell>
          <table:table-cell office:value-type="float" office:value="11.837125" calcext:value-type="float">
            <text:p>11.83712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606" calcext:value-type="float">
            <text:p>0.000606</text:p>
          </table:table-cell>
          <table:table-cell office:value-type="string" calcext:value-type="string">
            <text:p><text:s text:c="2"/>ZIC</text:p>
          </table:table-cell>
          <table:table-cell office:value-type="float" office:value="191.451833" calcext:value-type="float">
            <text:p>191.451833</text:p>
          </table:table-cell>
          <table:table-cell office:value-type="float" office:value="6.55525" calcext:value-type="float">
            <text:p>6.5552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338" calcext:value-type="float">
            <text:p>0.000338</text:p>
          </table:table-cell>
          <table:table-cell table:number-columns-repeated="2"/>
          <table:table-cell office:value-type="string" calcext:value-type="string">
            <text:p>Respond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1.3" calcext:value-type="float">
            <text:p>251.3</text:p>
          </table:table-cell>
          <table:table-cell office:value-type="float" office:value="11.851571" calcext:value-type="float">
            <text:p>11.85157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611" calcext:value-type="float">
            <text:p>0.000611</text:p>
          </table:table-cell>
          <table:table-cell office:value-type="string" calcext:value-type="string">
            <text:p><text:s text:c="2"/>ZIC</text:p>
          </table:table-cell>
          <table:table-cell office:value-type="float" office:value="194.918808" calcext:value-type="float">
            <text:p>194.918808</text:p>
          </table:table-cell>
          <table:table-cell office:value-type="float" office:value="6.555154" calcext:value-type="float">
            <text:p>6.55515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344" calcext:value-type="float">
            <text:p>0.00034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3.415" calcext:value-type="float">
            <text:p>253.415</text:p>
          </table:table-cell>
          <table:table-cell office:value-type="float" office:value="12.060917" calcext:value-type="float">
            <text:p>12.06091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617" calcext:value-type="float">
            <text:p>0.000617</text:p>
          </table:table-cell>
          <table:table-cell office:value-type="string" calcext:value-type="string">
            <text:p><text:s text:c="2"/>ZIC</text:p>
          </table:table-cell>
          <table:table-cell office:value-type="float" office:value="184.640321" calcext:value-type="float">
            <text:p>184.640321</text:p>
          </table:table-cell>
          <table:table-cell office:value-type="float" office:value="6.68875" calcext:value-type="float">
            <text:p>6.6887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347" calcext:value-type="float">
            <text:p>0.000347</text:p>
          </table:table-cell>
          <table:table-cell/>
          <table:table-cell office:value-type="string" calcext:value-type="string">
            <text:p>GDX</text:p>
          </table:table-cell>
          <table:table-cell office:value-type="string" calcext:value-type="string">
            <text:p>Get Ord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97.7364" calcext:value-type="float">
            <text:p>197.7364</text:p>
          </table:table-cell>
          <table:table-cell office:value-type="float" office:value="12.4906" calcext:value-type="float">
            <text:p>12.490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648" calcext:value-type="float">
            <text:p>0.000648</text:p>
          </table:table-cell>
          <table:table-cell office:value-type="string" calcext:value-type="string">
            <text:p><text:s text:c="2"/>ZIC</text:p>
          </table:table-cell>
          <table:table-cell office:value-type="float" office:value="130.363867" calcext:value-type="float">
            <text:p>130.363867</text:p>
          </table:table-cell>
          <table:table-cell office:value-type="float" office:value="5.869533" calcext:value-type="float">
            <text:p>5.86953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331" calcext:value-type="float">
            <text:p>0.000331</text:p>
          </table:table-cell>
          <table:table-cell table:number-columns-repeated="2"/>
          <table:table-cell office:value-type="string" calcext:value-type="string">
            <text:p>Respond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43.83875" calcext:value-type="float">
            <text:p>243.83875</text:p>
          </table:table-cell>
          <table:table-cell office:value-type="float" office:value="12.502375" calcext:value-type="float">
            <text:p>12.50237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646" calcext:value-type="float">
            <text:p>0.000646</text:p>
          </table:table-cell>
          <table:table-cell office:value-type="string" calcext:value-type="string">
            <text:p><text:s text:c="2"/>ZIC</text:p>
          </table:table-cell>
          <table:table-cell office:value-type="float" office:value="169.783719" calcext:value-type="float">
            <text:p>169.783719</text:p>
          </table:table-cell>
          <table:table-cell office:value-type="float" office:value="6.254344" calcext:value-type="float">
            <text:p>6.25434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345" calcext:value-type="float">
            <text:p>0.00034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6.167333" calcext:value-type="float">
            <text:p>206.167333</text:p>
          </table:table-cell>
          <table:table-cell office:value-type="float" office:value="12.868333" calcext:value-type="float">
            <text:p>12.86833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658" calcext:value-type="float">
            <text:p>0.000658</text:p>
          </table:table-cell>
          <table:table-cell office:value-type="string" calcext:value-type="string">
            <text:p><text:s text:c="2"/>ZIC</text:p>
          </table:table-cell>
          <table:table-cell office:value-type="float" office:value="136.000382" calcext:value-type="float">
            <text:p>136.000382</text:p>
          </table:table-cell>
          <table:table-cell office:value-type="float" office:value="5.928706" calcext:value-type="float">
            <text:p>5.92870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337" calcext:value-type="float">
            <text:p>0.000337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Get Ord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0.6375" calcext:value-type="float">
            <text:p>250.6375</text:p>
          </table:table-cell>
          <table:table-cell office:value-type="float" office:value="13.3195" calcext:value-type="float">
            <text:p>13.319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687" calcext:value-type="float">
            <text:p>0.000687</text:p>
          </table:table-cell>
          <table:table-cell office:value-type="string" calcext:value-type="string">
            <text:p><text:s text:c="2"/>ZIC</text:p>
          </table:table-cell>
          <table:table-cell office:value-type="float" office:value="162.753028" calcext:value-type="float">
            <text:p>162.753028</text:p>
          </table:table-cell>
          <table:table-cell office:value-type="float" office:value="6.173611" calcext:value-type="float">
            <text:p>6.17361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346" calcext:value-type="float">
            <text:p>0.000346</text:p>
          </table:table-cell>
          <table:table-cell table:number-columns-repeated="2"/>
          <table:table-cell office:value-type="string" calcext:value-type="string">
            <text:p>Respond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99.9405" calcext:value-type="float">
            <text:p>299.9405</text:p>
          </table:table-cell>
          <table:table-cell office:value-type="float" office:value="13.237" calcext:value-type="float">
            <text:p>13.23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702" calcext:value-type="float">
            <text:p>0.000702</text:p>
          </table:table-cell>
          <table:table-cell office:value-type="string" calcext:value-type="string">
            <text:p><text:s text:c="2"/>ZIC</text:p>
          </table:table-cell>
          <table:table-cell office:value-type="float" office:value="211.705" calcext:value-type="float">
            <text:p>211.705</text:p>
          </table:table-cell>
          <table:table-cell office:value-type="float" office:value="6.654316" calcext:value-type="float">
            <text:p>6.65431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367" calcext:value-type="float">
            <text:p>0.000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90.966184" calcext:value-type="float">
            <text:p>190.966184</text:p>
          </table:table-cell>
          <table:table-cell office:value-type="float" office:value="9.477421" calcext:value-type="float">
            <text:p>9.47742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52" calcext:value-type="float">
            <text:p>5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77.1155" calcext:value-type="float">
            <text:p>177.1155</text:p>
          </table:table-cell>
          <table:table-cell office:value-type="float" office:value="8.893" calcext:value-type="float">
            <text:p>8.89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202" calcext:value-type="float">
            <text:p>0.000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9.664639" calcext:value-type="float">
            <text:p>259.664639</text:p>
          </table:table-cell>
          <table:table-cell office:value-type="float" office:value="10.205222" calcext:value-type="float">
            <text:p>10.20522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547" calcext:value-type="float">
            <text:p>0.000547</text:p>
          </table:table-cell>
          <table:table-cell office:value-type="string" calcext:value-type="string">
            <text:p><text:s text:c="2"/>ZIP</text:p>
          </table:table-cell>
          <table:table-cell office:value-type="float" office:value="214.7595" calcext:value-type="float">
            <text:p>214.7595</text:p>
          </table:table-cell>
          <table:table-cell office:value-type="float" office:value="8.598" calcext:value-type="float">
            <text:p>8.598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1254" calcext:value-type="float">
            <text:p>0.001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73.111794" calcext:value-type="float">
            <text:p>273.111794</text:p>
          </table:table-cell>
          <table:table-cell office:value-type="float" office:value="10.259412" calcext:value-type="float">
            <text:p>10.25941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801" calcext:value-type="float">
            <text:p>0.000801</text:p>
          </table:table-cell>
          <table:table-cell office:value-type="string" calcext:value-type="string">
            <text:p><text:s text:c="2"/>ZIP</text:p>
          </table:table-cell>
          <table:table-cell office:value-type="float" office:value="217.9415" calcext:value-type="float">
            <text:p>217.9415</text:p>
          </table:table-cell>
          <table:table-cell office:value-type="float" office:value="8.456333" calcext:value-type="float">
            <text:p>8.45633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1408" calcext:value-type="float">
            <text:p>0.001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41.488438" calcext:value-type="float">
            <text:p>241.488438</text:p>
          </table:table-cell>
          <table:table-cell office:value-type="float" office:value="10.208219" calcext:value-type="float">
            <text:p>10.20821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942" calcext:value-type="float">
            <text:p>0.000942</text:p>
          </table:table-cell>
          <table:table-cell office:value-type="string" calcext:value-type="string">
            <text:p><text:s text:c="2"/>ZIP</text:p>
          </table:table-cell>
          <table:table-cell office:value-type="float" office:value="200.228625" calcext:value-type="float">
            <text:p>200.228625</text:p>
          </table:table-cell>
          <table:table-cell office:value-type="float" office:value="8.283625" calcext:value-type="float">
            <text:p>8.28362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1316" calcext:value-type="float">
            <text:p>0.001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6.863133" calcext:value-type="float">
            <text:p>226.863133</text:p>
          </table:table-cell>
          <table:table-cell office:value-type="float" office:value="10.126333" calcext:value-type="float">
            <text:p>10.12633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1061" calcext:value-type="float">
            <text:p>0.001061</text:p>
          </table:table-cell>
          <table:table-cell office:value-type="string" calcext:value-type="string">
            <text:p><text:s text:c="2"/>ZIP</text:p>
          </table:table-cell>
          <table:table-cell office:value-type="float" office:value="183.0182" calcext:value-type="float">
            <text:p>183.0182</text:p>
          </table:table-cell>
          <table:table-cell office:value-type="float" office:value="8.019" calcext:value-type="float">
            <text:p>8.01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1281" calcext:value-type="float">
            <text:p>0.001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8.429643" calcext:value-type="float">
            <text:p>218.429643</text:p>
          </table:table-cell>
          <table:table-cell office:value-type="float" office:value="10.100679" calcext:value-type="float">
            <text:p>10.100679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1189" calcext:value-type="float">
            <text:p>0.001189</text:p>
          </table:table-cell>
          <table:table-cell office:value-type="string" calcext:value-type="string">
            <text:p><text:s text:c="2"/>ZIP</text:p>
          </table:table-cell>
          <table:table-cell office:value-type="float" office:value="172.459583" calcext:value-type="float">
            <text:p>172.459583</text:p>
          </table:table-cell>
          <table:table-cell office:value-type="float" office:value="7.684917" calcext:value-type="float">
            <text:p>7.68491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1221" calcext:value-type="float">
            <text:p>0.001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4.592346" calcext:value-type="float">
            <text:p>264.592346</text:p>
          </table:table-cell>
          <table:table-cell office:value-type="float" office:value="9.925654" calcext:value-type="float">
            <text:p>9.925654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1237" calcext:value-type="float">
            <text:p>0.001237</text:p>
          </table:table-cell>
          <table:table-cell office:value-type="string" calcext:value-type="string">
            <text:p><text:s text:c="2"/>ZIP</text:p>
          </table:table-cell>
          <table:table-cell office:value-type="float" office:value="211.792714" calcext:value-type="float">
            <text:p>211.792714</text:p>
          </table:table-cell>
          <table:table-cell office:value-type="float" office:value="7.540071" calcext:value-type="float">
            <text:p>7.54007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1212" calcext:value-type="float">
            <text:p>0.001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3.232833" calcext:value-type="float">
            <text:p>253.232833</text:p>
          </table:table-cell>
          <table:table-cell office:value-type="float" office:value="9.9615" calcext:value-type="float">
            <text:p>9.961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1319" calcext:value-type="float">
            <text:p>0.001319</text:p>
          </table:table-cell>
          <table:table-cell office:value-type="string" calcext:value-type="string">
            <text:p><text:s text:c="2"/>ZIP</text:p>
          </table:table-cell>
          <table:table-cell office:value-type="float" office:value="184.649313" calcext:value-type="float">
            <text:p>184.649313</text:p>
          </table:table-cell>
          <table:table-cell office:value-type="float" office:value="7.16875" calcext:value-type="float">
            <text:p>7.1687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186" calcext:value-type="float">
            <text:p>0.001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4.908591" calcext:value-type="float">
            <text:p>254.908591</text:p>
          </table:table-cell>
          <table:table-cell office:value-type="float" office:value="9.874364" calcext:value-type="float">
            <text:p>9.874364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1424" calcext:value-type="float">
            <text:p>0.001424</text:p>
          </table:table-cell>
          <table:table-cell office:value-type="string" calcext:value-type="string">
            <text:p><text:s text:c="2"/>ZIP</text:p>
          </table:table-cell>
          <table:table-cell office:value-type="float" office:value="182.888778" calcext:value-type="float">
            <text:p>182.888778</text:p>
          </table:table-cell>
          <table:table-cell office:value-type="float" office:value="6.894444" calcext:value-type="float">
            <text:p>6.89444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1159" calcext:value-type="float">
            <text:p>0.001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2.5013" calcext:value-type="float">
            <text:p>262.5013</text:p>
          </table:table-cell>
          <table:table-cell office:value-type="float" office:value="9.7889" calcext:value-type="float">
            <text:p>9.788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1554" calcext:value-type="float">
            <text:p>0.001554</text:p>
          </table:table-cell>
          <table:table-cell office:value-type="string" calcext:value-type="string">
            <text:p><text:s text:c="2"/>ZIP</text:p>
          </table:table-cell>
          <table:table-cell office:value-type="float" office:value="179.10535" calcext:value-type="float">
            <text:p>179.10535</text:p>
          </table:table-cell>
          <table:table-cell office:value-type="float" office:value="6.5843" calcext:value-type="float">
            <text:p>6.584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1127" calcext:value-type="float">
            <text:p>0.001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5.515111" calcext:value-type="float">
            <text:p>225.515111</text:p>
          </table:table-cell>
          <table:table-cell office:value-type="float" office:value="9.799222" calcext:value-type="float">
            <text:p>9.79922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1682" calcext:value-type="float">
            <text:p>0.001682</text:p>
          </table:table-cell>
          <table:table-cell office:value-type="string" calcext:value-type="string">
            <text:p><text:s text:c="2"/>ZIP</text:p>
          </table:table-cell>
          <table:table-cell office:value-type="float" office:value="149.319818" calcext:value-type="float">
            <text:p>149.319818</text:p>
          </table:table-cell>
          <table:table-cell office:value-type="float" office:value="6.136727" calcext:value-type="float">
            <text:p>6.13672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1037" calcext:value-type="float">
            <text:p>0.001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9.617312" calcext:value-type="float">
            <text:p>219.617312</text:p>
          </table:table-cell>
          <table:table-cell office:value-type="float" office:value="9.798875" calcext:value-type="float">
            <text:p>9.79887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1756" calcext:value-type="float">
            <text:p>0.001756</text:p>
          </table:table-cell>
          <table:table-cell office:value-type="string" calcext:value-type="string">
            <text:p><text:s text:c="2"/>ZIP</text:p>
          </table:table-cell>
          <table:table-cell office:value-type="float" office:value="138.330042" calcext:value-type="float">
            <text:p>138.330042</text:p>
          </table:table-cell>
          <table:table-cell office:value-type="float" office:value="5.916167" calcext:value-type="float">
            <text:p>5.91616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1013" calcext:value-type="float">
            <text:p>0.001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1.0305" calcext:value-type="float">
            <text:p>261.0305</text:p>
          </table:table-cell>
          <table:table-cell office:value-type="float" office:value="9.707286" calcext:value-type="float">
            <text:p>9.70728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182" calcext:value-type="float">
            <text:p>0.00182</text:p>
          </table:table-cell>
          <table:table-cell office:value-type="string" calcext:value-type="string">
            <text:p><text:s text:c="2"/>ZIP</text:p>
          </table:table-cell>
          <table:table-cell office:value-type="float" office:value="155.634577" calcext:value-type="float">
            <text:p>155.634577</text:p>
          </table:table-cell>
          <table:table-cell office:value-type="float" office:value="5.664077" calcext:value-type="float">
            <text:p>5.66407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974" calcext:value-type="float">
            <text:p>0.000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4.970667" calcext:value-type="float">
            <text:p>214.970667</text:p>
          </table:table-cell>
          <table:table-cell office:value-type="float" office:value="9.812083" calcext:value-type="float">
            <text:p>9.81208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978" calcext:value-type="float">
            <text:p>0.001978</text:p>
          </table:table-cell>
          <table:table-cell office:value-type="string" calcext:value-type="string">
            <text:p><text:s text:c="2"/>ZIP</text:p>
          </table:table-cell>
          <table:table-cell office:value-type="float" office:value="123.494857" calcext:value-type="float">
            <text:p>123.494857</text:p>
          </table:table-cell>
          <table:table-cell office:value-type="float" office:value="5.168679" calcext:value-type="float">
            <text:p>5.16867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905" calcext:value-type="float">
            <text:p>0.000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1.0202" calcext:value-type="float">
            <text:p>261.0202</text:p>
          </table:table-cell>
          <table:table-cell office:value-type="float" office:value="9.7075" calcext:value-type="float">
            <text:p>9.707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2033" calcext:value-type="float">
            <text:p>0.002033</text:p>
          </table:table-cell>
          <table:table-cell office:value-type="string" calcext:value-type="string">
            <text:p><text:s text:c="2"/>ZIP</text:p>
          </table:table-cell>
          <table:table-cell office:value-type="float" office:value="136.967733" calcext:value-type="float">
            <text:p>136.967733</text:p>
          </table:table-cell>
          <table:table-cell office:value-type="float" office:value="4.965367" calcext:value-type="float">
            <text:p>4.96536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897" calcext:value-type="float">
            <text:p>0.000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7.04325" calcext:value-type="float">
            <text:p>267.04325</text:p>
          </table:table-cell>
          <table:table-cell office:value-type="float" office:value="9.6575" calcext:value-type="float">
            <text:p>9.657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148" calcext:value-type="float">
            <text:p>0.002148</text:p>
          </table:table-cell>
          <table:table-cell office:value-type="string" calcext:value-type="string">
            <text:p><text:s text:c="2"/>ZIP</text:p>
          </table:table-cell>
          <table:table-cell office:value-type="float" office:value="132.733875" calcext:value-type="float">
            <text:p>132.733875</text:p>
          </table:table-cell>
          <table:table-cell office:value-type="float" office:value="4.5495" calcext:value-type="float">
            <text:p>4.549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862" calcext:value-type="float">
            <text:p>0.000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7.456667" calcext:value-type="float">
            <text:p>267.456667</text:p>
          </table:table-cell>
          <table:table-cell office:value-type="float" office:value="9.6055" calcext:value-type="float">
            <text:p>9.605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2215" calcext:value-type="float">
            <text:p>0.002215</text:p>
          </table:table-cell>
          <table:table-cell office:value-type="string" calcext:value-type="string">
            <text:p><text:s text:c="2"/>ZIP</text:p>
          </table:table-cell>
          <table:table-cell office:value-type="float" office:value="117.192824" calcext:value-type="float">
            <text:p>117.192824</text:p>
          </table:table-cell>
          <table:table-cell office:value-type="float" office:value="4.128441" calcext:value-type="float">
            <text:p>4.12844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839" calcext:value-type="float">
            <text:p>0.000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5.1255" calcext:value-type="float">
            <text:p>265.1255</text:p>
          </table:table-cell>
          <table:table-cell office:value-type="float" office:value="9.7455" calcext:value-type="float">
            <text:p>9.745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2397" calcext:value-type="float">
            <text:p>0.002397</text:p>
          </table:table-cell>
          <table:table-cell office:value-type="string" calcext:value-type="string">
            <text:p><text:s text:c="2"/>ZIP</text:p>
          </table:table-cell>
          <table:table-cell office:value-type="float" office:value="104.911861" calcext:value-type="float">
            <text:p>104.911861</text:p>
          </table:table-cell>
          <table:table-cell office:value-type="float" office:value="3.689778" calcext:value-type="float">
            <text:p>3.68977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826" calcext:value-type="float">
            <text:p>0.000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91.1175" calcext:value-type="float">
            <text:p>291.1175</text:p>
          </table:table-cell>
          <table:table-cell office:value-type="float" office:value="9.335" calcext:value-type="float">
            <text:p>9.33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2556" calcext:value-type="float">
            <text:p>0.002556</text:p>
          </table:table-cell>
          <table:table-cell office:value-type="string" calcext:value-type="string">
            <text:p><text:s text:c="2"/>ZIP</text:p>
          </table:table-cell>
          <table:table-cell office:value-type="float" office:value="85.277395" calcext:value-type="float">
            <text:p>85.277395</text:p>
          </table:table-cell>
          <table:table-cell office:value-type="float" office:value="2.739316" calcext:value-type="float">
            <text:p>2.73931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809" calcext:value-type="float">
            <text:p>0.000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7.020975" calcext:value-type="float">
            <text:p>207.020975</text:p>
          </table:table-cell>
          <table:table-cell office:value-type="float" office:value="8.2305" calcext:value-type="float">
            <text:p>8.2305</text:p>
          </table:table-cell>
          <table:table-cell office:value-type="float" office:value="0.006166" calcext:value-type="float">
            <text:p>0.006166</text:p>
          </table:table-cell>
          <table:table-cell office:value-type="float" office:value="0.001268" calcext:value-type="float">
            <text:p>0.001268</text:p>
          </table:table-cell>
          <table:table-cell office:value-type="string" calcext:value-type="string">
            <text:p><text:s text:c="2"/>SHVR</text:p>
          </table:table-cell>
          <table:table-cell office:value-type="float" office:value="225.354396" calcext:value-type="float">
            <text:p>225.354396</text:p>
          </table:table-cell>
          <table:table-cell office:value-type="float" office:value="10.236132" calcext:value-type="float">
            <text:p>10.236132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523" calcext:value-type="float">
            <text:p>0.000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9.007687" calcext:value-type="float">
            <text:p>229.007687</text:p>
          </table:table-cell>
          <table:table-cell office:value-type="float" office:value="8.02" calcext:value-type="float">
            <text:p>8.02</text:p>
          </table:table-cell>
          <table:table-cell office:value-type="float" office:value="0.006266" calcext:value-type="float">
            <text:p>0.006266</text:p>
          </table:table-cell>
          <table:table-cell office:value-type="float" office:value="0.00106" calcext:value-type="float">
            <text:p>0.00106</text:p>
          </table:table-cell>
          <table:table-cell office:value-type="string" calcext:value-type="string">
            <text:p><text:s text:c="2"/>SHVR</text:p>
          </table:table-cell>
          <table:table-cell office:value-type="float" office:value="244.574285" calcext:value-type="float">
            <text:p>244.574285</text:p>
          </table:table-cell>
          <table:table-cell office:value-type="float" office:value="10.356111" calcext:value-type="float">
            <text:p>10.35611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689" calcext:value-type="float">
            <text:p>0.000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9.4643" calcext:value-type="float">
            <text:p>189.4643</text:p>
          </table:table-cell>
          <table:table-cell office:value-type="float" office:value="7.549833" calcext:value-type="float">
            <text:p>7.549833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0.000988" calcext:value-type="float">
            <text:p>0.000988</text:p>
          </table:table-cell>
          <table:table-cell office:value-type="string" calcext:value-type="string">
            <text:p><text:s text:c="2"/>SHVR</text:p>
          </table:table-cell>
          <table:table-cell office:value-type="float" office:value="204.197918" calcext:value-type="float">
            <text:p>204.197918</text:p>
          </table:table-cell>
          <table:table-cell office:value-type="float" office:value="10.349853" calcext:value-type="float">
            <text:p>10.34985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803" calcext:value-type="float">
            <text:p>0.000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6.096275" calcext:value-type="float">
            <text:p>196.096275</text:p>
          </table:table-cell>
          <table:table-cell office:value-type="float" office:value="7.57025" calcext:value-type="float">
            <text:p>7.57025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0.001128" calcext:value-type="float">
            <text:p>0.001128</text:p>
          </table:table-cell>
          <table:table-cell office:value-type="string" calcext:value-type="string">
            <text:p><text:s text:c="2"/>SHVR</text:p>
          </table:table-cell>
          <table:table-cell office:value-type="float" office:value="216.009463" calcext:value-type="float">
            <text:p>216.009463</text:p>
          </table:table-cell>
          <table:table-cell office:value-type="float" office:value="10.384625" calcext:value-type="float">
            <text:p>10.38462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853" calcext:value-type="float">
            <text:p>0.000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8.82779" calcext:value-type="float">
            <text:p>218.82779</text:p>
          </table:table-cell>
          <table:table-cell office:value-type="float" office:value="7.481" calcext:value-type="float">
            <text:p>7.481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0.001204" calcext:value-type="float">
            <text:p>0.001204</text:p>
          </table:table-cell>
          <table:table-cell office:value-type="string" calcext:value-type="string">
            <text:p><text:s text:c="2"/>SHVR</text:p>
          </table:table-cell>
          <table:table-cell office:value-type="float" office:value="251.262837" calcext:value-type="float">
            <text:p>251.262837</text:p>
          </table:table-cell>
          <table:table-cell office:value-type="float" office:value="10.247867" calcext:value-type="float">
            <text:p>10.24786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855" calcext:value-type="float">
            <text:p>0.000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8.204746" calcext:value-type="float">
            <text:p>238.204746</text:p>
          </table:table-cell>
          <table:table-cell office:value-type="float" office:value="7.553167" calcext:value-type="float">
            <text:p>7.553167</text:p>
          </table:table-cell>
          <table:table-cell office:value-type="float" office:value="0.005545" calcext:value-type="float">
            <text:p>0.005545</text:p>
          </table:table-cell>
          <table:table-cell office:value-type="float" office:value="0.001258" calcext:value-type="float">
            <text:p>0.001258</text:p>
          </table:table-cell>
          <table:table-cell office:value-type="string" calcext:value-type="string">
            <text:p><text:s text:c="2"/>SHVR</text:p>
          </table:table-cell>
          <table:table-cell office:value-type="float" office:value="260.734073" calcext:value-type="float">
            <text:p>260.734073</text:p>
          </table:table-cell>
          <table:table-cell office:value-type="float" office:value="10.176071" calcext:value-type="float">
            <text:p>10.17607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88" calcext:value-type="float">
            <text:p>0.00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3.008457" calcext:value-type="float">
            <text:p>203.008457</text:p>
          </table:table-cell>
          <table:table-cell office:value-type="float" office:value="7.268571" calcext:value-type="float">
            <text:p>7.268571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0.000749" calcext:value-type="float">
            <text:p>0.000749</text:p>
          </table:table-cell>
          <table:table-cell office:value-type="string" calcext:value-type="string">
            <text:p><text:s text:c="2"/>SHVR</text:p>
          </table:table-cell>
          <table:table-cell office:value-type="float" office:value="222.284408" calcext:value-type="float">
            <text:p>222.284408</text:p>
          </table:table-cell>
          <table:table-cell office:value-type="float" office:value="10.054077" calcext:value-type="float">
            <text:p>10.05407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611" calcext:value-type="float">
            <text:p>0.000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7.032519" calcext:value-type="float">
            <text:p>217.032519</text:p>
          </table:table-cell>
          <table:table-cell office:value-type="float" office:value="7.239813" calcext:value-type="float">
            <text:p>7.239813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1238" calcext:value-type="float">
            <text:p>0.001238</text:p>
          </table:table-cell>
          <table:table-cell office:value-type="string" calcext:value-type="string">
            <text:p><text:s text:c="2"/>SHVR</text:p>
          </table:table-cell>
          <table:table-cell office:value-type="float" office:value="239.268613" calcext:value-type="float">
            <text:p>239.268613</text:p>
          </table:table-cell>
          <table:table-cell office:value-type="float" office:value="9.889125" calcext:value-type="float">
            <text:p>9.88912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1017" calcext:value-type="float">
            <text:p>0.001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3.157981" calcext:value-type="float">
            <text:p>233.157981</text:p>
          </table:table-cell>
          <table:table-cell office:value-type="float" office:value="7.387778" calcext:value-type="float">
            <text:p>7.387778</text:p>
          </table:table-cell>
          <table:table-cell office:value-type="float" office:value="0.004978" calcext:value-type="float">
            <text:p>0.004978</text:p>
          </table:table-cell>
          <table:table-cell office:value-type="float" office:value="0.001524" calcext:value-type="float">
            <text:p>0.001524</text:p>
          </table:table-cell>
          <table:table-cell office:value-type="string" calcext:value-type="string">
            <text:p><text:s text:c="2"/>SHVR</text:p>
          </table:table-cell>
          <table:table-cell office:value-type="float" office:value="258.406289" calcext:value-type="float">
            <text:p>258.406289</text:p>
          </table:table-cell>
          <table:table-cell office:value-type="float" office:value="9.878364" calcext:value-type="float">
            <text:p>9.87836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1045" calcext:value-type="float">
            <text:p>0.001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2.413373" calcext:value-type="float">
            <text:p>202.413373</text:p>
          </table:table-cell>
          <table:table-cell office:value-type="float" office:value="7.0204" calcext:value-type="float">
            <text:p>7.0204</text:p>
          </table:table-cell>
          <table:table-cell office:value-type="float" office:value="0.004982" calcext:value-type="float">
            <text:p>0.004982</text:p>
          </table:table-cell>
          <table:table-cell office:value-type="float" office:value="0.001418" calcext:value-type="float">
            <text:p>0.001418</text:p>
          </table:table-cell>
          <table:table-cell office:value-type="string" calcext:value-type="string">
            <text:p><text:s text:c="2"/>SHVR</text:p>
          </table:table-cell>
          <table:table-cell office:value-type="float" office:value="231.115727" calcext:value-type="float">
            <text:p>231.115727</text:p>
          </table:table-cell>
          <table:table-cell office:value-type="float" office:value="9.9548" calcext:value-type="float">
            <text:p>9.954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1115" calcext:value-type="float">
            <text:p>0.001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5.770852" calcext:value-type="float">
            <text:p>185.770852</text:p>
          </table:table-cell>
          <table:table-cell office:value-type="float" office:value="6.742682" calcext:value-type="float">
            <text:p>6.74268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959" calcext:value-type="float">
            <text:p>0.000959</text:p>
          </table:table-cell>
          <table:table-cell office:value-type="string" calcext:value-type="string">
            <text:p><text:s text:c="2"/>SHVR</text:p>
          </table:table-cell>
          <table:table-cell office:value-type="float" office:value="216.779236" calcext:value-type="float">
            <text:p>216.779236</text:p>
          </table:table-cell>
          <table:table-cell office:value-type="float" office:value="9.873056" calcext:value-type="float">
            <text:p>9.87305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804" calcext:value-type="float">
            <text:p>0.000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2.583573" calcext:value-type="float">
            <text:p>222.583573</text:p>
          </table:table-cell>
          <table:table-cell office:value-type="float" office:value="7.063458" calcext:value-type="float">
            <text:p>7.063458</text:p>
          </table:table-cell>
          <table:table-cell office:value-type="float" office:value="0.004657" calcext:value-type="float">
            <text:p>0.004657</text:p>
          </table:table-cell>
          <table:table-cell office:value-type="float" office:value="0.001615" calcext:value-type="float">
            <text:p>0.001615</text:p>
          </table:table-cell>
          <table:table-cell office:value-type="string" calcext:value-type="string">
            <text:p><text:s text:c="2"/>SHVR</text:p>
          </table:table-cell>
          <table:table-cell office:value-type="float" office:value="258.975391" calcext:value-type="float">
            <text:p>258.975391</text:p>
          </table:table-cell>
          <table:table-cell office:value-type="float" office:value="9.833687" calcext:value-type="float">
            <text:p>9.83368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1041" calcext:value-type="float">
            <text:p>0.001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7.891369" calcext:value-type="float">
            <text:p>187.891369</text:p>
          </table:table-cell>
          <table:table-cell office:value-type="float" office:value="6.7445" calcext:value-type="float">
            <text:p>6.7445</text:p>
          </table:table-cell>
          <table:table-cell office:value-type="float" office:value="0.004974" calcext:value-type="float">
            <text:p>0.004974</text:p>
          </table:table-cell>
          <table:table-cell office:value-type="float" office:value="0.001479" calcext:value-type="float">
            <text:p>0.001479</text:p>
          </table:table-cell>
          <table:table-cell office:value-type="string" calcext:value-type="string">
            <text:p><text:s text:c="2"/>SHVR</text:p>
          </table:table-cell>
          <table:table-cell office:value-type="float" office:value="229.157314" calcext:value-type="float">
            <text:p>229.157314</text:p>
          </table:table-cell>
          <table:table-cell office:value-type="float" office:value="9.739786" calcext:value-type="float">
            <text:p>9.73978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1" calcext:value-type="float">
            <text:p>0.0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45.4981" calcext:value-type="float">
            <text:p>245.4981</text:p>
          </table:table-cell>
          <table:table-cell office:value-type="float" office:value="7.107214" calcext:value-type="float">
            <text:p>7.107214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1299" calcext:value-type="float">
            <text:p>0.001299</text:p>
          </table:table-cell>
          <table:table-cell office:value-type="string" calcext:value-type="string">
            <text:p><text:s text:c="2"/>SHVR</text:p>
          </table:table-cell>
          <table:table-cell office:value-type="float" office:value="274.131183" calcext:value-type="float">
            <text:p>274.131183</text:p>
          </table:table-cell>
          <table:table-cell office:value-type="float" office:value="9.589833" calcext:value-type="float">
            <text:p>9.58983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732" calcext:value-type="float">
            <text:p>0.000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0.491487" calcext:value-type="float">
            <text:p>180.491487</text:p>
          </table:table-cell>
          <table:table-cell office:value-type="float" office:value="6.480467" calcext:value-type="float">
            <text:p>6.480467</text:p>
          </table:table-cell>
          <table:table-cell office:value-type="float" office:value="0.004765" calcext:value-type="float">
            <text:p>0.004765</text:p>
          </table:table-cell>
          <table:table-cell office:value-type="float" office:value="0.001541" calcext:value-type="float">
            <text:p>0.001541</text:p>
          </table:table-cell>
          <table:table-cell office:value-type="string" calcext:value-type="string">
            <text:p><text:s text:c="2"/>SHVR</text:p>
          </table:table-cell>
          <table:table-cell office:value-type="float" office:value="213.39604" calcext:value-type="float">
            <text:p>213.39604</text:p>
          </table:table-cell>
          <table:table-cell office:value-type="float" office:value="9.4616" calcext:value-type="float">
            <text:p>9.461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118" calcext:value-type="float">
            <text:p>0.00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3.181548" calcext:value-type="float">
            <text:p>213.181548</text:p>
          </table:table-cell>
          <table:table-cell office:value-type="float" office:value="6.7035" calcext:value-type="float">
            <text:p>6.7035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1717" calcext:value-type="float">
            <text:p>0.001717</text:p>
          </table:table-cell>
          <table:table-cell office:value-type="string" calcext:value-type="string">
            <text:p><text:s text:c="2"/>SHVR</text:p>
          </table:table-cell>
          <table:table-cell office:value-type="float" office:value="250.344931" calcext:value-type="float">
            <text:p>250.344931</text:p>
          </table:table-cell>
          <table:table-cell office:value-type="float" office:value="9.15925" calcext:value-type="float">
            <text:p>9.1592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941" calcext:value-type="float">
            <text:p>0.000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3.420359" calcext:value-type="float">
            <text:p>203.420359</text:p>
          </table:table-cell>
          <table:table-cell office:value-type="float" office:value="6.771706" calcext:value-type="float">
            <text:p>6.771706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1276" calcext:value-type="float">
            <text:p>0.001276</text:p>
          </table:table-cell>
          <table:table-cell office:value-type="string" calcext:value-type="string">
            <text:p><text:s text:c="2"/>SHVR</text:p>
          </table:table-cell>
          <table:table-cell office:value-type="float" office:value="219.747133" calcext:value-type="float">
            <text:p>219.747133</text:p>
          </table:table-cell>
          <table:table-cell office:value-type="float" office:value="8.953333" calcext:value-type="float">
            <text:p>8.95333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726" calcext:value-type="float">
            <text:p>0.000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6.97016" calcext:value-type="float">
            <text:p>266.97016</text:p>
          </table:table-cell>
          <table:table-cell office:value-type="float" office:value="6.899556" calcext:value-type="float">
            <text:p>6.899556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00167" calcext:value-type="float">
            <text:p>0.00167</text:p>
          </table:table-cell>
          <table:table-cell office:value-type="string" calcext:value-type="string">
            <text:p><text:s text:c="2"/>SHVR</text:p>
          </table:table-cell>
          <table:table-cell office:value-type="float" office:value="279.616812" calcext:value-type="float">
            <text:p>279.616812</text:p>
          </table:table-cell>
          <table:table-cell office:value-type="float" office:value="9.1185" calcext:value-type="float">
            <text:p>9.118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768" calcext:value-type="float">
            <text:p>0.000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2.688943" calcext:value-type="float">
            <text:p>132.688943</text:p>
          </table:table-cell>
          <table:table-cell office:value-type="float" office:value="5.491868" calcext:value-type="float">
            <text:p>5.491868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0.001089" calcext:value-type="float">
            <text:p>0.001089</text:p>
          </table:table-cell>
          <table:table-cell office:value-type="string" calcext:value-type="string">
            <text:p><text:s text:c="2"/>SHVR</text:p>
          </table:table-cell>
          <table:table-cell office:value-type="float" office:value="150.389575" calcext:value-type="float">
            <text:p>150.389575</text:p>
          </table:table-cell>
          <table:table-cell office:value-type="float" office:value="8.6035" calcext:value-type="float">
            <text:p>8.603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663" calcext:value-type="float">
            <text:p>0.000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7.368877" calcext:value-type="float">
            <text:p>237.368877</text:p>
          </table:table-cell>
          <table:table-cell office:value-type="float" office:value="11.8125" calcext:value-type="float">
            <text:p>11.81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501" calcext:value-type="float">
            <text:p>0.000501</text:p>
          </table:table-cell>
          <table:table-cell office:value-type="string" calcext:value-type="string">
            <text:p><text:s text:c="2"/>SHVR</text:p>
          </table:table-cell>
          <table:table-cell office:value-type="float" office:value="232.091928" calcext:value-type="float">
            <text:p>232.091928</text:p>
          </table:table-cell>
          <table:table-cell office:value-type="float" office:value="11.402658" calcext:value-type="float">
            <text:p>11.40265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39" calcext:value-type="float">
            <text:p>3.9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9.369611" calcext:value-type="float">
            <text:p>279.369611</text:p>
          </table:table-cell>
          <table:table-cell office:value-type="float" office:value="11.44025" calcext:value-type="float">
            <text:p>11.4402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3974" calcext:value-type="float">
            <text:p>0.003974</text:p>
          </table:table-cell>
          <table:table-cell office:value-type="string" calcext:value-type="string">
            <text:p><text:s text:c="2"/>SHVR</text:p>
          </table:table-cell>
          <table:table-cell office:value-type="float" office:value="282.075099" calcext:value-type="float">
            <text:p>282.075099</text:p>
          </table:table-cell>
          <table:table-cell office:value-type="float" office:value="11.164139" calcext:value-type="float">
            <text:p>11.164139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324" calcext:value-type="float">
            <text:p>0.000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5.068488" calcext:value-type="float">
            <text:p>235.068488</text:p>
          </table:table-cell>
          <table:table-cell office:value-type="float" office:value="11.370167" calcext:value-type="float">
            <text:p>11.370167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6281" calcext:value-type="float">
            <text:p>0.006281</text:p>
          </table:table-cell>
          <table:table-cell office:value-type="string" calcext:value-type="string">
            <text:p><text:s text:c="2"/>SHVR</text:p>
          </table:table-cell>
          <table:table-cell office:value-type="float" office:value="227.174973" calcext:value-type="float">
            <text:p>227.174973</text:p>
          </table:table-cell>
          <table:table-cell office:value-type="float" office:value="11.194735" calcext:value-type="float">
            <text:p>11.19473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75" calcext:value-type="float">
            <text:p>0.000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4.605862" calcext:value-type="float">
            <text:p>234.605862</text:p>
          </table:table-cell>
          <table:table-cell office:value-type="float" office:value="11.186" calcext:value-type="float">
            <text:p>11.186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6452" calcext:value-type="float">
            <text:p>0.006452</text:p>
          </table:table-cell>
          <table:table-cell office:value-type="string" calcext:value-type="string">
            <text:p><text:s text:c="2"/>SHVR</text:p>
          </table:table-cell>
          <table:table-cell office:value-type="float" office:value="226.530597" calcext:value-type="float">
            <text:p>226.530597</text:p>
          </table:table-cell>
          <table:table-cell office:value-type="float" office:value="11.077125" calcext:value-type="float">
            <text:p>11.07712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501" calcext:value-type="float">
            <text:p>0.000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6.085469" calcext:value-type="float">
            <text:p>216.085469</text:p>
          </table:table-cell>
          <table:table-cell office:value-type="float" office:value="11.1467" calcext:value-type="float">
            <text:p>11.146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7297" calcext:value-type="float">
            <text:p>0.007297</text:p>
          </table:table-cell>
          <table:table-cell office:value-type="string" calcext:value-type="string">
            <text:p><text:s text:c="2"/>SHVR</text:p>
          </table:table-cell>
          <table:table-cell office:value-type="float" office:value="206.745744" calcext:value-type="float">
            <text:p>206.745744</text:p>
          </table:table-cell>
          <table:table-cell office:value-type="float" office:value="11.0801" calcext:value-type="float">
            <text:p>11.080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8.070172" calcext:value-type="float">
            <text:p>268.070172</text:p>
          </table:table-cell>
          <table:table-cell office:value-type="float" office:value="11.097667" calcext:value-type="float">
            <text:p>11.097667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10717" calcext:value-type="float">
            <text:p>0.010717</text:p>
          </table:table-cell>
          <table:table-cell office:value-type="string" calcext:value-type="string">
            <text:p><text:s text:c="2"/>SHVR</text:p>
          </table:table-cell>
          <table:table-cell office:value-type="float" office:value="252.10164" calcext:value-type="float">
            <text:p>252.10164</text:p>
          </table:table-cell>
          <table:table-cell office:value-type="float" office:value="10.971786" calcext:value-type="float">
            <text:p>10.97178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501" calcext:value-type="float">
            <text:p>0.000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1.900195" calcext:value-type="float">
            <text:p>241.900195</text:p>
          </table:table-cell>
          <table:table-cell office:value-type="float" office:value="11.2235" calcext:value-type="float">
            <text:p>11.223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8979" calcext:value-type="float">
            <text:p>0.008979</text:p>
          </table:table-cell>
          <table:table-cell office:value-type="string" calcext:value-type="string">
            <text:p><text:s text:c="2"/>SHVR</text:p>
          </table:table-cell>
          <table:table-cell office:value-type="float" office:value="224.098972" calcext:value-type="float">
            <text:p>224.098972</text:p>
          </table:table-cell>
          <table:table-cell office:value-type="float" office:value="10.797346" calcext:value-type="float">
            <text:p>10.79734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87" calcext:value-type="float">
            <text:p>0.000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7.879667" calcext:value-type="float">
            <text:p>277.879667</text:p>
          </table:table-cell>
          <table:table-cell office:value-type="float" office:value="11.039438" calcext:value-type="float">
            <text:p>11.039438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10897" calcext:value-type="float">
            <text:p>0.010897</text:p>
          </table:table-cell>
          <table:table-cell office:value-type="string" calcext:value-type="string">
            <text:p><text:s text:c="2"/>SHVR</text:p>
          </table:table-cell>
          <table:table-cell office:value-type="float" office:value="264.884222" calcext:value-type="float">
            <text:p>264.884222</text:p>
          </table:table-cell>
          <table:table-cell office:value-type="float" office:value="10.791708" calcext:value-type="float">
            <text:p>10.79170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62" calcext:value-type="float">
            <text:p>0.000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2.466919" calcext:value-type="float">
            <text:p>252.466919</text:p>
          </table:table-cell>
          <table:table-cell office:value-type="float" office:value="10.923889" calcext:value-type="float">
            <text:p>10.923889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11492" calcext:value-type="float">
            <text:p>0.011492</text:p>
          </table:table-cell>
          <table:table-cell office:value-type="string" calcext:value-type="string">
            <text:p><text:s text:c="2"/>SHVR</text:p>
          </table:table-cell>
          <table:table-cell office:value-type="float" office:value="239.79593" calcext:value-type="float">
            <text:p>239.79593</text:p>
          </table:table-cell>
          <table:table-cell office:value-type="float" office:value="10.843091" calcext:value-type="float">
            <text:p>10.84309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52" calcext:value-type="float">
            <text:p>0.000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7.178177" calcext:value-type="float">
            <text:p>247.178177</text:p>
          </table:table-cell>
          <table:table-cell office:value-type="float" office:value="10.876" calcext:value-type="float">
            <text:p>10.876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11469" calcext:value-type="float">
            <text:p>0.011469</text:p>
          </table:table-cell>
          <table:table-cell office:value-type="string" calcext:value-type="string">
            <text:p><text:s text:c="2"/>SHVR</text:p>
          </table:table-cell>
          <table:table-cell office:value-type="float" office:value="238.107423" calcext:value-type="float">
            <text:p>238.107423</text:p>
          </table:table-cell>
          <table:table-cell office:value-type="float" office:value="10.8104" calcext:value-type="float">
            <text:p>10.8104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33" calcext:value-type="float">
            <text:p>0.000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8.877155" calcext:value-type="float">
            <text:p>278.877155</text:p>
          </table:table-cell>
          <table:table-cell office:value-type="float" office:value="10.929318" calcext:value-type="float">
            <text:p>10.929318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12723" calcext:value-type="float">
            <text:p>0.012723</text:p>
          </table:table-cell>
          <table:table-cell office:value-type="string" calcext:value-type="string">
            <text:p><text:s text:c="2"/>SHVR</text:p>
          </table:table-cell>
          <table:table-cell office:value-type="float" office:value="265.725033" calcext:value-type="float">
            <text:p>265.725033</text:p>
          </table:table-cell>
          <table:table-cell office:value-type="float" office:value="10.662056" calcext:value-type="float">
            <text:p>10.66205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01" calcext:value-type="float">
            <text:p>0.000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1.261698" calcext:value-type="float">
            <text:p>211.261698</text:p>
          </table:table-cell>
          <table:table-cell office:value-type="float" office:value="10.827958" calcext:value-type="float">
            <text:p>10.827958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10685" calcext:value-type="float">
            <text:p>0.010685</text:p>
          </table:table-cell>
          <table:table-cell office:value-type="string" calcext:value-type="string">
            <text:p><text:s text:c="2"/>SHVR</text:p>
          </table:table-cell>
          <table:table-cell office:value-type="float" office:value="198.271454" calcext:value-type="float">
            <text:p>198.271454</text:p>
          </table:table-cell>
          <table:table-cell office:value-type="float" office:value="10.707812" calcext:value-type="float">
            <text:p>10.70781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01" calcext:value-type="float">
            <text:p>0.000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8.711554" calcext:value-type="float">
            <text:p>238.711554</text:p>
          </table:table-cell>
          <table:table-cell office:value-type="float" office:value="10.726692" calcext:value-type="float">
            <text:p>10.726692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11805" calcext:value-type="float">
            <text:p>0.011805</text:p>
          </table:table-cell>
          <table:table-cell office:value-type="string" calcext:value-type="string">
            <text:p><text:s text:c="2"/>SHVR</text:p>
          </table:table-cell>
          <table:table-cell office:value-type="float" office:value="228.336971" calcext:value-type="float">
            <text:p>228.336971</text:p>
          </table:table-cell>
          <table:table-cell office:value-type="float" office:value="10.773286" calcext:value-type="float">
            <text:p>10.77328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372" calcext:value-type="float">
            <text:p>0.000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6.344986" calcext:value-type="float">
            <text:p>236.344986</text:p>
          </table:table-cell>
          <table:table-cell office:value-type="float" office:value="10.774036" calcext:value-type="float">
            <text:p>10.774036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1713" calcext:value-type="float">
            <text:p>0.011713</text:p>
          </table:table-cell>
          <table:table-cell office:value-type="string" calcext:value-type="string">
            <text:p><text:s text:c="2"/>SHVR</text:p>
          </table:table-cell>
          <table:table-cell office:value-type="float" office:value="229.164782" calcext:value-type="float">
            <text:p>229.164782</text:p>
          </table:table-cell>
          <table:table-cell office:value-type="float" office:value="10.658583" calcext:value-type="float">
            <text:p>10.658583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341" calcext:value-type="float">
            <text:p>0.000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0.001932" calcext:value-type="float">
            <text:p>250.001932</text:p>
          </table:table-cell>
          <table:table-cell office:value-type="float" office:value="10.787167" calcext:value-type="float">
            <text:p>10.787167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11468" calcext:value-type="float">
            <text:p>0.011468</text:p>
          </table:table-cell>
          <table:table-cell office:value-type="string" calcext:value-type="string">
            <text:p><text:s text:c="2"/>SHVR</text:p>
          </table:table-cell>
          <table:table-cell office:value-type="float" office:value="231.840505" calcext:value-type="float">
            <text:p>231.840505</text:p>
          </table:table-cell>
          <table:table-cell office:value-type="float" office:value="10.4717" calcext:value-type="float">
            <text:p>10.471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02" calcext:value-type="float">
            <text:p>0.000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4.852818" calcext:value-type="float">
            <text:p>204.852818</text:p>
          </table:table-cell>
          <table:table-cell office:value-type="float" office:value="10.743656" calcext:value-type="float">
            <text:p>10.743656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10458" calcext:value-type="float">
            <text:p>0.010458</text:p>
          </table:table-cell>
          <table:table-cell office:value-type="string" calcext:value-type="string">
            <text:p><text:s text:c="2"/>SHVR</text:p>
          </table:table-cell>
          <table:table-cell office:value-type="float" office:value="192.146977" calcext:value-type="float">
            <text:p>192.146977</text:p>
          </table:table-cell>
          <table:table-cell office:value-type="float" office:value="10.620125" calcext:value-type="float">
            <text:p>10.62012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283" calcext:value-type="float">
            <text:p>0.000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1.907196" calcext:value-type="float">
            <text:p>271.907196</text:p>
          </table:table-cell>
          <table:table-cell office:value-type="float" office:value="10.707265" calcext:value-type="float">
            <text:p>10.70726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1077" calcext:value-type="float">
            <text:p>0.01077</text:p>
          </table:table-cell>
          <table:table-cell office:value-type="string" calcext:value-type="string">
            <text:p><text:s text:c="2"/>SHVR</text:p>
          </table:table-cell>
          <table:table-cell office:value-type="float" office:value="258.212221" calcext:value-type="float">
            <text:p>258.212221</text:p>
          </table:table-cell>
          <table:table-cell office:value-type="float" office:value="10.672833" calcext:value-type="float">
            <text:p>10.67283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241" calcext:value-type="float">
            <text:p>0.000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3.495581" calcext:value-type="float">
            <text:p>193.495581</text:p>
          </table:table-cell>
          <table:table-cell office:value-type="float" office:value="10.720361" calcext:value-type="float">
            <text:p>10.720361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8291" calcext:value-type="float">
            <text:p>0.008291</text:p>
          </table:table-cell>
          <table:table-cell office:value-type="string" calcext:value-type="string">
            <text:p><text:s text:c="2"/>SHVR</text:p>
          </table:table-cell>
          <table:table-cell office:value-type="float" office:value="179.471273" calcext:value-type="float">
            <text:p>179.471273</text:p>
          </table:table-cell>
          <table:table-cell office:value-type="float" office:value="10.67475" calcext:value-type="float">
            <text:p>10.6747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218" calcext:value-type="float">
            <text:p>0.000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4.703904" calcext:value-type="float">
            <text:p>214.703904</text:p>
          </table:table-cell>
          <table:table-cell office:value-type="float" office:value="10.751105" calcext:value-type="float">
            <text:p>10.7511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7801" calcext:value-type="float">
            <text:p>0.007801</text:p>
          </table:table-cell>
          <table:table-cell office:value-type="string" calcext:value-type="string">
            <text:p><text:s text:c="2"/>SHVR</text:p>
          </table:table-cell>
          <table:table-cell office:value-type="float" office:value="199.958817" calcext:value-type="float">
            <text:p>199.958817</text:p>
          </table:table-cell>
          <table:table-cell office:value-type="float" office:value="10.675" calcext:value-type="float">
            <text:p>10.67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198" calcext:value-type="float">
            <text:p>0.000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5.462368" calcext:value-type="float">
            <text:p>165.462368</text:p>
          </table:table-cell>
          <table:table-cell office:value-type="float" office:value="14.235526" calcext:value-type="float">
            <text:p>14.23552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<text:s text:c="2"/>ZIC</text:p>
          </table:table-cell>
          <table:table-cell office:value-type="float" office:value="192.536" calcext:value-type="float">
            <text:p>192.536</text:p>
          </table:table-cell>
          <table:table-cell office:value-type="float" office:value="6.394" calcext:value-type="float">
            <text:p>6.39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2" calcext:value-type="float">
            <text:p>2.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8.413139" calcext:value-type="float">
            <text:p>158.413139</text:p>
          </table:table-cell>
          <table:table-cell office:value-type="float" office:value="14.216361" calcext:value-type="float">
            <text:p>14.21636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54" calcext:value-type="float">
            <text:p>0.000154</text:p>
          </table:table-cell>
          <table:table-cell office:value-type="string" calcext:value-type="string">
            <text:p><text:s text:c="2"/>ZIC</text:p>
          </table:table-cell>
          <table:table-cell office:value-type="float" office:value="166.02075" calcext:value-type="float">
            <text:p>166.02075</text:p>
          </table:table-cell>
          <table:table-cell office:value-type="float" office:value="6.15125" calcext:value-type="float">
            <text:p>6.1512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2" calcext:value-type="float">
            <text:p>2.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7.892235" calcext:value-type="float">
            <text:p>197.892235</text:p>
          </table:table-cell>
          <table:table-cell office:value-type="float" office:value="14.227235" calcext:value-type="float">
            <text:p>14.22723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1207" calcext:value-type="float">
            <text:p>0.001207</text:p>
          </table:table-cell>
          <table:table-cell office:value-type="string" calcext:value-type="string">
            <text:p><text:s text:c="2"/>ZIC</text:p>
          </table:table-cell>
          <table:table-cell office:value-type="float" office:value="223.073167" calcext:value-type="float">
            <text:p>223.073167</text:p>
          </table:table-cell>
          <table:table-cell office:value-type="float" office:value="7.154333" calcext:value-type="float">
            <text:p>7.15433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193" calcext:value-type="float">
            <text:p>0.000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8.227719" calcext:value-type="float">
            <text:p>148.227719</text:p>
          </table:table-cell>
          <table:table-cell office:value-type="float" office:value="14.310594" calcext:value-type="float">
            <text:p>14.31059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1709" calcext:value-type="float">
            <text:p>0.001709</text:p>
          </table:table-cell>
          <table:table-cell office:value-type="string" calcext:value-type="string">
            <text:p><text:s text:c="2"/>ZIC</text:p>
          </table:table-cell>
          <table:table-cell office:value-type="float" office:value="152.4525" calcext:value-type="float">
            <text:p>152.4525</text:p>
          </table:table-cell>
          <table:table-cell office:value-type="float" office:value="5.848875" calcext:value-type="float">
            <text:p>5.84887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228" calcext:value-type="float">
            <text:p>0.000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19.225333" calcext:value-type="float">
            <text:p>219.225333</text:p>
          </table:table-cell>
          <table:table-cell office:value-type="float" office:value="14.2123" calcext:value-type="float">
            <text:p>14.212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79" calcext:value-type="float">
            <text:p>0.00179</text:p>
          </table:table-cell>
          <table:table-cell office:value-type="string" calcext:value-type="string">
            <text:p><text:s text:c="2"/>ZIC</text:p>
          </table:table-cell>
          <table:table-cell office:value-type="float" office:value="242.9251" calcext:value-type="float">
            <text:p>242.9251</text:p>
          </table:table-cell>
          <table:table-cell office:value-type="float" office:value="7.3331" calcext:value-type="float">
            <text:p>7.333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299" calcext:value-type="float">
            <text:p>0.000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1.5795" calcext:value-type="float">
            <text:p>181.5795</text:p>
          </table:table-cell>
          <table:table-cell office:value-type="float" office:value="14.283786" calcext:value-type="float">
            <text:p>14.28378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1933" calcext:value-type="float">
            <text:p>0.001933</text:p>
          </table:table-cell>
          <table:table-cell office:value-type="string" calcext:value-type="string">
            <text:p><text:s text:c="2"/>ZIC</text:p>
          </table:table-cell>
          <table:table-cell office:value-type="float" office:value="187.374083" calcext:value-type="float">
            <text:p>187.374083</text:p>
          </table:table-cell>
          <table:table-cell office:value-type="float" office:value="6.689167" calcext:value-type="float">
            <text:p>6.68916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273" calcext:value-type="float">
            <text:p>0.000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2.962269" calcext:value-type="float">
            <text:p>192.962269</text:p>
          </table:table-cell>
          <table:table-cell office:value-type="float" office:value="14.244808" calcext:value-type="float">
            <text:p>14.24480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2012" calcext:value-type="float">
            <text:p>0.002012</text:p>
          </table:table-cell>
          <table:table-cell office:value-type="string" calcext:value-type="string">
            <text:p><text:s text:c="2"/>ZIC</text:p>
          </table:table-cell>
          <table:table-cell office:value-type="float" office:value="204.432429" calcext:value-type="float">
            <text:p>204.432429</text:p>
          </table:table-cell>
          <table:table-cell office:value-type="float" office:value="6.8945" calcext:value-type="float">
            <text:p>6.894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283" calcext:value-type="float">
            <text:p>0.000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7.192542" calcext:value-type="float">
            <text:p>157.192542</text:p>
          </table:table-cell>
          <table:table-cell office:value-type="float" office:value="14.2875" calcext:value-type="float">
            <text:p>14.287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2206" calcext:value-type="float">
            <text:p>0.002206</text:p>
          </table:table-cell>
          <table:table-cell office:value-type="string" calcext:value-type="string">
            <text:p><text:s text:c="2"/>ZIC</text:p>
          </table:table-cell>
          <table:table-cell office:value-type="float" office:value="157.135625" calcext:value-type="float">
            <text:p>157.135625</text:p>
          </table:table-cell>
          <table:table-cell office:value-type="float" office:value="6.35925" calcext:value-type="float">
            <text:p>6.3592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274" calcext:value-type="float">
            <text:p>0.000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6.216455" calcext:value-type="float">
            <text:p>176.216455</text:p>
          </table:table-cell>
          <table:table-cell office:value-type="float" office:value="14.276545" calcext:value-type="float">
            <text:p>14.27654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2243" calcext:value-type="float">
            <text:p>0.002243</text:p>
          </table:table-cell>
          <table:table-cell office:value-type="string" calcext:value-type="string">
            <text:p><text:s text:c="2"/>ZIC</text:p>
          </table:table-cell>
          <table:table-cell office:value-type="float" office:value="187.288944" calcext:value-type="float">
            <text:p>187.288944</text:p>
          </table:table-cell>
          <table:table-cell office:value-type="float" office:value="6.455111" calcext:value-type="float">
            <text:p>6.45511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297" calcext:value-type="float">
            <text:p>0.000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6.42805" calcext:value-type="float">
            <text:p>176.42805</text:p>
          </table:table-cell>
          <table:table-cell office:value-type="float" office:value="14.22905" calcext:value-type="float">
            <text:p>14.229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2328" calcext:value-type="float">
            <text:p>0.002328</text:p>
          </table:table-cell>
          <table:table-cell office:value-type="string" calcext:value-type="string">
            <text:p><text:s text:c="2"/>ZIC</text:p>
          </table:table-cell>
          <table:table-cell office:value-type="float" office:value="182.7999" calcext:value-type="float">
            <text:p>182.7999</text:p>
          </table:table-cell>
          <table:table-cell office:value-type="float" office:value="6.55305" calcext:value-type="float">
            <text:p>6.553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297" calcext:value-type="float">
            <text:p>0.000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2.170722" calcext:value-type="float">
            <text:p>182.170722</text:p>
          </table:table-cell>
          <table:table-cell office:value-type="float" office:value="14.275556" calcext:value-type="float">
            <text:p>14.27555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 text:c="2"/>ZIC</text:p>
          </table:table-cell>
          <table:table-cell office:value-type="float" office:value="188.997273" calcext:value-type="float">
            <text:p>188.997273</text:p>
          </table:table-cell>
          <table:table-cell office:value-type="float" office:value="6.430727" calcext:value-type="float">
            <text:p>6.43072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314" calcext:value-type="float">
            <text:p>0.000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3.392937" calcext:value-type="float">
            <text:p>143.392937</text:p>
          </table:table-cell>
          <table:table-cell office:value-type="float" office:value="14.441187" calcext:value-type="float">
            <text:p>14.44118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2642" calcext:value-type="float">
            <text:p>0.002642</text:p>
          </table:table-cell>
          <table:table-cell office:value-type="string" calcext:value-type="string">
            <text:p><text:s text:c="2"/>ZIC</text:p>
          </table:table-cell>
          <table:table-cell office:value-type="float" office:value="135.478542" calcext:value-type="float">
            <text:p>135.478542</text:p>
          </table:table-cell>
          <table:table-cell office:value-type="float" office:value="5.838125" calcext:value-type="float">
            <text:p>5.83812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7.531286" calcext:value-type="float">
            <text:p>147.531286</text:p>
          </table:table-cell>
          <table:table-cell office:value-type="float" office:value="14.463286" calcext:value-type="float">
            <text:p>14.46328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2722" calcext:value-type="float">
            <text:p>0.002722</text:p>
          </table:table-cell>
          <table:table-cell office:value-type="string" calcext:value-type="string">
            <text:p><text:s text:c="2"/>ZIC</text:p>
          </table:table-cell>
          <table:table-cell office:value-type="float" office:value="142.2295" calcext:value-type="float">
            <text:p>142.2295</text:p>
          </table:table-cell>
          <table:table-cell office:value-type="float" office:value="5.905077" calcext:value-type="float">
            <text:p>5.90507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05" calcext:value-type="float">
            <text:p>0.000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1.011417" calcext:value-type="float">
            <text:p>151.011417</text:p>
          </table:table-cell>
          <table:table-cell office:value-type="float" office:value="14.31575" calcext:value-type="float">
            <text:p>14.3157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2822" calcext:value-type="float">
            <text:p>0.002822</text:p>
          </table:table-cell>
          <table:table-cell office:value-type="string" calcext:value-type="string">
            <text:p><text:s text:c="2"/>ZIC</text:p>
          </table:table-cell>
          <table:table-cell office:value-type="float" office:value="149.549036" calcext:value-type="float">
            <text:p>149.549036</text:p>
          </table:table-cell>
          <table:table-cell office:value-type="float" office:value="6.087036" calcext:value-type="float">
            <text:p>6.08703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14" calcext:value-type="float">
            <text:p>0.000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8.1858" calcext:value-type="float">
            <text:p>168.1858</text:p>
          </table:table-cell>
          <table:table-cell office:value-type="float" office:value="14.381" calcext:value-type="float">
            <text:p>14.38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2869" calcext:value-type="float">
            <text:p>0.002869</text:p>
          </table:table-cell>
          <table:table-cell office:value-type="string" calcext:value-type="string">
            <text:p><text:s text:c="2"/>ZIC</text:p>
          </table:table-cell>
          <table:table-cell office:value-type="float" office:value="161.5467" calcext:value-type="float">
            <text:p>161.5467</text:p>
          </table:table-cell>
          <table:table-cell office:value-type="float" office:value="6.410333" calcext:value-type="float">
            <text:p>6.41033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326" calcext:value-type="float">
            <text:p>0.000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4.942125" calcext:value-type="float">
            <text:p>184.942125</text:p>
          </table:table-cell>
          <table:table-cell office:value-type="float" office:value="14.315375" calcext:value-type="float">
            <text:p>14.31537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2858" calcext:value-type="float">
            <text:p>0.002858</text:p>
          </table:table-cell>
          <table:table-cell office:value-type="string" calcext:value-type="string">
            <text:p><text:s text:c="2"/>ZIC</text:p>
          </table:table-cell>
          <table:table-cell office:value-type="float" office:value="192.278844" calcext:value-type="float">
            <text:p>192.278844</text:p>
          </table:table-cell>
          <table:table-cell office:value-type="float" office:value="6.560094" calcext:value-type="float">
            <text:p>6.56009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345" calcext:value-type="float">
            <text:p>0.000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3.481333" calcext:value-type="float">
            <text:p>203.481333</text:p>
          </table:table-cell>
          <table:table-cell office:value-type="float" office:value="14.458167" calcext:value-type="float">
            <text:p>14.45816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3002" calcext:value-type="float">
            <text:p>0.003002</text:p>
          </table:table-cell>
          <table:table-cell office:value-type="string" calcext:value-type="string">
            <text:p><text:s text:c="2"/>ZIC</text:p>
          </table:table-cell>
          <table:table-cell office:value-type="float" office:value="213.495706" calcext:value-type="float">
            <text:p>213.495706</text:p>
          </table:table-cell>
          <table:table-cell office:value-type="float" office:value="6.702441" calcext:value-type="float">
            <text:p>6.70244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356" calcext:value-type="float">
            <text:p>0.000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4.742" calcext:value-type="float">
            <text:p>194.742</text:p>
          </table:table-cell>
          <table:table-cell office:value-type="float" office:value="14.103" calcext:value-type="float">
            <text:p>14.10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3008" calcext:value-type="float">
            <text:p>0.003008</text:p>
          </table:table-cell>
          <table:table-cell office:value-type="string" calcext:value-type="string">
            <text:p><text:s text:c="2"/>ZIC</text:p>
          </table:table-cell>
          <table:table-cell office:value-type="float" office:value="204.396389" calcext:value-type="float">
            <text:p>204.396389</text:p>
          </table:table-cell>
          <table:table-cell office:value-type="float" office:value="6.716389" calcext:value-type="float">
            <text:p>6.71638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362" calcext:value-type="float">
            <text:p>0.000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6.8325" calcext:value-type="float">
            <text:p>186.8325</text:p>
          </table:table-cell>
          <table:table-cell office:value-type="float" office:value="14.0725" calcext:value-type="float">
            <text:p>14.072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2812" calcext:value-type="float">
            <text:p>0.002812</text:p>
          </table:table-cell>
          <table:table-cell office:value-type="string" calcext:value-type="string">
            <text:p><text:s text:c="2"/>ZIC</text:p>
          </table:table-cell>
          <table:table-cell office:value-type="float" office:value="208.941816" calcext:value-type="float">
            <text:p>208.941816</text:p>
          </table:table-cell>
          <table:table-cell office:value-type="float" office:value="6.958026" calcext:value-type="float">
            <text:p>6.958026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365" calcext:value-type="float">
            <text:p>0.000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8.893789" calcext:value-type="float">
            <text:p>158.893789</text:p>
          </table:table-cell>
          <table:table-cell office:value-type="float" office:value="13.832868" calcext:value-type="float">
            <text:p>13.83286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37" calcext:value-type="float">
            <text:p>0.000137</text:p>
          </table:table-cell>
          <table:table-cell office:value-type="string" calcext:value-type="string">
            <text:p><text:s text:c="2"/>ZIP</text:p>
          </table:table-cell>
          <table:table-cell office:value-type="float" office:value="280.516" calcext:value-type="float">
            <text:p>280.516</text:p>
          </table:table-cell>
          <table:table-cell office:value-type="float" office:value="10.3095" calcext:value-type="float">
            <text:p>10.309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94" calcext:value-type="float">
            <text:p>9.4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2.141333" calcext:value-type="float">
            <text:p>202.141333</text:p>
          </table:table-cell>
          <table:table-cell office:value-type="float" office:value="13.535083" calcext:value-type="float">
            <text:p>13.53508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49" calcext:value-type="float">
            <text:p>0.000149</text:p>
          </table:table-cell>
          <table:table-cell office:value-type="string" calcext:value-type="string">
            <text:p><text:s text:c="2"/>ZIP</text:p>
          </table:table-cell>
          <table:table-cell office:value-type="float" office:value="338.9965" calcext:value-type="float">
            <text:p>338.9965</text:p>
          </table:table-cell>
          <table:table-cell office:value-type="float" office:value="10.04125" calcext:value-type="float">
            <text:p>10.041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88" calcext:value-type="float">
            <text:p>8.8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9.167471" calcext:value-type="float">
            <text:p>169.167471</text:p>
          </table:table-cell>
          <table:table-cell office:value-type="float" office:value="13.267471" calcext:value-type="float">
            <text:p>13.26747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436" calcext:value-type="float">
            <text:p>0.001436</text:p>
          </table:table-cell>
          <table:table-cell office:value-type="string" calcext:value-type="string">
            <text:p><text:s text:c="2"/>ZIP</text:p>
          </table:table-cell>
          <table:table-cell office:value-type="float" office:value="264.994" calcext:value-type="float">
            <text:p>264.994</text:p>
          </table:table-cell>
          <table:table-cell office:value-type="float" office:value="9.295333" calcext:value-type="float">
            <text:p>9.29533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723" calcext:value-type="float">
            <text:p>0.000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7.926938" calcext:value-type="float">
            <text:p>227.926938</text:p>
          </table:table-cell>
          <table:table-cell office:value-type="float" office:value="12.910906" calcext:value-type="float">
            <text:p>12.91090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635" calcext:value-type="float">
            <text:p>0.001635</text:p>
          </table:table-cell>
          <table:table-cell office:value-type="string" calcext:value-type="string">
            <text:p><text:s text:c="2"/>ZIP</text:p>
          </table:table-cell>
          <table:table-cell office:value-type="float" office:value="341.884" calcext:value-type="float">
            <text:p>341.884</text:p>
          </table:table-cell>
          <table:table-cell office:value-type="float" office:value="9.038625" calcext:value-type="float">
            <text:p>9.03862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814" calcext:value-type="float">
            <text:p>0.000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7.466567" calcext:value-type="float">
            <text:p>207.466567</text:p>
          </table:table-cell>
          <table:table-cell office:value-type="float" office:value="12.6616" calcext:value-type="float">
            <text:p>12.661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176" calcext:value-type="float">
            <text:p>0.00176</text:p>
          </table:table-cell>
          <table:table-cell office:value-type="string" calcext:value-type="string">
            <text:p><text:s text:c="2"/>ZIP</text:p>
          </table:table-cell>
          <table:table-cell office:value-type="float" office:value="286.5437" calcext:value-type="float">
            <text:p>286.5437</text:p>
          </table:table-cell>
          <table:table-cell office:value-type="float" office:value="8.4316" calcext:value-type="float">
            <text:p>8.431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774" calcext:value-type="float">
            <text:p>0.000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7.867571" calcext:value-type="float">
            <text:p>157.867571</text:p>
          </table:table-cell>
          <table:table-cell office:value-type="float" office:value="12.2845" calcext:value-type="float">
            <text:p>12.284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889" calcext:value-type="float">
            <text:p>0.001889</text:p>
          </table:table-cell>
          <table:table-cell office:value-type="string" calcext:value-type="string">
            <text:p><text:s text:c="2"/>ZIP</text:p>
          </table:table-cell>
          <table:table-cell office:value-type="float" office:value="206.877833" calcext:value-type="float">
            <text:p>206.877833</text:p>
          </table:table-cell>
          <table:table-cell office:value-type="float" office:value="7.818333" calcext:value-type="float">
            <text:p>7.81833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771" calcext:value-type="float">
            <text:p>0.000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7.838577" calcext:value-type="float">
            <text:p>207.838577</text:p>
          </table:table-cell>
          <table:table-cell office:value-type="float" office:value="11.921" calcext:value-type="float">
            <text:p>11.92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1991" calcext:value-type="float">
            <text:p>0.001991</text:p>
          </table:table-cell>
          <table:table-cell office:value-type="string" calcext:value-type="string">
            <text:p><text:s text:c="2"/>ZIP</text:p>
          </table:table-cell>
          <table:table-cell office:value-type="float" office:value="250.970143" calcext:value-type="float">
            <text:p>250.970143</text:p>
          </table:table-cell>
          <table:table-cell office:value-type="float" office:value="7.503714" calcext:value-type="float">
            <text:p>7.503714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787" calcext:value-type="float">
            <text:p>0.000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4.158" calcext:value-type="float">
            <text:p>164.158</text:p>
          </table:table-cell>
          <table:table-cell office:value-type="float" office:value="11.734833" calcext:value-type="float">
            <text:p>11.73483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2109" calcext:value-type="float">
            <text:p>0.002109</text:p>
          </table:table-cell>
          <table:table-cell office:value-type="string" calcext:value-type="string">
            <text:p><text:s text:c="2"/>ZIP</text:p>
          </table:table-cell>
          <table:table-cell office:value-type="float" office:value="176.16575" calcext:value-type="float">
            <text:p>176.16575</text:p>
          </table:table-cell>
          <table:table-cell office:value-type="float" office:value="6.79225" calcext:value-type="float">
            <text:p>6.7922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758" calcext:value-type="float">
            <text:p>0.000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2.7515" calcext:value-type="float">
            <text:p>172.7515</text:p>
          </table:table-cell>
          <table:table-cell office:value-type="float" office:value="11.405682" calcext:value-type="float">
            <text:p>11.405682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2253" calcext:value-type="float">
            <text:p>0.002253</text:p>
          </table:table-cell>
          <table:table-cell office:value-type="string" calcext:value-type="string">
            <text:p><text:s text:c="2"/>ZIP</text:p>
          </table:table-cell>
          <table:table-cell office:value-type="float" office:value="172.575667" calcext:value-type="float">
            <text:p>172.575667</text:p>
          </table:table-cell>
          <table:table-cell office:value-type="float" office:value="6.283833" calcext:value-type="float">
            <text:p>6.28383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765" calcext:value-type="float">
            <text:p>0.000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5.2866" calcext:value-type="float">
            <text:p>165.2866</text:p>
          </table:table-cell>
          <table:table-cell office:value-type="float" office:value="11.28315" calcext:value-type="float">
            <text:p>11.2831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2384" calcext:value-type="float">
            <text:p>0.002384</text:p>
          </table:table-cell>
          <table:table-cell office:value-type="string" calcext:value-type="string">
            <text:p><text:s text:c="2"/>ZIP</text:p>
          </table:table-cell>
          <table:table-cell office:value-type="float" office:value="144.98715" calcext:value-type="float">
            <text:p>144.98715</text:p>
          </table:table-cell>
          <table:table-cell office:value-type="float" office:value="5.70095" calcext:value-type="float">
            <text:p>5.7009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754" calcext:value-type="float">
            <text:p>0.000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5.583222" calcext:value-type="float">
            <text:p>165.583222</text:p>
          </table:table-cell>
          <table:table-cell office:value-type="float" office:value="11.078778" calcext:value-type="float">
            <text:p>11.07877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2542" calcext:value-type="float">
            <text:p>0.002542</text:p>
          </table:table-cell>
          <table:table-cell office:value-type="string" calcext:value-type="string">
            <text:p><text:s text:c="2"/>ZIP</text:p>
          </table:table-cell>
          <table:table-cell office:value-type="float" office:value="128.788227" calcext:value-type="float">
            <text:p>128.788227</text:p>
          </table:table-cell>
          <table:table-cell office:value-type="float" office:value="5.151909" calcext:value-type="float">
            <text:p>5.15190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747" calcext:value-type="float">
            <text:p>0.000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5.03475" calcext:value-type="float">
            <text:p>225.03475</text:p>
          </table:table-cell>
          <table:table-cell office:value-type="float" office:value="10.759438" calcext:value-type="float">
            <text:p>10.75943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2692" calcext:value-type="float">
            <text:p>0.002692</text:p>
          </table:table-cell>
          <table:table-cell office:value-type="string" calcext:value-type="string">
            <text:p><text:s text:c="2"/>ZIP</text:p>
          </table:table-cell>
          <table:table-cell office:value-type="float" office:value="157.641292" calcext:value-type="float">
            <text:p>157.641292</text:p>
          </table:table-cell>
          <table:table-cell office:value-type="float" office:value="4.756625" calcext:value-type="float">
            <text:p>4.75662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774" calcext:value-type="float">
            <text:p>0.000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1.401286" calcext:value-type="float">
            <text:p>161.401286</text:p>
          </table:table-cell>
          <table:table-cell office:value-type="float" office:value="10.634643" calcext:value-type="float">
            <text:p>10.63464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2784" calcext:value-type="float">
            <text:p>0.002784</text:p>
          </table:table-cell>
          <table:table-cell office:value-type="string" calcext:value-type="string">
            <text:p><text:s text:c="2"/>ZIP</text:p>
          </table:table-cell>
          <table:table-cell office:value-type="float" office:value="99.347692" calcext:value-type="float">
            <text:p>99.347692</text:p>
          </table:table-cell>
          <table:table-cell office:value-type="float" office:value="4.203038" calcext:value-type="float">
            <text:p>4.20303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756" calcext:value-type="float">
            <text:p>0.000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50.341083" calcext:value-type="float">
            <text:p>250.341083</text:p>
          </table:table-cell>
          <table:table-cell office:value-type="float" office:value="10.362583" calcext:value-type="float">
            <text:p>10.36258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2876" calcext:value-type="float">
            <text:p>0.002876</text:p>
          </table:table-cell>
          <table:table-cell office:value-type="string" calcext:value-type="string">
            <text:p><text:s text:c="2"/>ZIP</text:p>
          </table:table-cell>
          <table:table-cell office:value-type="float" office:value="135.748321" calcext:value-type="float">
            <text:p>135.748321</text:p>
          </table:table-cell>
          <table:table-cell office:value-type="float" office:value="3.899607" calcext:value-type="float">
            <text:p>3.89960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763" calcext:value-type="float">
            <text:p>0.000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2.7581" calcext:value-type="float">
            <text:p>152.7581</text:p>
          </table:table-cell>
          <table:table-cell office:value-type="float" office:value="10.2633" calcext:value-type="float">
            <text:p>10.263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 text:c="2"/>ZIP</text:p>
          </table:table-cell>
          <table:table-cell office:value-type="float" office:value="72.752333" calcext:value-type="float">
            <text:p>72.752333</text:p>
          </table:table-cell>
          <table:table-cell office:value-type="float" office:value="3.3587" calcext:value-type="float">
            <text:p>3.358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765" calcext:value-type="float">
            <text:p>0.000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5.588125" calcext:value-type="float">
            <text:p>175.588125</text:p>
          </table:table-cell>
          <table:table-cell office:value-type="float" office:value="10.145125" calcext:value-type="float">
            <text:p>10.14512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3181" calcext:value-type="float">
            <text:p>0.003181</text:p>
          </table:table-cell>
          <table:table-cell office:value-type="string" calcext:value-type="string">
            <text:p><text:s text:c="2"/>ZIP</text:p>
          </table:table-cell>
          <table:table-cell office:value-type="float" office:value="72.148031" calcext:value-type="float">
            <text:p>72.148031</text:p>
          </table:table-cell>
          <table:table-cell office:value-type="float" office:value="3.001656" calcext:value-type="float">
            <text:p>3.00165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778" calcext:value-type="float">
            <text:p>0.000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5.209" calcext:value-type="float">
            <text:p>205.209</text:p>
          </table:table-cell>
          <table:table-cell office:value-type="float" office:value="9.939167" calcext:value-type="float">
            <text:p>9.93916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3314" calcext:value-type="float">
            <text:p>0.003314</text:p>
          </table:table-cell>
          <table:table-cell office:value-type="string" calcext:value-type="string">
            <text:p><text:s text:c="2"/>ZIP</text:p>
          </table:table-cell>
          <table:table-cell office:value-type="float" office:value="77.635824" calcext:value-type="float">
            <text:p>77.635824</text:p>
          </table:table-cell>
          <table:table-cell office:value-type="float" office:value="2.8105" calcext:value-type="float">
            <text:p>2.81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789" calcext:value-type="float">
            <text:p>0.000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42.63625" calcext:value-type="float">
            <text:p>242.63625</text:p>
          </table:table-cell>
          <table:table-cell office:value-type="float" office:value="9.69225" calcext:value-type="float">
            <text:p>9.6922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3535" calcext:value-type="float">
            <text:p>0.003535</text:p>
          </table:table-cell>
          <table:table-cell office:value-type="string" calcext:value-type="string">
            <text:p><text:s text:c="2"/>ZIP</text:p>
          </table:table-cell>
          <table:table-cell office:value-type="float" office:value="85.609472" calcext:value-type="float">
            <text:p>85.609472</text:p>
          </table:table-cell>
          <table:table-cell office:value-type="float" office:value="2.596806" calcext:value-type="float">
            <text:p>2.59680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809" calcext:value-type="float">
            <text:p>0.000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8.138" calcext:value-type="float">
            <text:p>228.138</text:p>
          </table:table-cell>
          <table:table-cell office:value-type="float" office:value="9.548" calcext:value-type="float">
            <text:p>9.54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3973" calcext:value-type="float">
            <text:p>0.003973</text:p>
          </table:table-cell>
          <table:table-cell office:value-type="string" calcext:value-type="string">
            <text:p><text:s text:c="2"/>ZIP</text:p>
          </table:table-cell>
          <table:table-cell office:value-type="float" office:value="66.823658" calcext:value-type="float">
            <text:p>66.823658</text:p>
          </table:table-cell>
          <table:table-cell office:value-type="float" office:value="2.138842" calcext:value-type="float">
            <text:p>2.13884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822" calcext:value-type="float">
            <text:p>0.000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40.29225" calcext:value-type="float">
            <text:p>340.29225</text:p>
          </table:table-cell>
          <table:table-cell office:value-type="float" office:value="8.929" calcext:value-type="float">
            <text:p>8.92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085" calcext:value-type="float">
            <text:p>8.5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75.623829" calcext:value-type="float">
            <text:p>175.623829</text:p>
          </table:table-cell>
          <table:table-cell office:value-type="float" office:value="13.827895" calcext:value-type="float">
            <text:p>13.82789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4" calcext:value-type="float">
            <text:p>0.00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75.2116" calcext:value-type="float">
            <text:p>275.2116</text:p>
          </table:table-cell>
          <table:table-cell office:value-type="float" office:value="8.07325" calcext:value-type="float">
            <text:p>8.07325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0065" calcext:value-type="float">
            <text:p>6.5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51.891517" calcext:value-type="float">
            <text:p>151.891517</text:p>
          </table:table-cell>
          <table:table-cell office:value-type="float" office:value="13.516417" calcext:value-type="float">
            <text:p>13.51641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55" calcext:value-type="float">
            <text:p>0.000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91.611183" calcext:value-type="float">
            <text:p>291.611183</text:p>
          </table:table-cell>
          <table:table-cell office:value-type="float" office:value="7.672833" calcext:value-type="float">
            <text:p>7.672833</text:p>
          </table:table-cell>
          <table:table-cell office:value-type="float" office:value="0.005687" calcext:value-type="float">
            <text:p>0.005687</text:p>
          </table:table-cell>
          <table:table-cell office:value-type="float" office:value="0.000688" calcext:value-type="float">
            <text:p>0.000688</text:p>
          </table:table-cell>
          <table:table-cell office:value-type="string" calcext:value-type="string">
            <text:p><text:s text:c="2"/>GVWY</text:p>
          </table:table-cell>
          <table:table-cell office:value-type="float" office:value="172.127615" calcext:value-type="float">
            <text:p>172.127615</text:p>
          </table:table-cell>
          <table:table-cell office:value-type="float" office:value="13.304206" calcext:value-type="float">
            <text:p>13.30420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574" calcext:value-type="float">
            <text:p>0.001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45.61705" calcext:value-type="float">
            <text:p>245.61705</text:p>
          </table:table-cell>
          <table:table-cell office:value-type="float" office:value="7.35425" calcext:value-type="float">
            <text:p>7.35425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0.000668" calcext:value-type="float">
            <text:p>0.000668</text:p>
          </table:table-cell>
          <table:table-cell office:value-type="string" calcext:value-type="string">
            <text:p><text:s text:c="2"/>GVWY</text:p>
          </table:table-cell>
          <table:table-cell office:value-type="float" office:value="147.4303" calcext:value-type="float">
            <text:p>147.4303</text:p>
          </table:table-cell>
          <table:table-cell office:value-type="float" office:value="12.93275" calcext:value-type="float">
            <text:p>12.9327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1702" calcext:value-type="float">
            <text:p>0.001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3.19695" calcext:value-type="float">
            <text:p>213.19695</text:p>
          </table:table-cell>
          <table:table-cell office:value-type="float" office:value="6.8866" calcext:value-type="float">
            <text:p>6.8866</text:p>
          </table:table-cell>
          <table:table-cell office:value-type="float" office:value="0.004915" calcext:value-type="float">
            <text:p>0.004915</text:p>
          </table:table-cell>
          <table:table-cell office:value-type="float" office:value="0.000665" calcext:value-type="float">
            <text:p>0.000665</text:p>
          </table:table-cell>
          <table:table-cell office:value-type="string" calcext:value-type="string">
            <text:p><text:s text:c="2"/>GVWY</text:p>
          </table:table-cell>
          <table:table-cell office:value-type="float" office:value="139.248083" calcext:value-type="float">
            <text:p>139.248083</text:p>
          </table:table-cell>
          <table:table-cell office:value-type="float" office:value="12.714933" calcext:value-type="float">
            <text:p>12.71493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823" calcext:value-type="float">
            <text:p>0.001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7.189267" calcext:value-type="float">
            <text:p>267.189267</text:p>
          </table:table-cell>
          <table:table-cell office:value-type="float" office:value="6.816417" calcext:value-type="float">
            <text:p>6.816417</text:p>
          </table:table-cell>
          <table:table-cell office:value-type="float" office:value="0.005103" calcext:value-type="float">
            <text:p>0.005103</text:p>
          </table:table-cell>
          <table:table-cell office:value-type="float" office:value="0.000786" calcext:value-type="float">
            <text:p>0.000786</text:p>
          </table:table-cell>
          <table:table-cell office:value-type="string" calcext:value-type="string">
            <text:p><text:s text:c="2"/>GVWY</text:p>
          </table:table-cell>
          <table:table-cell office:value-type="float" office:value="185.488421" calcext:value-type="float">
            <text:p>185.488421</text:p>
          </table:table-cell>
          <table:table-cell office:value-type="float" office:value="12.467321" calcext:value-type="float">
            <text:p>12.46732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1973" calcext:value-type="float">
            <text:p>0.001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0.145507" calcext:value-type="float">
            <text:p>230.145507</text:p>
          </table:table-cell>
          <table:table-cell office:value-type="float" office:value="6.526357" calcext:value-type="float">
            <text:p>6.526357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.000503" calcext:value-type="float">
            <text:p>0.000503</text:p>
          </table:table-cell>
          <table:table-cell office:value-type="string" calcext:value-type="string">
            <text:p><text:s text:c="2"/>GVWY</text:p>
          </table:table-cell>
          <table:table-cell office:value-type="float" office:value="167.488304" calcext:value-type="float">
            <text:p>167.488304</text:p>
          </table:table-cell>
          <table:table-cell office:value-type="float" office:value="12.260269" calcext:value-type="float">
            <text:p>12.260269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1089" calcext:value-type="float">
            <text:p>0.001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5.523353" calcext:value-type="float">
            <text:p>155.523353</text:p>
          </table:table-cell>
          <table:table-cell office:value-type="float" office:value="5.998563" calcext:value-type="float">
            <text:p>5.998563</text:p>
          </table:table-cell>
          <table:table-cell office:value-type="float" office:value="0.005177" calcext:value-type="float">
            <text:p>0.005177</text:p>
          </table:table-cell>
          <table:table-cell office:value-type="float" office:value="0.000736" calcext:value-type="float">
            <text:p>0.000736</text:p>
          </table:table-cell>
          <table:table-cell office:value-type="string" calcext:value-type="string">
            <text:p><text:s text:c="2"/>GVWY</text:p>
          </table:table-cell>
          <table:table-cell office:value-type="float" office:value="119.677181" calcext:value-type="float">
            <text:p>119.677181</text:p>
          </table:table-cell>
          <table:table-cell office:value-type="float" office:value="11.856875" calcext:value-type="float">
            <text:p>11.85687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2223" calcext:value-type="float">
            <text:p>0.002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42.248406" calcext:value-type="float">
            <text:p>242.248406</text:p>
          </table:table-cell>
          <table:table-cell office:value-type="float" office:value="6.303944" calcext:value-type="float">
            <text:p>6.303944</text:p>
          </table:table-cell>
          <table:table-cell office:value-type="float" office:value="0.004381" calcext:value-type="float">
            <text:p>0.004381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<text:s text:c="2"/>GVWY</text:p>
          </table:table-cell>
          <table:table-cell office:value-type="float" office:value="200.443168" calcext:value-type="float">
            <text:p>200.443168</text:p>
          </table:table-cell>
          <table:table-cell office:value-type="float" office:value="11.8395" calcext:value-type="float">
            <text:p>11.839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2256" calcext:value-type="float">
            <text:p>0.00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2.12555" calcext:value-type="float">
            <text:p>162.12555</text:p>
          </table:table-cell>
          <table:table-cell office:value-type="float" office:value="5.7962" calcext:value-type="float">
            <text:p>5.7962</text:p>
          </table:table-cell>
          <table:table-cell office:value-type="float" office:value="0.004466" calcext:value-type="float">
            <text:p>0.004466</text:p>
          </table:table-cell>
          <table:table-cell office:value-type="float" office:value="0.000953" calcext:value-type="float">
            <text:p>0.000953</text:p>
          </table:table-cell>
          <table:table-cell office:value-type="string" calcext:value-type="string">
            <text:p><text:s text:c="2"/>GVWY</text:p>
          </table:table-cell>
          <table:table-cell office:value-type="float" office:value="141.05295" calcext:value-type="float">
            <text:p>141.05295</text:p>
          </table:table-cell>
          <table:table-cell office:value-type="float" office:value="11.4081" calcext:value-type="float">
            <text:p>11.408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2471" calcext:value-type="float">
            <text:p>0.002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8.477364" calcext:value-type="float">
            <text:p>208.477364</text:p>
          </table:table-cell>
          <table:table-cell office:value-type="float" office:value="5.636273" calcext:value-type="float">
            <text:p>5.63627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0643" calcext:value-type="float">
            <text:p>0.000643</text:p>
          </table:table-cell>
          <table:table-cell office:value-type="string" calcext:value-type="string">
            <text:p><text:s text:c="2"/>GVWY</text:p>
          </table:table-cell>
          <table:table-cell office:value-type="float" office:value="191.397556" calcext:value-type="float">
            <text:p>191.397556</text:p>
          </table:table-cell>
          <table:table-cell office:value-type="float" office:value="11.194222" calcext:value-type="float">
            <text:p>11.19422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816" calcext:value-type="float">
            <text:p>0.001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1.970783" calcext:value-type="float">
            <text:p>151.970783</text:p>
          </table:table-cell>
          <table:table-cell office:value-type="float" office:value="5.306167" calcext:value-type="float">
            <text:p>5.306167</text:p>
          </table:table-cell>
          <table:table-cell office:value-type="float" office:value="0.004532" calcext:value-type="float">
            <text:p>0.004532</text:p>
          </table:table-cell>
          <table:table-cell office:value-type="float" office:value="0.000887" calcext:value-type="float">
            <text:p>0.000887</text:p>
          </table:table-cell>
          <table:table-cell office:value-type="string" calcext:value-type="string">
            <text:p><text:s text:c="2"/>GVWY</text:p>
          </table:table-cell>
          <table:table-cell office:value-type="float" office:value="149.155137" calcext:value-type="float">
            <text:p>149.155137</text:p>
          </table:table-cell>
          <table:table-cell office:value-type="float" office:value="10.8935" calcext:value-type="float">
            <text:p>10.893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2708" calcext:value-type="float">
            <text:p>0.002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6.439029" calcext:value-type="float">
            <text:p>186.439029</text:p>
          </table:table-cell>
          <table:table-cell office:value-type="float" office:value="5.269923" calcext:value-type="float">
            <text:p>5.269923</text:p>
          </table:table-cell>
          <table:table-cell office:value-type="float" office:value="0.005416" calcext:value-type="float">
            <text:p>0.005416</text:p>
          </table:table-cell>
          <table:table-cell office:value-type="float" office:value="0.000925" calcext:value-type="float">
            <text:p>0.000925</text:p>
          </table:table-cell>
          <table:table-cell office:value-type="string" calcext:value-type="string">
            <text:p><text:s text:c="2"/>GVWY</text:p>
          </table:table-cell>
          <table:table-cell office:value-type="float" office:value="194.294661" calcext:value-type="float">
            <text:p>194.294661</text:p>
          </table:table-cell>
          <table:table-cell office:value-type="float" office:value="10.764714" calcext:value-type="float">
            <text:p>10.76471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2809" calcext:value-type="float">
            <text:p>0.002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0.8937" calcext:value-type="float">
            <text:p>170.8937</text:p>
          </table:table-cell>
          <table:table-cell office:value-type="float" office:value="5.1305" calcext:value-type="float">
            <text:p>5.1305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0878" calcext:value-type="float">
            <text:p>0.000878</text:p>
          </table:table-cell>
          <table:table-cell office:value-type="string" calcext:value-type="string">
            <text:p><text:s text:c="2"/>GVWY</text:p>
          </table:table-cell>
          <table:table-cell office:value-type="float" office:value="183.147617" calcext:value-type="float">
            <text:p>183.147617</text:p>
          </table:table-cell>
          <table:table-cell office:value-type="float" office:value="10.675167" calcext:value-type="float">
            <text:p>10.67516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2214" calcext:value-type="float">
            <text:p>0.002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3.86588" calcext:value-type="float">
            <text:p>153.86588</text:p>
          </table:table-cell>
          <table:table-cell office:value-type="float" office:value="5.2635" calcext:value-type="float">
            <text:p>5.2635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0.001127" calcext:value-type="float">
            <text:p>0.001127</text:p>
          </table:table-cell>
          <table:table-cell office:value-type="string" calcext:value-type="string">
            <text:p><text:s text:c="2"/>GVWY</text:p>
          </table:table-cell>
          <table:table-cell office:value-type="float" office:value="161.54596" calcext:value-type="float">
            <text:p>161.54596</text:p>
          </table:table-cell>
          <table:table-cell office:value-type="float" office:value="10.4063" calcext:value-type="float">
            <text:p>10.406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3057" calcext:value-type="float">
            <text:p>0.003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8.610427" calcext:value-type="float">
            <text:p>208.610427</text:p>
          </table:table-cell>
          <table:table-cell office:value-type="float" office:value="5.52975" calcext:value-type="float">
            <text:p>5.52975</text:p>
          </table:table-cell>
          <table:table-cell office:value-type="float" office:value="0.004435" calcext:value-type="float">
            <text:p>0.004435</text:p>
          </table:table-cell>
          <table:table-cell office:value-type="float" office:value="0.001453" calcext:value-type="float">
            <text:p>0.001453</text:p>
          </table:table-cell>
          <table:table-cell office:value-type="string" calcext:value-type="string">
            <text:p><text:s text:c="2"/>GVWY</text:p>
          </table:table-cell>
          <table:table-cell office:value-type="float" office:value="243.017919" calcext:value-type="float">
            <text:p>243.017919</text:p>
          </table:table-cell>
          <table:table-cell office:value-type="float" office:value="10.47475" calcext:value-type="float">
            <text:p>10.4747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2993" calcext:value-type="float">
            <text:p>0.002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4.079572" calcext:value-type="float">
            <text:p>184.079572</text:p>
          </table:table-cell>
          <table:table-cell office:value-type="float" office:value="5.518265" calcext:value-type="float">
            <text:p>5.518265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1132" calcext:value-type="float">
            <text:p>0.001132</text:p>
          </table:table-cell>
          <table:table-cell office:value-type="string" calcext:value-type="string">
            <text:p><text:s text:c="2"/>GVWY</text:p>
          </table:table-cell>
          <table:table-cell office:value-type="float" office:value="209.013425" calcext:value-type="float">
            <text:p>209.013425</text:p>
          </table:table-cell>
          <table:table-cell office:value-type="float" office:value="10.327833" calcext:value-type="float">
            <text:p>10.32783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501" calcext:value-type="float">
            <text:p>0.002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3.99084" calcext:value-type="float">
            <text:p>153.99084</text:p>
          </table:table-cell>
          <table:table-cell office:value-type="float" office:value="5.419361" calcext:value-type="float">
            <text:p>5.419361</text:p>
          </table:table-cell>
          <table:table-cell office:value-type="float" office:value="0.004902" calcext:value-type="float">
            <text:p>0.004902</text:p>
          </table:table-cell>
          <table:table-cell office:value-type="float" office:value="0.001264" calcext:value-type="float">
            <text:p>0.001264</text:p>
          </table:table-cell>
          <table:table-cell office:value-type="string" calcext:value-type="string">
            <text:p><text:s text:c="2"/>GVWY</text:p>
          </table:table-cell>
          <table:table-cell office:value-type="float" office:value="164.087188" calcext:value-type="float">
            <text:p>164.087188</text:p>
          </table:table-cell>
          <table:table-cell office:value-type="float" office:value="10.33625" calcext:value-type="float">
            <text:p>10.3362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3077" calcext:value-type="float">
            <text:p>0.00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9.62645" calcext:value-type="float">
            <text:p>179.62645</text:p>
          </table:table-cell>
          <table:table-cell office:value-type="float" office:value="5.542763" calcext:value-type="float">
            <text:p>5.542763</text:p>
          </table:table-cell>
          <table:table-cell office:value-type="float" office:value="0.004907" calcext:value-type="float">
            <text:p>0.004907</text:p>
          </table:table-cell>
          <table:table-cell office:value-type="float" office:value="0.001391" calcext:value-type="float">
            <text:p>0.001391</text:p>
          </table:table-cell>
          <table:table-cell office:value-type="string" calcext:value-type="string">
            <text:p><text:s text:c="2"/>GVWY</text:p>
          </table:table-cell>
          <table:table-cell office:value-type="float" office:value="201.83595" calcext:value-type="float">
            <text:p>201.83595</text:p>
          </table:table-cell>
          <table:table-cell office:value-type="float" office:value="10.1465" calcext:value-type="float">
            <text:p>10.146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3247" calcext:value-type="float">
            <text:p>0.003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18.709807" calcext:value-type="float">
            <text:p>318.709807</text:p>
          </table:table-cell>
          <table:table-cell office:value-type="float" office:value="11.837" calcext:value-type="float">
            <text:p>11.83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198" calcext:value-type="float">
            <text:p>0.001198</text:p>
          </table:table-cell>
          <table:table-cell office:value-type="string" calcext:value-type="string">
            <text:p><text:s text:c="2"/>GVWY</text:p>
          </table:table-cell>
          <table:table-cell office:value-type="float" office:value="198.237905" calcext:value-type="float">
            <text:p>198.237905</text:p>
          </table:table-cell>
          <table:table-cell office:value-type="float" office:value="13.858053" calcext:value-type="float">
            <text:p>13.85805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32" calcext:value-type="float">
            <text:p>0.000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01.084027" calcext:value-type="float">
            <text:p>301.084027</text:p>
          </table:table-cell>
          <table:table-cell office:value-type="float" office:value="11.7585" calcext:value-type="float">
            <text:p>11.758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285" calcext:value-type="float">
            <text:p>0.001285</text:p>
          </table:table-cell>
          <table:table-cell office:value-type="string" calcext:value-type="string">
            <text:p><text:s text:c="2"/>GVWY</text:p>
          </table:table-cell>
          <table:table-cell office:value-type="float" office:value="199.596803" calcext:value-type="float">
            <text:p>199.596803</text:p>
          </table:table-cell>
          <table:table-cell office:value-type="float" office:value="13.569611" calcext:value-type="float">
            <text:p>13.56961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35" calcext:value-type="float">
            <text:p>0.000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7.705252" calcext:value-type="float">
            <text:p>277.705252</text:p>
          </table:table-cell>
          <table:table-cell office:value-type="float" office:value="11.641" calcext:value-type="float">
            <text:p>11.641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9722" calcext:value-type="float">
            <text:p>0.009722</text:p>
          </table:table-cell>
          <table:table-cell office:value-type="string" calcext:value-type="string">
            <text:p><text:s text:c="2"/>GVWY</text:p>
          </table:table-cell>
          <table:table-cell office:value-type="float" office:value="193.545661" calcext:value-type="float">
            <text:p>193.545661</text:p>
          </table:table-cell>
          <table:table-cell office:value-type="float" office:value="13.308706" calcext:value-type="float">
            <text:p>13.3087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953" calcext:value-type="float">
            <text:p>0.000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1.343855" calcext:value-type="float">
            <text:p>271.343855</text:p>
          </table:table-cell>
          <table:table-cell office:value-type="float" office:value="11.3355" calcext:value-type="float">
            <text:p>11.3355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14424" calcext:value-type="float">
            <text:p>0.014424</text:p>
          </table:table-cell>
          <table:table-cell office:value-type="string" calcext:value-type="string">
            <text:p><text:s text:c="2"/>GVWY</text:p>
          </table:table-cell>
          <table:table-cell office:value-type="float" office:value="202.874224" calcext:value-type="float">
            <text:p>202.874224</text:p>
          </table:table-cell>
          <table:table-cell office:value-type="float" office:value="13.08825" calcext:value-type="float">
            <text:p>13.0882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1326" calcext:value-type="float">
            <text:p>0.001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6.631165" calcext:value-type="float">
            <text:p>216.631165</text:p>
          </table:table-cell>
          <table:table-cell office:value-type="float" office:value="11.3773" calcext:value-type="float">
            <text:p>11.3773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14754" calcext:value-type="float">
            <text:p>0.014754</text:p>
          </table:table-cell>
          <table:table-cell office:value-type="string" calcext:value-type="string">
            <text:p><text:s text:c="2"/>GVWY</text:p>
          </table:table-cell>
          <table:table-cell office:value-type="float" office:value="163.343612" calcext:value-type="float">
            <text:p>163.343612</text:p>
          </table:table-cell>
          <table:table-cell office:value-type="float" office:value="12.8279" calcext:value-type="float">
            <text:p>12.827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1289" calcext:value-type="float">
            <text:p>0.001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8.664768" calcext:value-type="float">
            <text:p>248.664768</text:p>
          </table:table-cell>
          <table:table-cell office:value-type="float" office:value="11.070833" calcext:value-type="float">
            <text:p>11.070833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15578" calcext:value-type="float">
            <text:p>0.015578</text:p>
          </table:table-cell>
          <table:table-cell office:value-type="string" calcext:value-type="string">
            <text:p><text:s text:c="2"/>GVWY</text:p>
          </table:table-cell>
          <table:table-cell office:value-type="float" office:value="202.149528" calcext:value-type="float">
            <text:p>202.149528</text:p>
          </table:table-cell>
          <table:table-cell office:value-type="float" office:value="12.606" calcext:value-type="float">
            <text:p>12.60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61" calcext:value-type="float">
            <text:p>0.001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2.086592" calcext:value-type="float">
            <text:p>202.086592</text:p>
          </table:table-cell>
          <table:table-cell office:value-type="float" office:value="11.070214" calcext:value-type="float">
            <text:p>11.070214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14892" calcext:value-type="float">
            <text:p>0.014892</text:p>
          </table:table-cell>
          <table:table-cell office:value-type="string" calcext:value-type="string">
            <text:p><text:s text:c="2"/>GVWY</text:p>
          </table:table-cell>
          <table:table-cell office:value-type="float" office:value="167.676297" calcext:value-type="float">
            <text:p>167.676297</text:p>
          </table:table-cell>
          <table:table-cell office:value-type="float" office:value="12.489577" calcext:value-type="float">
            <text:p>12.48957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17" calcext:value-type="float">
            <text:p>0.001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9.01759" calcext:value-type="float">
            <text:p>239.01759</text:p>
          </table:table-cell>
          <table:table-cell office:value-type="float" office:value="10.852" calcext:value-type="float">
            <text:p>10.85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6042" calcext:value-type="float">
            <text:p>0.016042</text:p>
          </table:table-cell>
          <table:table-cell office:value-type="string" calcext:value-type="string">
            <text:p><text:s text:c="2"/>GVWY</text:p>
          </table:table-cell>
          <table:table-cell office:value-type="float" office:value="207.983815" calcext:value-type="float">
            <text:p>207.983815</text:p>
          </table:table-cell>
          <table:table-cell office:value-type="float" office:value="12.404667" calcext:value-type="float">
            <text:p>12.40466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1218" calcext:value-type="float">
            <text:p>0.001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5.844731" calcext:value-type="float">
            <text:p>205.844731</text:p>
          </table:table-cell>
          <table:table-cell office:value-type="float" office:value="10.868611" calcext:value-type="float">
            <text:p>10.86861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15941" calcext:value-type="float">
            <text:p>0.015941</text:p>
          </table:table-cell>
          <table:table-cell office:value-type="string" calcext:value-type="string">
            <text:p><text:s text:c="2"/>GVWY</text:p>
          </table:table-cell>
          <table:table-cell office:value-type="float" office:value="182.660765" calcext:value-type="float">
            <text:p>182.660765</text:p>
          </table:table-cell>
          <table:table-cell office:value-type="float" office:value="12.126955" calcext:value-type="float">
            <text:p>12.12695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1155" calcext:value-type="float">
            <text:p>0.001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2.78398" calcext:value-type="float">
            <text:p>242.78398</text:p>
          </table:table-cell>
          <table:table-cell office:value-type="float" office:value="10.75" calcext:value-type="float">
            <text:p>10.7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15605" calcext:value-type="float">
            <text:p>0.015605</text:p>
          </table:table-cell>
          <table:table-cell office:value-type="string" calcext:value-type="string">
            <text:p><text:s text:c="2"/>GVWY</text:p>
          </table:table-cell>
          <table:table-cell office:value-type="float" office:value="222.83292" calcext:value-type="float">
            <text:p>222.83292</text:p>
          </table:table-cell>
          <table:table-cell office:value-type="float" office:value="12.0527" calcext:value-type="float">
            <text:p>12.052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1088" calcext:value-type="float">
            <text:p>0.001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2.99705" calcext:value-type="float">
            <text:p>242.99705</text:p>
          </table:table-cell>
          <table:table-cell office:value-type="float" office:value="10.708136" calcext:value-type="float">
            <text:p>10.70813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5576" calcext:value-type="float">
            <text:p>0.015576</text:p>
          </table:table-cell>
          <table:table-cell office:value-type="string" calcext:value-type="string">
            <text:p><text:s text:c="2"/>GVWY</text:p>
          </table:table-cell>
          <table:table-cell office:value-type="float" office:value="226.908827" calcext:value-type="float">
            <text:p>226.908827</text:p>
          </table:table-cell>
          <table:table-cell office:value-type="float" office:value="11.838833" calcext:value-type="float">
            <text:p>11.83883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009" calcext:value-type="float">
            <text:p>0.00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5.552538" calcext:value-type="float">
            <text:p>175.552538</text:p>
          </table:table-cell>
          <table:table-cell office:value-type="float" office:value="10.683667" calcext:value-type="float">
            <text:p>10.683667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13688" calcext:value-type="float">
            <text:p>0.013688</text:p>
          </table:table-cell>
          <table:table-cell office:value-type="string" calcext:value-type="string">
            <text:p><text:s text:c="2"/>GVWY</text:p>
          </table:table-cell>
          <table:table-cell office:value-type="float" office:value="169.065943" calcext:value-type="float">
            <text:p>169.065943</text:p>
          </table:table-cell>
          <table:table-cell office:value-type="float" office:value="11.964125" calcext:value-type="float">
            <text:p>11.96412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963" calcext:value-type="float">
            <text:p>0.000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4.155058" calcext:value-type="float">
            <text:p>254.155058</text:p>
          </table:table-cell>
          <table:table-cell office:value-type="float" office:value="10.644192" calcext:value-type="float">
            <text:p>10.644192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14475" calcext:value-type="float">
            <text:p>0.014475</text:p>
          </table:table-cell>
          <table:table-cell office:value-type="string" calcext:value-type="string">
            <text:p><text:s text:c="2"/>GVWY</text:p>
          </table:table-cell>
          <table:table-cell office:value-type="float" office:value="247.370178" calcext:value-type="float">
            <text:p>247.370178</text:p>
          </table:table-cell>
          <table:table-cell office:value-type="float" office:value="11.695786" calcext:value-type="float">
            <text:p>11.69578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876" calcext:value-type="float">
            <text:p>0.000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5.963755" calcext:value-type="float">
            <text:p>215.963755</text:p>
          </table:table-cell>
          <table:table-cell office:value-type="float" office:value="10.632393" calcext:value-type="float">
            <text:p>10.63239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3382" calcext:value-type="float">
            <text:p>0.013382</text:p>
          </table:table-cell>
          <table:table-cell office:value-type="string" calcext:value-type="string">
            <text:p><text:s text:c="2"/>GVWY</text:p>
          </table:table-cell>
          <table:table-cell office:value-type="float" office:value="213.995821" calcext:value-type="float">
            <text:p>213.995821</text:p>
          </table:table-cell>
          <table:table-cell office:value-type="float" office:value="11.71375" calcext:value-type="float">
            <text:p>11.7137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843" calcext:value-type="float">
            <text:p>0.000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7.847471" calcext:value-type="float">
            <text:p>217.847471</text:p>
          </table:table-cell>
          <table:table-cell office:value-type="float" office:value="10.686067" calcext:value-type="float">
            <text:p>10.686067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12545" calcext:value-type="float">
            <text:p>0.012545</text:p>
          </table:table-cell>
          <table:table-cell office:value-type="string" calcext:value-type="string">
            <text:p><text:s text:c="2"/>GVWY</text:p>
          </table:table-cell>
          <table:table-cell office:value-type="float" office:value="208.475488" calcext:value-type="float">
            <text:p>208.475488</text:p>
          </table:table-cell>
          <table:table-cell office:value-type="float" office:value="11.5226" calcext:value-type="float">
            <text:p>11.522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737" calcext:value-type="float">
            <text:p>0.000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4.458143" calcext:value-type="float">
            <text:p>214.458143</text:p>
          </table:table-cell>
          <table:table-cell office:value-type="float" office:value="10.624219" calcext:value-type="float">
            <text:p>10.624219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11435" calcext:value-type="float">
            <text:p>0.011435</text:p>
          </table:table-cell>
          <table:table-cell office:value-type="string" calcext:value-type="string">
            <text:p><text:s text:c="2"/>GVWY</text:p>
          </table:table-cell>
          <table:table-cell office:value-type="float" office:value="209.386927" calcext:value-type="float">
            <text:p>209.386927</text:p>
          </table:table-cell>
          <table:table-cell office:value-type="float" office:value="11.677125" calcext:value-type="float">
            <text:p>11.67712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692" calcext:value-type="float">
            <text:p>0.000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6.735254" calcext:value-type="float">
            <text:p>246.735254</text:p>
          </table:table-cell>
          <table:table-cell office:value-type="float" office:value="10.653412" calcext:value-type="float">
            <text:p>10.653412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11784" calcext:value-type="float">
            <text:p>0.011784</text:p>
          </table:table-cell>
          <table:table-cell office:value-type="string" calcext:value-type="string">
            <text:p><text:s text:c="2"/>GVWY</text:p>
          </table:table-cell>
          <table:table-cell office:value-type="float" office:value="241.359558" calcext:value-type="float">
            <text:p>241.359558</text:p>
          </table:table-cell>
          <table:table-cell office:value-type="float" office:value="11.416" calcext:value-type="float">
            <text:p>11.41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63" calcext:value-type="float">
            <text:p>0.00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5.484009" calcext:value-type="float">
            <text:p>245.484009</text:p>
          </table:table-cell>
          <table:table-cell office:value-type="float" office:value="10.653833" calcext:value-type="float">
            <text:p>10.65383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9483" calcext:value-type="float">
            <text:p>0.009483</text:p>
          </table:table-cell>
          <table:table-cell office:value-type="string" calcext:value-type="string">
            <text:p><text:s text:c="2"/>GVWY</text:p>
          </table:table-cell>
          <table:table-cell office:value-type="float" office:value="252.659417" calcext:value-type="float">
            <text:p>252.659417</text:p>
          </table:table-cell>
          <table:table-cell office:value-type="float" office:value="11.627" calcext:value-type="float">
            <text:p>11.62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568" calcext:value-type="float">
            <text:p>0.000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9.921484" calcext:value-type="float">
            <text:p>269.921484</text:p>
          </table:table-cell>
          <table:table-cell office:value-type="float" office:value="10.696211" calcext:value-type="float">
            <text:p>10.696211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8564" calcext:value-type="float">
            <text:p>0.008564</text:p>
          </table:table-cell>
          <table:table-cell office:value-type="string" calcext:value-type="string">
            <text:p><text:s text:c="2"/>GVWY</text:p>
          </table:table-cell>
          <table:table-cell office:value-type="float" office:value="261.321801" calcext:value-type="float">
            <text:p>261.321801</text:p>
          </table:table-cell>
          <table:table-cell office:value-type="float" office:value="11.438" calcext:value-type="float">
            <text:p>11.43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454" calcext:value-type="float">
            <text:p>0.000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8.3275" calcext:value-type="float">
            <text:p>208.3275</text:p>
          </table:table-cell>
          <table:table-cell office:value-type="float" office:value="10.635" calcext:value-type="float">
            <text:p>10.6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24" calcext:value-type="float">
            <text:p>0.000124</text:p>
          </table:table-cell>
          <table:table-cell office:value-type="string" calcext:value-type="string">
            <text:p><text:s text:c="2"/>SHVR</text:p>
          </table:table-cell>
          <table:table-cell office:value-type="float" office:value="177.834" calcext:value-type="float">
            <text:p>177.834</text:p>
          </table:table-cell>
          <table:table-cell office:value-type="float" office:value="7.786211" calcext:value-type="float">
            <text:p>7.78621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43" calcext:value-type="float">
            <text:p>4.3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11.64675" calcext:value-type="float">
            <text:p>11.6467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008" calcext:value-type="float">
            <text:p>0.001008</text:p>
          </table:table-cell>
          <table:table-cell office:value-type="string" calcext:value-type="string">
            <text:p><text:s text:c="2"/>SHVR</text:p>
          </table:table-cell>
          <table:table-cell office:value-type="float" office:value="134.939583" calcext:value-type="float">
            <text:p>134.939583</text:p>
          </table:table-cell>
          <table:table-cell office:value-type="float" office:value="8.932417" calcext:value-type="float">
            <text:p>8.93241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333" calcext:value-type="float">
            <text:p>0.000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8.495167" calcext:value-type="float">
            <text:p>208.495167</text:p>
          </table:table-cell>
          <table:table-cell office:value-type="float" office:value="11.733" calcext:value-type="float">
            <text:p>11.73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1437" calcext:value-type="float">
            <text:p>0.001437</text:p>
          </table:table-cell>
          <table:table-cell office:value-type="string" calcext:value-type="string">
            <text:p><text:s text:c="2"/>SHVR</text:p>
          </table:table-cell>
          <table:table-cell office:value-type="float" office:value="181.997618" calcext:value-type="float">
            <text:p>181.997618</text:p>
          </table:table-cell>
          <table:table-cell office:value-type="float" office:value="9.697706" calcext:value-type="float">
            <text:p>9.69770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496" calcext:value-type="float">
            <text:p>0.00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9.195625" calcext:value-type="float">
            <text:p>209.195625</text:p>
          </table:table-cell>
          <table:table-cell office:value-type="float" office:value="11.90425" calcext:value-type="float">
            <text:p>11.9042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1502" calcext:value-type="float">
            <text:p>0.001502</text:p>
          </table:table-cell>
          <table:table-cell office:value-type="string" calcext:value-type="string">
            <text:p><text:s text:c="2"/>SHVR</text:p>
          </table:table-cell>
          <table:table-cell office:value-type="float" office:value="189.591219" calcext:value-type="float">
            <text:p>189.591219</text:p>
          </table:table-cell>
          <table:table-cell office:value-type="float" office:value="10.213188" calcext:value-type="float">
            <text:p>10.213188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529" calcext:value-type="float">
            <text:p>0.000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3.85" calcext:value-type="float">
            <text:p>203.85</text:p>
          </table:table-cell>
          <table:table-cell office:value-type="float" office:value="12.0219" calcext:value-type="float">
            <text:p>12.021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1599" calcext:value-type="float">
            <text:p>0.001599</text:p>
          </table:table-cell>
          <table:table-cell office:value-type="string" calcext:value-type="string">
            <text:p><text:s text:c="2"/>SHVR</text:p>
          </table:table-cell>
          <table:table-cell office:value-type="float" office:value="190.385167" calcext:value-type="float">
            <text:p>190.385167</text:p>
          </table:table-cell>
          <table:table-cell office:value-type="float" office:value="10.4975" calcext:value-type="float">
            <text:p>10.497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563" calcext:value-type="float">
            <text:p>0.0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2.141417" calcext:value-type="float">
            <text:p>222.141417</text:p>
          </table:table-cell>
          <table:table-cell office:value-type="float" office:value="12.166667" calcext:value-type="float">
            <text:p>12.16666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1755" calcext:value-type="float">
            <text:p>0.001755</text:p>
          </table:table-cell>
          <table:table-cell office:value-type="string" calcext:value-type="string">
            <text:p><text:s text:c="2"/>SHVR</text:p>
          </table:table-cell>
          <table:table-cell office:value-type="float" office:value="210.199964" calcext:value-type="float">
            <text:p>210.199964</text:p>
          </table:table-cell>
          <table:table-cell office:value-type="float" office:value="10.663643" calcext:value-type="float">
            <text:p>10.66364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52.811714" calcext:value-type="float">
            <text:p>252.811714</text:p>
          </table:table-cell>
          <table:table-cell office:value-type="float" office:value="12.155714" calcext:value-type="float">
            <text:p>12.15571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1759" calcext:value-type="float">
            <text:p>0.001759</text:p>
          </table:table-cell>
          <table:table-cell office:value-type="string" calcext:value-type="string">
            <text:p><text:s text:c="2"/>SHVR</text:p>
          </table:table-cell>
          <table:table-cell office:value-type="float" office:value="247.895615" calcext:value-type="float">
            <text:p>247.895615</text:p>
          </table:table-cell>
          <table:table-cell office:value-type="float" office:value="10.765462" calcext:value-type="float">
            <text:p>10.76546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564" calcext:value-type="float">
            <text:p>0.000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67.944687" calcext:value-type="float">
            <text:p>267.944687</text:p>
          </table:table-cell>
          <table:table-cell office:value-type="float" office:value="12.209625" calcext:value-type="float">
            <text:p>12.20962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1793" calcext:value-type="float">
            <text:p>0.001793</text:p>
          </table:table-cell>
          <table:table-cell office:value-type="string" calcext:value-type="string">
            <text:p><text:s text:c="2"/>SHVR</text:p>
          </table:table-cell>
          <table:table-cell office:value-type="float" office:value="269.763833" calcext:value-type="float">
            <text:p>269.763833</text:p>
          </table:table-cell>
          <table:table-cell office:value-type="float" office:value="10.826083" calcext:value-type="float">
            <text:p>10.82608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529" calcext:value-type="float">
            <text:p>0.000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52.886556" calcext:value-type="float">
            <text:p>252.886556</text:p>
          </table:table-cell>
          <table:table-cell office:value-type="float" office:value="12.196111" calcext:value-type="float">
            <text:p>12.19611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1848" calcext:value-type="float">
            <text:p>0.001848</text:p>
          </table:table-cell>
          <table:table-cell office:value-type="string" calcext:value-type="string">
            <text:p><text:s text:c="2"/>SHVR</text:p>
          </table:table-cell>
          <table:table-cell office:value-type="float" office:value="261.619864" calcext:value-type="float">
            <text:p>261.619864</text:p>
          </table:table-cell>
          <table:table-cell office:value-type="float" office:value="10.855727" calcext:value-type="float">
            <text:p>10.85572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536" calcext:value-type="float">
            <text:p>0.00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3.12625" calcext:value-type="float">
            <text:p>203.12625</text:p>
          </table:table-cell>
          <table:table-cell office:value-type="float" office:value="12.18585" calcext:value-type="float">
            <text:p>12.1858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1843" calcext:value-type="float">
            <text:p>0.001843</text:p>
          </table:table-cell>
          <table:table-cell office:value-type="string" calcext:value-type="string">
            <text:p><text:s text:c="2"/>SHVR</text:p>
          </table:table-cell>
          <table:table-cell office:value-type="float" office:value="221.0944" calcext:value-type="float">
            <text:p>221.0944</text:p>
          </table:table-cell>
          <table:table-cell office:value-type="float" office:value="10.97445" calcext:value-type="float">
            <text:p>10.9744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568" calcext:value-type="float">
            <text:p>0.000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15.215045" calcext:value-type="float">
            <text:p>215.215045</text:p>
          </table:table-cell>
          <table:table-cell office:value-type="float" office:value="12.284864" calcext:value-type="float">
            <text:p>12.28486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1843" calcext:value-type="float">
            <text:p>0.001843</text:p>
          </table:table-cell>
          <table:table-cell office:value-type="string" calcext:value-type="string">
            <text:p><text:s text:c="2"/>SHVR</text:p>
          </table:table-cell>
          <table:table-cell office:value-type="float" office:value="241.183667" calcext:value-type="float">
            <text:p>241.183667</text:p>
          </table:table-cell>
          <table:table-cell office:value-type="float" office:value="10.919278" calcext:value-type="float">
            <text:p>10.91927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522" calcext:value-type="float">
            <text:p>0.000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1.035958" calcext:value-type="float">
            <text:p>221.035958</text:p>
          </table:table-cell>
          <table:table-cell office:value-type="float" office:value="12.268708" calcext:value-type="float">
            <text:p>12.26870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182" calcext:value-type="float">
            <text:p>0.00182</text:p>
          </table:table-cell>
          <table:table-cell office:value-type="string" calcext:value-type="string">
            <text:p><text:s text:c="2"/>SHVR</text:p>
          </table:table-cell>
          <table:table-cell office:value-type="float" office:value="262.223563" calcext:value-type="float">
            <text:p>262.223563</text:p>
          </table:table-cell>
          <table:table-cell office:value-type="float" office:value="10.985812" calcext:value-type="float">
            <text:p>10.98581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515" calcext:value-type="float">
            <text:p>0.000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33.398538" calcext:value-type="float">
            <text:p>233.398538</text:p>
          </table:table-cell>
          <table:table-cell office:value-type="float" office:value="12.381154" calcext:value-type="float">
            <text:p>12.38115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1788" calcext:value-type="float">
            <text:p>0.001788</text:p>
          </table:table-cell>
          <table:table-cell office:value-type="string" calcext:value-type="string">
            <text:p><text:s text:c="2"/>SHVR</text:p>
          </table:table-cell>
          <table:table-cell office:value-type="float" office:value="293.028357" calcext:value-type="float">
            <text:p>293.028357</text:p>
          </table:table-cell>
          <table:table-cell office:value-type="float" office:value="10.983143" calcext:value-type="float">
            <text:p>10.98314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476" calcext:value-type="float">
            <text:p>0.000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1.201679" calcext:value-type="float">
            <text:p>151.201679</text:p>
          </table:table-cell>
          <table:table-cell office:value-type="float" office:value="12.545143" calcext:value-type="float">
            <text:p>12.54514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1824" calcext:value-type="float">
            <text:p>0.001824</text:p>
          </table:table-cell>
          <table:table-cell office:value-type="string" calcext:value-type="string">
            <text:p><text:s text:c="2"/>SHVR</text:p>
          </table:table-cell>
          <table:table-cell office:value-type="float" office:value="203.2935" calcext:value-type="float">
            <text:p>203.2935</text:p>
          </table:table-cell>
          <table:table-cell office:value-type="float" office:value="11.374833" calcext:value-type="float">
            <text:p>11.37483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522" calcext:value-type="float">
            <text:p>0.000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4.035167" calcext:value-type="float">
            <text:p>194.035167</text:p>
          </table:table-cell>
          <table:table-cell office:value-type="float" office:value="12.7436" calcext:value-type="float">
            <text:p>12.743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1691" calcext:value-type="float">
            <text:p>0.001691</text:p>
          </table:table-cell>
          <table:table-cell office:value-type="string" calcext:value-type="string">
            <text:p><text:s text:c="2"/>SHVR</text:p>
          </table:table-cell>
          <table:table-cell office:value-type="float" office:value="262.7798" calcext:value-type="float">
            <text:p>262.7798</text:p>
          </table:table-cell>
          <table:table-cell office:value-type="float" office:value="11.204" calcext:value-type="float">
            <text:p>11.204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433" calcext:value-type="float">
            <text:p>0.000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3.2925" calcext:value-type="float">
            <text:p>183.2925</text:p>
          </table:table-cell>
          <table:table-cell office:value-type="float" office:value="13.01375" calcext:value-type="float">
            <text:p>13.0137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158" calcext:value-type="float">
            <text:p>0.00158</text:p>
          </table:table-cell>
          <table:table-cell office:value-type="string" calcext:value-type="string">
            <text:p><text:s text:c="2"/>SHVR</text:p>
          </table:table-cell>
          <table:table-cell office:value-type="float" office:value="257.24025" calcext:value-type="float">
            <text:p>257.24025</text:p>
          </table:table-cell>
          <table:table-cell office:value-type="float" office:value="11.26775" calcext:value-type="float">
            <text:p>11.2677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43" calcext:value-type="float">
            <text:p>0.00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0.322618" calcext:value-type="float">
            <text:p>180.322618</text:p>
          </table:table-cell>
          <table:table-cell office:value-type="float" office:value="13.171029" calcext:value-type="float">
            <text:p>13.17102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498" calcext:value-type="float">
            <text:p>0.001498</text:p>
          </table:table-cell>
          <table:table-cell office:value-type="string" calcext:value-type="string">
            <text:p><text:s text:c="2"/>SHVR</text:p>
          </table:table-cell>
          <table:table-cell office:value-type="float" office:value="280.182167" calcext:value-type="float">
            <text:p>280.182167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16" calcext:value-type="float">
            <text:p>0.000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4.473556" calcext:value-type="float">
            <text:p>174.473556</text:p>
          </table:table-cell>
          <table:table-cell office:value-type="float" office:value="13.481" calcext:value-type="float">
            <text:p>13.48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423" calcext:value-type="float">
            <text:p>0.001423</text:p>
          </table:table-cell>
          <table:table-cell office:value-type="string" calcext:value-type="string">
            <text:p><text:s text:c="2"/>SHVR</text:p>
          </table:table-cell>
          <table:table-cell office:value-type="float" office:value="288.4175" calcext:value-type="float">
            <text:p>288.4175</text:p>
          </table:table-cell>
          <table:table-cell office:value-type="float" office:value="11.7435" calcext:value-type="float">
            <text:p>11.743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393" calcext:value-type="float">
            <text:p>0.000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6.059184" calcext:value-type="float">
            <text:p>176.059184</text:p>
          </table:table-cell>
          <table:table-cell office:value-type="float" office:value="13.793421" calcext:value-type="float">
            <text:p>13.79342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1309" calcext:value-type="float">
            <text:p>0.001309</text:p>
          </table:table-cell>
          <table:table-cell office:value-type="string" calcext:value-type="string">
            <text:p><text:s text:c="2"/>SHVR</text:p>
          </table:table-cell>
          <table:table-cell office:value-type="float" office:value="308.1585" calcext:value-type="float">
            <text:p>308.1585</text:p>
          </table:table-cell>
          <table:table-cell office:value-type="float" office:value="12.027" calcext:value-type="float">
            <text:p>12.02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362" calcext:value-type="float">
            <text:p>0.000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2.263592" calcext:value-type="float">
            <text:p>252.263592</text:p>
          </table:table-cell>
          <table:table-cell office:value-type="float" office:value="8.0395" calcext:value-type="float">
            <text:p>8.039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869" calcext:value-type="float">
            <text:p>0.000869</text:p>
          </table:table-cell>
          <table:table-cell office:value-type="string" calcext:value-type="string">
            <text:p><text:s text:c="2"/>ZIP</text:p>
          </table:table-cell>
          <table:table-cell office:value-type="float" office:value="268.875256" calcext:value-type="float">
            <text:p>268.875256</text:p>
          </table:table-cell>
          <table:table-cell office:value-type="float" office:value="7.1285" calcext:value-type="float">
            <text:p>7.128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42" calcext:value-type="float">
            <text:p>4.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90.219002" calcext:value-type="float">
            <text:p>290.219002</text:p>
          </table:table-cell>
          <table:table-cell office:value-type="float" office:value="10.424639" calcext:value-type="float">
            <text:p>10.42463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1931" calcext:value-type="float">
            <text:p>0.001931</text:p>
          </table:table-cell>
          <table:table-cell office:value-type="string" calcext:value-type="string">
            <text:p><text:s text:c="2"/>ZIP</text:p>
          </table:table-cell>
          <table:table-cell office:value-type="float" office:value="280.571729" calcext:value-type="float">
            <text:p>280.571729</text:p>
          </table:table-cell>
          <table:table-cell office:value-type="float" office:value="8.58175" calcext:value-type="float">
            <text:p>8.5817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57" calcext:value-type="float">
            <text:p>5.7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6.07281" calcext:value-type="float">
            <text:p>176.07281</text:p>
          </table:table-cell>
          <table:table-cell office:value-type="float" office:value="9.789324" calcext:value-type="float">
            <text:p>9.789324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2189" calcext:value-type="float">
            <text:p>0.012189</text:p>
          </table:table-cell>
          <table:table-cell office:value-type="string" calcext:value-type="string">
            <text:p><text:s text:c="2"/>ZIP</text:p>
          </table:table-cell>
          <table:table-cell office:value-type="float" office:value="167.55341" calcext:value-type="float">
            <text:p>167.55341</text:p>
          </table:table-cell>
          <table:table-cell office:value-type="float" office:value="7.961833" calcext:value-type="float">
            <text:p>7.96183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382" calcext:value-type="float">
            <text:p>0.000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3.053514" calcext:value-type="float">
            <text:p>223.053514</text:p>
          </table:table-cell>
          <table:table-cell office:value-type="float" office:value="9.30775" calcext:value-type="float">
            <text:p>9.3077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1526" calcext:value-type="float">
            <text:p>0.01526</text:p>
          </table:table-cell>
          <table:table-cell office:value-type="string" calcext:value-type="string">
            <text:p><text:s text:c="2"/>ZIP</text:p>
          </table:table-cell>
          <table:table-cell office:value-type="float" office:value="204.483446" calcext:value-type="float">
            <text:p>204.483446</text:p>
          </table:table-cell>
          <table:table-cell office:value-type="float" office:value="7.3985" calcext:value-type="float">
            <text:p>7.398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414" calcext:value-type="float">
            <text:p>0.000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8.734648" calcext:value-type="float">
            <text:p>248.73464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18502" calcext:value-type="float">
            <text:p>0.018502</text:p>
          </table:table-cell>
          <table:table-cell office:value-type="string" calcext:value-type="string">
            <text:p><text:s text:c="2"/>ZIP</text:p>
          </table:table-cell>
          <table:table-cell office:value-type="float" office:value="219.503057" calcext:value-type="float">
            <text:p>219.503057</text:p>
          </table:table-cell>
          <table:table-cell office:value-type="float" office:value="7.8147" calcext:value-type="float">
            <text:p>7.814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44" calcext:value-type="float">
            <text:p>0.00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8.170249" calcext:value-type="float">
            <text:p>198.170249</text:p>
          </table:table-cell>
          <table:table-cell office:value-type="float" office:value="9.963" calcext:value-type="float">
            <text:p>9.96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20448" calcext:value-type="float">
            <text:p>0.020448</text:p>
          </table:table-cell>
          <table:table-cell office:value-type="string" calcext:value-type="string">
            <text:p><text:s text:c="2"/>ZIP</text:p>
          </table:table-cell>
          <table:table-cell office:value-type="float" office:value="165.837587" calcext:value-type="float">
            <text:p>165.837587</text:p>
          </table:table-cell>
          <table:table-cell office:value-type="float" office:value="7.48" calcext:value-type="float">
            <text:p>7.4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475" calcext:value-type="float">
            <text:p>0.000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4.950836" calcext:value-type="float">
            <text:p>254.950836</text:p>
          </table:table-cell>
          <table:table-cell office:value-type="float" office:value="9.424962" calcext:value-type="float">
            <text:p>9.424962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3566" calcext:value-type="float">
            <text:p>0.023566</text:p>
          </table:table-cell>
          <table:table-cell office:value-type="string" calcext:value-type="string">
            <text:p><text:s text:c="2"/>ZIP</text:p>
          </table:table-cell>
          <table:table-cell office:value-type="float" office:value="208.985162" calcext:value-type="float">
            <text:p>208.985162</text:p>
          </table:table-cell>
          <table:table-cell office:value-type="float" office:value="6.896929" calcext:value-type="float">
            <text:p>6.89692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518" calcext:value-type="float">
            <text:p>0.000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97.924419" calcext:value-type="float">
            <text:p>297.924419</text:p>
          </table:table-cell>
          <table:table-cell office:value-type="float" office:value="9.63425" calcext:value-type="float">
            <text:p>9.6342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26142" calcext:value-type="float">
            <text:p>0.026142</text:p>
          </table:table-cell>
          <table:table-cell office:value-type="string" calcext:value-type="string">
            <text:p><text:s text:c="2"/>ZIP</text:p>
          </table:table-cell>
          <table:table-cell office:value-type="float" office:value="230.79806" calcext:value-type="float">
            <text:p>230.79806</text:p>
          </table:table-cell>
          <table:table-cell office:value-type="float" office:value="6.854625" calcext:value-type="float">
            <text:p>6.85462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54" calcext:value-type="float">
            <text:p>0.00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9.725935" calcext:value-type="float">
            <text:p>269.725935</text:p>
          </table:table-cell>
          <table:table-cell office:value-type="float" office:value="8.840136" calcext:value-type="float">
            <text:p>8.840136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7537" calcext:value-type="float">
            <text:p>0.027537</text:p>
          </table:table-cell>
          <table:table-cell office:value-type="string" calcext:value-type="string">
            <text:p><text:s text:c="2"/>ZIP</text:p>
          </table:table-cell>
          <table:table-cell office:value-type="float" office:value="202.371913" calcext:value-type="float">
            <text:p>202.371913</text:p>
          </table:table-cell>
          <table:table-cell office:value-type="float" office:value="6.1125" calcext:value-type="float">
            <text:p>6.112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578" calcext:value-type="float">
            <text:p>0.000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29.005875" calcext:value-type="float">
            <text:p>329.005875</text:p>
          </table:table-cell>
          <table:table-cell office:value-type="float" office:value="9.7047" calcext:value-type="float">
            <text:p>9.704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32397" calcext:value-type="float">
            <text:p>0.032397</text:p>
          </table:table-cell>
          <table:table-cell office:value-type="string" calcext:value-type="string">
            <text:p><text:s text:c="2"/>ZIP</text:p>
          </table:table-cell>
          <table:table-cell office:value-type="float" office:value="242.885775" calcext:value-type="float">
            <text:p>242.885775</text:p>
          </table:table-cell>
          <table:table-cell office:value-type="float" office:value="6.6" calcext:value-type="float">
            <text:p>6.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5.475903" calcext:value-type="float">
            <text:p>245.475903</text:p>
          </table:table-cell>
          <table:table-cell office:value-type="float" office:value="9.741167" calcext:value-type="float">
            <text:p>9.741167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36099" calcext:value-type="float">
            <text:p>0.036099</text:p>
          </table:table-cell>
          <table:table-cell office:value-type="string" calcext:value-type="string">
            <text:p><text:s text:c="2"/>ZIP</text:p>
          </table:table-cell>
          <table:table-cell office:value-type="float" office:value="168.993852" calcext:value-type="float">
            <text:p>168.993852</text:p>
          </table:table-cell>
          <table:table-cell office:value-type="float" office:value="6.166136" calcext:value-type="float">
            <text:p>6.16613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629" calcext:value-type="float">
            <text:p>0.000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0.669234" calcext:value-type="float">
            <text:p>230.669234</text:p>
          </table:table-cell>
          <table:table-cell office:value-type="float" office:value="9.490625" calcext:value-type="float">
            <text:p>9.49062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3846" calcext:value-type="float">
            <text:p>0.03846</text:p>
          </table:table-cell>
          <table:table-cell office:value-type="string" calcext:value-type="string">
            <text:p><text:s text:c="2"/>ZIP</text:p>
          </table:table-cell>
          <table:table-cell office:value-type="float" office:value="152.363469" calcext:value-type="float">
            <text:p>152.363469</text:p>
          </table:table-cell>
          <table:table-cell office:value-type="float" office:value="5.659333" calcext:value-type="float">
            <text:p>5.65933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647" calcext:value-type="float">
            <text:p>0.000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2.595074" calcext:value-type="float">
            <text:p>262.595074</text:p>
          </table:table-cell>
          <table:table-cell office:value-type="float" office:value="9.717" calcext:value-type="float">
            <text:p>9.717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43003" calcext:value-type="float">
            <text:p>0.043003</text:p>
          </table:table-cell>
          <table:table-cell office:value-type="string" calcext:value-type="string">
            <text:p><text:s text:c="2"/>ZIP</text:p>
          </table:table-cell>
          <table:table-cell office:value-type="float" office:value="163.668537" calcext:value-type="float">
            <text:p>163.668537</text:p>
          </table:table-cell>
          <table:table-cell office:value-type="float" office:value="5.579692" calcext:value-type="float">
            <text:p>5.57969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687" calcext:value-type="float">
            <text:p>0.000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6.380179" calcext:value-type="float">
            <text:p>256.380179</text:p>
          </table:table-cell>
          <table:table-cell office:value-type="float" office:value="9.542917" calcext:value-type="float">
            <text:p>9.542917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45183" calcext:value-type="float">
            <text:p>0.045183</text:p>
          </table:table-cell>
          <table:table-cell office:value-type="string" calcext:value-type="string">
            <text:p><text:s text:c="2"/>ZIP</text:p>
          </table:table-cell>
          <table:table-cell office:value-type="float" office:value="151.10303" calcext:value-type="float">
            <text:p>151.10303</text:p>
          </table:table-cell>
          <table:table-cell office:value-type="float" office:value="5.234607" calcext:value-type="float">
            <text:p>5.23460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695" calcext:value-type="float">
            <text:p>0.000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9.168647" calcext:value-type="float">
            <text:p>239.168647</text:p>
          </table:table-cell>
          <table:table-cell office:value-type="float" office:value="9.2893" calcext:value-type="float">
            <text:p>9.289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47356" calcext:value-type="float">
            <text:p>0.047356</text:p>
          </table:table-cell>
          <table:table-cell office:value-type="string" calcext:value-type="string">
            <text:p><text:s text:c="2"/>ZIP</text:p>
          </table:table-cell>
          <table:table-cell office:value-type="float" office:value="129.510751" calcext:value-type="float">
            <text:p>129.510751</text:p>
          </table:table-cell>
          <table:table-cell office:value-type="float" office:value="4.627633" calcext:value-type="float">
            <text:p>4.62763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716" calcext:value-type="float">
            <text:p>0.000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85.22698" calcext:value-type="float">
            <text:p>185.22698</text:p>
          </table:table-cell>
          <table:table-cell office:value-type="float" office:value="9.405" calcext:value-type="float">
            <text:p>9.4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53122" calcext:value-type="float">
            <text:p>0.053122</text:p>
          </table:table-cell>
          <table:table-cell office:value-type="string" calcext:value-type="string">
            <text:p><text:s text:c="2"/>ZIP</text:p>
          </table:table-cell>
          <table:table-cell office:value-type="float" office:value="89.949005" calcext:value-type="float">
            <text:p>89.949005</text:p>
          </table:table-cell>
          <table:table-cell office:value-type="float" office:value="4.207937" calcext:value-type="float">
            <text:p>4.20793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734" calcext:value-type="float">
            <text:p>0.000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5.193257" calcext:value-type="float">
            <text:p>275.193257</text:p>
          </table:table-cell>
          <table:table-cell office:value-type="float" office:value="9.476167" calcext:value-type="float">
            <text:p>9.47616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56243" calcext:value-type="float">
            <text:p>0.056243</text:p>
          </table:table-cell>
          <table:table-cell office:value-type="string" calcext:value-type="string">
            <text:p><text:s text:c="2"/>ZIP</text:p>
          </table:table-cell>
          <table:table-cell office:value-type="float" office:value="122.973778" calcext:value-type="float">
            <text:p>122.973778</text:p>
          </table:table-cell>
          <table:table-cell office:value-type="float" office:value="3.9845" calcext:value-type="float">
            <text:p>3.984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75" calcext:value-type="float">
            <text:p>0.00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0.757417" calcext:value-type="float">
            <text:p>210.757417</text:p>
          </table:table-cell>
          <table:table-cell office:value-type="float" office:value="8.353" calcext:value-type="float">
            <text:p>8.353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5273" calcext:value-type="float">
            <text:p>0.05273</text:p>
          </table:table-cell>
          <table:table-cell office:value-type="string" calcext:value-type="string">
            <text:p><text:s text:c="2"/>ZIP</text:p>
          </table:table-cell>
          <table:table-cell office:value-type="float" office:value="86.147815" calcext:value-type="float">
            <text:p>86.147815</text:p>
          </table:table-cell>
          <table:table-cell office:value-type="float" office:value="3.017667" calcext:value-type="float">
            <text:p>3.01766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764" calcext:value-type="float">
            <text:p>0.000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8.409388" calcext:value-type="float">
            <text:p>238.409388</text:p>
          </table:table-cell>
          <table:table-cell office:value-type="float" office:value="9.2105" calcext:value-type="float">
            <text:p>9.2105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65008" calcext:value-type="float">
            <text:p>0.065008</text:p>
          </table:table-cell>
          <table:table-cell office:value-type="string" calcext:value-type="string">
            <text:p><text:s text:c="2"/>ZIP</text:p>
          </table:table-cell>
          <table:table-cell office:value-type="float" office:value="73.854611" calcext:value-type="float">
            <text:p>73.854611</text:p>
          </table:table-cell>
          <table:table-cell office:value-type="float" office:value="2.520711" calcext:value-type="float">
            <text:p>2.52071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783" calcext:value-type="float">
            <text:p>0.000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3.848967" calcext:value-type="float">
            <text:p>183.848967</text:p>
          </table:table-cell>
          <table:table-cell office:value-type="float" office:value="5.580263" calcext:value-type="float">
            <text:p>5.580263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01571" calcext:value-type="float">
            <text:p>0.001571</text:p>
          </table:table-cell>
          <table:table-cell office:value-type="string" calcext:value-type="string">
            <text:p><text:s text:c="2"/>ZIC</text:p>
          </table:table-cell>
          <table:table-cell office:value-type="float" office:value="257.580625" calcext:value-type="float">
            <text:p>257.580625</text:p>
          </table:table-cell>
          <table:table-cell office:value-type="float" office:value="6.983" calcext:value-type="float">
            <text:p>6.98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781" calcext:value-type="float">
            <text:p>0.000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6.318756" calcext:value-type="float">
            <text:p>186.318756</text:p>
          </table:table-cell>
          <table:table-cell office:value-type="float" office:value="6.100556" calcext:value-type="float">
            <text:p>6.100556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001174" calcext:value-type="float">
            <text:p>0.001174</text:p>
          </table:table-cell>
          <table:table-cell office:value-type="string" calcext:value-type="string">
            <text:p><text:s text:c="2"/>ZIC</text:p>
          </table:table-cell>
          <table:table-cell office:value-type="float" office:value="189.01745" calcext:value-type="float">
            <text:p>189.01745</text:p>
          </table:table-cell>
          <table:table-cell office:value-type="float" office:value="6.492" calcext:value-type="float">
            <text:p>6.49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471" calcext:value-type="float">
            <text:p>0.000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9.490001" calcext:value-type="float">
            <text:p>199.490001</text:p>
          </table:table-cell>
          <table:table-cell office:value-type="float" office:value="6.047618" calcext:value-type="float">
            <text:p>6.047618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0.001508" calcext:value-type="float">
            <text:p>0.001508</text:p>
          </table:table-cell>
          <table:table-cell office:value-type="string" calcext:value-type="string">
            <text:p><text:s text:c="2"/>ZIC</text:p>
          </table:table-cell>
          <table:table-cell office:value-type="float" office:value="208.165658" calcext:value-type="float">
            <text:p>208.165658</text:p>
          </table:table-cell>
          <table:table-cell office:value-type="float" office:value="6.6645" calcext:value-type="float">
            <text:p>6.664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572" calcext:value-type="float">
            <text:p>0.000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7.221425" calcext:value-type="float">
            <text:p>187.221425</text:p>
          </table:table-cell>
          <table:table-cell office:value-type="float" office:value="5.974469" calcext:value-type="float">
            <text:p>5.974469</text:p>
          </table:table-cell>
          <table:table-cell office:value-type="float" office:value="0.004384" calcext:value-type="float">
            <text:p>0.004384</text:p>
          </table:table-cell>
          <table:table-cell office:value-type="float" office:value="0.001295" calcext:value-type="float">
            <text:p>0.001295</text:p>
          </table:table-cell>
          <table:table-cell office:value-type="string" calcext:value-type="string">
            <text:p><text:s text:c="2"/>ZIC</text:p>
          </table:table-cell>
          <table:table-cell office:value-type="float" office:value="199.520425" calcext:value-type="float">
            <text:p>199.520425</text:p>
          </table:table-cell>
          <table:table-cell office:value-type="float" office:value="6.639875" calcext:value-type="float">
            <text:p>6.63987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53" calcext:value-type="float">
            <text:p>0.00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4.100582" calcext:value-type="float">
            <text:p>154.100582</text:p>
          </table:table-cell>
          <table:table-cell office:value-type="float" office:value="5.841933" calcext:value-type="float">
            <text:p>5.841933</text:p>
          </table:table-cell>
          <table:table-cell office:value-type="float" office:value="0.004699" calcext:value-type="float">
            <text:p>0.004699</text:p>
          </table:table-cell>
          <table:table-cell office:value-type="float" office:value="0.001285" calcext:value-type="float">
            <text:p>0.001285</text:p>
          </table:table-cell>
          <table:table-cell office:value-type="string" calcext:value-type="string">
            <text:p><text:s text:c="2"/>ZIC</text:p>
          </table:table-cell>
          <table:table-cell office:value-type="float" office:value="156.973255" calcext:value-type="float">
            <text:p>156.973255</text:p>
          </table:table-cell>
          <table:table-cell office:value-type="float" office:value="6.4162" calcext:value-type="float">
            <text:p>6.4162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552" calcext:value-type="float">
            <text:p>0.000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0.573437" calcext:value-type="float">
            <text:p>160.573437</text:p>
          </table:table-cell>
          <table:table-cell office:value-type="float" office:value="6.14675" calcext:value-type="float">
            <text:p>6.14675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1448" calcext:value-type="float">
            <text:p>0.001448</text:p>
          </table:table-cell>
          <table:table-cell office:value-type="string" calcext:value-type="string">
            <text:p><text:s text:c="2"/>ZIC</text:p>
          </table:table-cell>
          <table:table-cell office:value-type="float" office:value="148.886396" calcext:value-type="float">
            <text:p>148.886396</text:p>
          </table:table-cell>
          <table:table-cell office:value-type="float" office:value="6.309417" calcext:value-type="float">
            <text:p>6.309417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547" calcext:value-type="float">
            <text:p>0.000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9.235258" calcext:value-type="float">
            <text:p>179.235258</text:p>
          </table:table-cell>
          <table:table-cell office:value-type="float" office:value="6.363962" calcext:value-type="float">
            <text:p>6.363962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1089" calcext:value-type="float">
            <text:p>0.001089</text:p>
          </table:table-cell>
          <table:table-cell office:value-type="string" calcext:value-type="string">
            <text:p><text:s text:c="2"/>ZIC</text:p>
          </table:table-cell>
          <table:table-cell office:value-type="float" office:value="162.515736" calcext:value-type="float">
            <text:p>162.515736</text:p>
          </table:table-cell>
          <table:table-cell office:value-type="float" office:value="6.484357" calcext:value-type="float">
            <text:p>6.48435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406" calcext:value-type="float">
            <text:p>0.000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8.508746" calcext:value-type="float">
            <text:p>268.508746</text:p>
          </table:table-cell>
          <table:table-cell office:value-type="float" office:value="6.919958" calcext:value-type="float">
            <text:p>6.919958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0.001467" calcext:value-type="float">
            <text:p>0.001467</text:p>
          </table:table-cell>
          <table:table-cell office:value-type="string" calcext:value-type="string">
            <text:p><text:s text:c="2"/>ZIC</text:p>
          </table:table-cell>
          <table:table-cell office:value-type="float" office:value="234.663194" calcext:value-type="float">
            <text:p>234.663194</text:p>
          </table:table-cell>
          <table:table-cell office:value-type="float" office:value="6.915188" calcext:value-type="float">
            <text:p>6.915188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546" calcext:value-type="float">
            <text:p>0.000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0.06667" calcext:value-type="float">
            <text:p>210.06667</text:p>
          </table:table-cell>
          <table:table-cell office:value-type="float" office:value="6.821591" calcext:value-type="float">
            <text:p>6.821591</text:p>
          </table:table-cell>
          <table:table-cell office:value-type="float" office:value="0.005055" calcext:value-type="float">
            <text:p>0.005055</text:p>
          </table:table-cell>
          <table:table-cell office:value-type="float" office:value="0.001276" calcext:value-type="float">
            <text:p>0.001276</text:p>
          </table:table-cell>
          <table:table-cell office:value-type="string" calcext:value-type="string">
            <text:p><text:s text:c="2"/>ZIC</text:p>
          </table:table-cell>
          <table:table-cell office:value-type="float" office:value="169.314903" calcext:value-type="float">
            <text:p>169.314903</text:p>
          </table:table-cell>
          <table:table-cell office:value-type="float" office:value="6.318722" calcext:value-type="float">
            <text:p>6.31872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474" calcext:value-type="float">
            <text:p>0.000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55.764093" calcext:value-type="float">
            <text:p>255.764093</text:p>
          </table:table-cell>
          <table:table-cell office:value-type="float" office:value="7.37685" calcext:value-type="float">
            <text:p>7.37685</text:p>
          </table:table-cell>
          <table:table-cell office:value-type="float" office:value="0.004263" calcext:value-type="float">
            <text:p>0.004263</text:p>
          </table:table-cell>
          <table:table-cell office:value-type="float" office:value="0.001333" calcext:value-type="float">
            <text:p>0.001333</text:p>
          </table:table-cell>
          <table:table-cell office:value-type="string" calcext:value-type="string">
            <text:p><text:s text:c="2"/>ZIC</text:p>
          </table:table-cell>
          <table:table-cell office:value-type="float" office:value="192.936357" calcext:value-type="float">
            <text:p>192.936357</text:p>
          </table:table-cell>
          <table:table-cell office:value-type="float" office:value="6.52785" calcext:value-type="float">
            <text:p>6.5278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415" calcext:value-type="float">
            <text:p>0.000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51.598025" calcext:value-type="float">
            <text:p>251.598025</text:p>
          </table:table-cell>
          <table:table-cell office:value-type="float" office:value="7.611944" calcext:value-type="float">
            <text:p>7.611944</text:p>
          </table:table-cell>
          <table:table-cell office:value-type="float" office:value="0.005669" calcext:value-type="float">
            <text:p>0.005669</text:p>
          </table:table-cell>
          <table:table-cell office:value-type="float" office:value="0.001356" calcext:value-type="float">
            <text:p>0.001356</text:p>
          </table:table-cell>
          <table:table-cell office:value-type="string" calcext:value-type="string">
            <text:p><text:s text:c="2"/>ZIC</text:p>
          </table:table-cell>
          <table:table-cell office:value-type="float" office:value="174.404252" calcext:value-type="float">
            <text:p>174.404252</text:p>
          </table:table-cell>
          <table:table-cell office:value-type="float" office:value="6.394773" calcext:value-type="float">
            <text:p>6.39477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442" calcext:value-type="float">
            <text:p>0.000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82.755894" calcext:value-type="float">
            <text:p>282.755894</text:p>
          </table:table-cell>
          <table:table-cell office:value-type="float" office:value="8.161312" calcext:value-type="float">
            <text:p>8.161312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.001459" calcext:value-type="float">
            <text:p>0.001459</text:p>
          </table:table-cell>
          <table:table-cell office:value-type="string" calcext:value-type="string">
            <text:p><text:s text:c="2"/>ZIC</text:p>
          </table:table-cell>
          <table:table-cell office:value-type="float" office:value="184.908612" calcext:value-type="float">
            <text:p>184.908612</text:p>
          </table:table-cell>
          <table:table-cell office:value-type="float" office:value="6.614208" calcext:value-type="float">
            <text:p>6.61420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449" calcext:value-type="float">
            <text:p>0.000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4.407639" calcext:value-type="float">
            <text:p>224.407639</text:p>
          </table:table-cell>
          <table:table-cell office:value-type="float" office:value="8.175714" calcext:value-type="float">
            <text:p>8.175714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<text:s text:c="2"/>ZIC</text:p>
          </table:table-cell>
          <table:table-cell office:value-type="float" office:value="133.915348" calcext:value-type="float">
            <text:p>133.915348</text:p>
          </table:table-cell>
          <table:table-cell office:value-type="float" office:value="5.890769" calcext:value-type="float">
            <text:p>5.89076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397" calcext:value-type="float">
            <text:p>0.000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95.497442" calcext:value-type="float">
            <text:p>295.497442</text:p>
          </table:table-cell>
          <table:table-cell office:value-type="float" office:value="8.69775" calcext:value-type="float">
            <text:p>8.69775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1093" calcext:value-type="float">
            <text:p>0.001093</text:p>
          </table:table-cell>
          <table:table-cell office:value-type="string" calcext:value-type="string">
            <text:p><text:s text:c="2"/>ZIC</text:p>
          </table:table-cell>
          <table:table-cell office:value-type="float" office:value="175.947061" calcext:value-type="float">
            <text:p>175.947061</text:p>
          </table:table-cell>
          <table:table-cell office:value-type="float" office:value="6.24325" calcext:value-type="float">
            <text:p>6.2432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254" calcext:value-type="float">
            <text:p>0.000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73.18498" calcext:value-type="float">
            <text:p>273.18498</text:p>
          </table:table-cell>
          <table:table-cell office:value-type="float" office:value="9.0262" calcext:value-type="float">
            <text:p>9.0262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0.001723" calcext:value-type="float">
            <text:p>0.001723</text:p>
          </table:table-cell>
          <table:table-cell office:value-type="string" calcext:value-type="string">
            <text:p><text:s text:c="2"/>ZIC</text:p>
          </table:table-cell>
          <table:table-cell office:value-type="float" office:value="153.068007" calcext:value-type="float">
            <text:p>153.068007</text:p>
          </table:table-cell>
          <table:table-cell office:value-type="float" office:value="5.995333" calcext:value-type="float">
            <text:p>5.99533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395" calcext:value-type="float">
            <text:p>0.000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41.607606" calcext:value-type="float">
            <text:p>341.607606</text:p>
          </table:table-cell>
          <table:table-cell office:value-type="float" office:value="9.547625" calcext:value-type="float">
            <text:p>9.54762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947" calcext:value-type="float">
            <text:p>0.001947</text:p>
          </table:table-cell>
          <table:table-cell office:value-type="string" calcext:value-type="string">
            <text:p><text:s text:c="2"/>ZIC</text:p>
          </table:table-cell>
          <table:table-cell office:value-type="float" office:value="192.510442" calcext:value-type="float">
            <text:p>192.510442</text:p>
          </table:table-cell>
          <table:table-cell office:value-type="float" office:value="6.681469" calcext:value-type="float">
            <text:p>6.68146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403" calcext:value-type="float">
            <text:p>0.000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29.382308" calcext:value-type="float">
            <text:p>329.382308</text:p>
          </table:table-cell>
          <table:table-cell office:value-type="float" office:value="9.441167" calcext:value-type="float">
            <text:p>9.441167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1676" calcext:value-type="float">
            <text:p>0.001676</text:p>
          </table:table-cell>
          <table:table-cell office:value-type="string" calcext:value-type="string">
            <text:p><text:s text:c="2"/>ZIC</text:p>
          </table:table-cell>
          <table:table-cell office:value-type="float" office:value="178.590004" calcext:value-type="float">
            <text:p>178.590004</text:p>
          </table:table-cell>
          <table:table-cell office:value-type="float" office:value="6.630735" calcext:value-type="float">
            <text:p>6.63073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381" calcext:value-type="float">
            <text:p>0.000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95.71105" calcext:value-type="float">
            <text:p>295.71105</text:p>
          </table:table-cell>
          <table:table-cell office:value-type="float" office:value="9.2175" calcext:value-type="float">
            <text:p>9.2175</text:p>
          </table:table-cell>
          <table:table-cell office:value-type="float" office:value="0.006255" calcext:value-type="float">
            <text:p>0.006255</text:p>
          </table:table-cell>
          <table:table-cell office:value-type="float" office:value="0.001701" calcext:value-type="float">
            <text:p>0.001701</text:p>
          </table:table-cell>
          <table:table-cell office:value-type="string" calcext:value-type="string">
            <text:p><text:s text:c="2"/>ZIC</text:p>
          </table:table-cell>
          <table:table-cell office:value-type="float" office:value="167.983467" calcext:value-type="float">
            <text:p>167.983467</text:p>
          </table:table-cell>
          <table:table-cell office:value-type="float" office:value="6.3235" calcext:value-type="float">
            <text:p>6.323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66" calcext:value-type="float">
            <text:p>0.000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22.82115" calcext:value-type="float">
            <text:p>322.82115</text:p>
          </table:table-cell>
          <table:table-cell office:value-type="float" office:value="9.0545" calcext:value-type="float">
            <text:p>9.0545</text:p>
          </table:table-cell>
          <table:table-cell office:value-type="float" office:value="0.006126" calcext:value-type="float">
            <text:p>0.006126</text:p>
          </table:table-cell>
          <table:table-cell office:value-type="float" office:value="0.001996" calcext:value-type="float">
            <text:p>0.001996</text:p>
          </table:table-cell>
          <table:table-cell office:value-type="string" calcext:value-type="string">
            <text:p><text:s text:c="2"/>ZIC</text:p>
          </table:table-cell>
          <table:table-cell office:value-type="float" office:value="185.55215" calcext:value-type="float">
            <text:p>185.55215</text:p>
          </table:table-cell>
          <table:table-cell office:value-type="float" office:value="6.567395" calcext:value-type="float">
            <text:p>6.56739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366" calcext:value-type="float">
            <text:p>0.000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9.336153" calcext:value-type="float">
            <text:p>219.336153</text:p>
          </table:table-cell>
          <table:table-cell office:value-type="float" office:value="10.438526" calcext:value-type="float">
            <text:p>10.43852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913" calcext:value-type="float">
            <text:p>0.000913</text:p>
          </table:table-cell>
          <table:table-cell office:value-type="string" calcext:value-type="string">
            <text:p><text:s text:c="2"/>GDX</text:p>
          </table:table-cell>
          <table:table-cell office:value-type="float" office:value="208.532085" calcext:value-type="float">
            <text:p>208.532085</text:p>
          </table:table-cell>
          <table:table-cell office:value-type="float" office:value="6.383" calcext:value-type="float">
            <text:p>6.383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029" calcext:value-type="float">
            <text:p>2.9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5.469613" calcext:value-type="float">
            <text:p>225.469613</text:p>
          </table:table-cell>
          <table:table-cell office:value-type="float" office:value="10.467417" calcext:value-type="float">
            <text:p>10.467417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 text:c="2"/>GDX</text:p>
          </table:table-cell>
          <table:table-cell office:value-type="float" office:value="206.436236" calcext:value-type="float">
            <text:p>206.436236</text:p>
          </table:table-cell>
          <table:table-cell office:value-type="float" office:value="6.26025" calcext:value-type="float">
            <text:p>6.26025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0188" calcext:value-type="float">
            <text:p>0.000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6.257931" calcext:value-type="float">
            <text:p>256.257931</text:p>
          </table:table-cell>
          <table:table-cell office:value-type="float" office:value="10.347706" calcext:value-type="float">
            <text:p>10.347706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14108" calcext:value-type="float">
            <text:p>0.014108</text:p>
          </table:table-cell>
          <table:table-cell office:value-type="string" calcext:value-type="string">
            <text:p><text:s text:c="2"/>GDX</text:p>
          </table:table-cell>
          <table:table-cell office:value-type="float" office:value="241.301892" calcext:value-type="float">
            <text:p>241.301892</text:p>
          </table:table-cell>
          <table:table-cell office:value-type="float" office:value="6.631667" calcext:value-type="float">
            <text:p>6.631667</text:p>
          </table:table-cell>
          <table:table-cell office:value-type="float" office:value="0.004815" calcext:value-type="float">
            <text:p>0.004815</text:p>
          </table:table-cell>
          <table:table-cell office:value-type="float" office:value="0.000387" calcext:value-type="float">
            <text:p>0.000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4.711725" calcext:value-type="float">
            <text:p>194.711725</text:p>
          </table:table-cell>
          <table:table-cell office:value-type="float" office:value="10.100406" calcext:value-type="float">
            <text:p>10.100406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15428" calcext:value-type="float">
            <text:p>0.015428</text:p>
          </table:table-cell>
          <table:table-cell office:value-type="string" calcext:value-type="string">
            <text:p><text:s text:c="2"/>GDX</text:p>
          </table:table-cell>
          <table:table-cell office:value-type="float" office:value="181.252474" calcext:value-type="float">
            <text:p>181.252474</text:p>
          </table:table-cell>
          <table:table-cell office:value-type="float" office:value="6.607375" calcext:value-type="float">
            <text:p>6.607375</text:p>
          </table:table-cell>
          <table:table-cell office:value-type="float" office:value="0.004986" calcext:value-type="float">
            <text:p>0.004986</text:p>
          </table:table-cell>
          <table:table-cell office:value-type="float" office:value="0.000381" calcext:value-type="float">
            <text:p>0.000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4.385664" calcext:value-type="float">
            <text:p>244.385664</text:p>
          </table:table-cell>
          <table:table-cell office:value-type="float" office:value="10.067733" calcext:value-type="float">
            <text:p>10.06773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18931" calcext:value-type="float">
            <text:p>0.018931</text:p>
          </table:table-cell>
          <table:table-cell office:value-type="string" calcext:value-type="string">
            <text:p><text:s text:c="2"/>GDX</text:p>
          </table:table-cell>
          <table:table-cell office:value-type="float" office:value="228.237407" calcext:value-type="float">
            <text:p>228.237407</text:p>
          </table:table-cell>
          <table:table-cell office:value-type="float" office:value="6.778" calcext:value-type="float">
            <text:p>6.778</text:p>
          </table:table-cell>
          <table:table-cell office:value-type="float" office:value="0.004323" calcext:value-type="float">
            <text:p>0.004323</text:p>
          </table:table-cell>
          <table:table-cell office:value-type="float" office:value="0.00048" calcext:value-type="float">
            <text:p>0.00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1.941501" calcext:value-type="float">
            <text:p>221.941501</text:p>
          </table:table-cell>
          <table:table-cell office:value-type="float" office:value="10.053893" calcext:value-type="float">
            <text:p>10.053893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19813" calcext:value-type="float">
            <text:p>0.019813</text:p>
          </table:table-cell>
          <table:table-cell office:value-type="string" calcext:value-type="string">
            <text:p><text:s text:c="2"/>GDX</text:p>
          </table:table-cell>
          <table:table-cell office:value-type="float" office:value="202.470082" calcext:value-type="float">
            <text:p>202.470082</text:p>
          </table:table-cell>
          <table:table-cell office:value-type="float" office:value="6.667583" calcext:value-type="float">
            <text:p>6.667583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0525" calcext:value-type="float">
            <text:p>0.000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1.834045" calcext:value-type="float">
            <text:p>171.834045</text:p>
          </table:table-cell>
          <table:table-cell office:value-type="float" office:value="9.871577" calcext:value-type="float">
            <text:p>9.87157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10589" calcext:value-type="float">
            <text:p>0.010589</text:p>
          </table:table-cell>
          <table:table-cell office:value-type="string" calcext:value-type="string">
            <text:p><text:s text:c="2"/>GDX</text:p>
          </table:table-cell>
          <table:table-cell office:value-type="float" office:value="153.510987" calcext:value-type="float">
            <text:p>153.510987</text:p>
          </table:table-cell>
          <table:table-cell office:value-type="float" office:value="6.576643" calcext:value-type="float">
            <text:p>6.576643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000269" calcext:value-type="float">
            <text:p>0.000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6.051108" calcext:value-type="float">
            <text:p>276.051108</text:p>
          </table:table-cell>
          <table:table-cell office:value-type="float" office:value="9.905833" calcext:value-type="float">
            <text:p>9.905833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24657" calcext:value-type="float">
            <text:p>0.024657</text:p>
          </table:table-cell>
          <table:table-cell office:value-type="string" calcext:value-type="string">
            <text:p><text:s text:c="2"/>GDX</text:p>
          </table:table-cell>
          <table:table-cell office:value-type="float" office:value="249.243087" calcext:value-type="float">
            <text:p>249.243087</text:p>
          </table:table-cell>
          <table:table-cell office:value-type="float" office:value="6.844" calcext:value-type="float">
            <text:p>6.844</text:p>
          </table:table-cell>
          <table:table-cell office:value-type="float" office:value="0.004585" calcext:value-type="float">
            <text:p>0.004585</text:p>
          </table:table-cell>
          <table:table-cell office:value-type="float" office:value="0.000776" calcext:value-type="float">
            <text:p>0.000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9.892263" calcext:value-type="float">
            <text:p>279.892263</text:p>
          </table:table-cell>
          <table:table-cell office:value-type="float" office:value="9.72" calcext:value-type="float">
            <text:p>9.7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27431" calcext:value-type="float">
            <text:p>0.027431</text:p>
          </table:table-cell>
          <table:table-cell office:value-type="string" calcext:value-type="string">
            <text:p><text:s text:c="2"/>GDX</text:p>
          </table:table-cell>
          <table:table-cell office:value-type="float" office:value="259.363123" calcext:value-type="float">
            <text:p>259.363123</text:p>
          </table:table-cell>
          <table:table-cell office:value-type="float" office:value="6.967" calcext:value-type="float">
            <text:p>6.967</text:p>
          </table:table-cell>
          <table:table-cell office:value-type="float" office:value="0.004805" calcext:value-type="float">
            <text:p>0.004805</text:p>
          </table:table-cell>
          <table:table-cell office:value-type="float" office:value="0.000799" calcext:value-type="float">
            <text:p>0.000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1.609453" calcext:value-type="float">
            <text:p>221.609453</text:p>
          </table:table-cell>
          <table:table-cell office:value-type="float" office:value="9.6807" calcext:value-type="float">
            <text:p>9.6807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28619" calcext:value-type="float">
            <text:p>0.028619</text:p>
          </table:table-cell>
          <table:table-cell office:value-type="string" calcext:value-type="string">
            <text:p><text:s text:c="2"/>GDX</text:p>
          </table:table-cell>
          <table:table-cell office:value-type="float" office:value="193.759747" calcext:value-type="float">
            <text:p>193.759747</text:p>
          </table:table-cell>
          <table:table-cell office:value-type="float" office:value="6.617" calcext:value-type="float">
            <text:p>6.617</text:p>
          </table:table-cell>
          <table:table-cell office:value-type="float" office:value="0.004898" calcext:value-type="float">
            <text:p>0.004898</text:p>
          </table:table-cell>
          <table:table-cell office:value-type="float" office:value="0.000767" calcext:value-type="float">
            <text:p>0.000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7.926113" calcext:value-type="float">
            <text:p>227.926113</text:p>
          </table:table-cell>
          <table:table-cell office:value-type="float" office:value="9.764056" calcext:value-type="float">
            <text:p>9.76405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26878" calcext:value-type="float">
            <text:p>0.026878</text:p>
          </table:table-cell>
          <table:table-cell office:value-type="string" calcext:value-type="string">
            <text:p><text:s text:c="2"/>GDX</text:p>
          </table:table-cell>
          <table:table-cell office:value-type="float" office:value="198.489816" calcext:value-type="float">
            <text:p>198.489816</text:p>
          </table:table-cell>
          <table:table-cell office:value-type="float" office:value="6.622227" calcext:value-type="float">
            <text:p>6.622227</text:p>
          </table:table-cell>
          <table:table-cell office:value-type="float" office:value="0.004109" calcext:value-type="float">
            <text:p>0.004109</text:p>
          </table:table-cell>
          <table:table-cell office:value-type="float" office:value="0.000836" calcext:value-type="float">
            <text:p>0.000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5.975566" calcext:value-type="float">
            <text:p>225.975566</text:p>
          </table:table-cell>
          <table:table-cell office:value-type="float" office:value="9.674563" calcext:value-type="float">
            <text:p>9.67456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3143" calcext:value-type="float">
            <text:p>0.03143</text:p>
          </table:table-cell>
          <table:table-cell office:value-type="string" calcext:value-type="string">
            <text:p><text:s text:c="2"/>GDX</text:p>
          </table:table-cell>
          <table:table-cell office:value-type="float" office:value="193.510747" calcext:value-type="float">
            <text:p>193.510747</text:p>
          </table:table-cell>
          <table:table-cell office:value-type="float" office:value="6.556375" calcext:value-type="float">
            <text:p>6.556375</text:p>
          </table:table-cell>
          <table:table-cell office:value-type="float" office:value="0.004994" calcext:value-type="float">
            <text:p>0.004994</text:p>
          </table:table-cell>
          <table:table-cell office:value-type="float" office:value="0.000958" calcext:value-type="float">
            <text:p>0.000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2.687477" calcext:value-type="float">
            <text:p>242.687477</text:p>
          </table:table-cell>
          <table:table-cell office:value-type="float" office:value="9.731" calcext:value-type="float">
            <text:p>9.73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33254" calcext:value-type="float">
            <text:p>0.033254</text:p>
          </table:table-cell>
          <table:table-cell office:value-type="string" calcext:value-type="string">
            <text:p><text:s text:c="2"/>GDX</text:p>
          </table:table-cell>
          <table:table-cell office:value-type="float" office:value="206.675012" calcext:value-type="float">
            <text:p>206.675012</text:p>
          </table:table-cell>
          <table:table-cell office:value-type="float" office:value="6.634923" calcext:value-type="float">
            <text:p>6.634923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1197" calcext:value-type="float">
            <text:p>0.001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9.640698" calcext:value-type="float">
            <text:p>279.640698</text:p>
          </table:table-cell>
          <table:table-cell office:value-type="float" office:value="9.79" calcext:value-type="float">
            <text:p>9.79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26843" calcext:value-type="float">
            <text:p>0.026843</text:p>
          </table:table-cell>
          <table:table-cell office:value-type="string" calcext:value-type="string">
            <text:p><text:s text:c="2"/>GDX</text:p>
          </table:table-cell>
          <table:table-cell office:value-type="float" office:value="233.411487" calcext:value-type="float">
            <text:p>233.411487</text:p>
          </table:table-cell>
          <table:table-cell office:value-type="float" office:value="6.6165" calcext:value-type="float">
            <text:p>6.6165</text:p>
          </table:table-cell>
          <table:table-cell office:value-type="float" office:value="0.003288" calcext:value-type="float">
            <text:p>0.003288</text:p>
          </table:table-cell>
          <table:table-cell office:value-type="float" office:value="0.000987" calcext:value-type="float">
            <text:p>0.000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5.683772" calcext:value-type="float">
            <text:p>215.683772</text:p>
          </table:table-cell>
          <table:table-cell office:value-type="float" office:value="9.5403" calcext:value-type="float">
            <text:p>9.540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35023" calcext:value-type="float">
            <text:p>0.035023</text:p>
          </table:table-cell>
          <table:table-cell office:value-type="string" calcext:value-type="string">
            <text:p><text:s text:c="2"/>GDX</text:p>
          </table:table-cell>
          <table:table-cell office:value-type="float" office:value="184.296109" calcext:value-type="float">
            <text:p>184.296109</text:p>
          </table:table-cell>
          <table:table-cell office:value-type="float" office:value="6.290633" calcext:value-type="float">
            <text:p>6.290633</text:p>
          </table:table-cell>
          <table:table-cell office:value-type="float" office:value="0.004721" calcext:value-type="float">
            <text:p>0.004721</text:p>
          </table:table-cell>
          <table:table-cell office:value-type="float" office:value="0.001251" calcext:value-type="float">
            <text:p>0.001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7.767324" calcext:value-type="float">
            <text:p>267.767324</text:p>
          </table:table-cell>
          <table:table-cell office:value-type="float" office:value="9.67475" calcext:value-type="float">
            <text:p>9.6747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35229" calcext:value-type="float">
            <text:p>0.035229</text:p>
          </table:table-cell>
          <table:table-cell office:value-type="string" calcext:value-type="string">
            <text:p><text:s text:c="2"/>GDX</text:p>
          </table:table-cell>
          <table:table-cell office:value-type="float" office:value="226.23495" calcext:value-type="float">
            <text:p>226.23495</text:p>
          </table:table-cell>
          <table:table-cell office:value-type="float" office:value="6.136625" calcext:value-type="float">
            <text:p>6.136625</text:p>
          </table:table-cell>
          <table:table-cell office:value-type="float" office:value="0.004879" calcext:value-type="float">
            <text:p>0.004879</text:p>
          </table:table-cell>
          <table:table-cell office:value-type="float" office:value="0.001422" calcext:value-type="float">
            <text:p>0.001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9.955257" calcext:value-type="float">
            <text:p>259.955257</text:p>
          </table:table-cell>
          <table:table-cell office:value-type="float" office:value="9.508667" calcext:value-type="float">
            <text:p>9.508667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27168" calcext:value-type="float">
            <text:p>0.027168</text:p>
          </table:table-cell>
          <table:table-cell office:value-type="string" calcext:value-type="string">
            <text:p><text:s text:c="2"/>GDX</text:p>
          </table:table-cell>
          <table:table-cell office:value-type="float" office:value="221.065661" calcext:value-type="float">
            <text:p>221.065661</text:p>
          </table:table-cell>
          <table:table-cell office:value-type="float" office:value="6.160294" calcext:value-type="float">
            <text:p>6.160294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1139" calcext:value-type="float">
            <text:p>0.001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1.526071" calcext:value-type="float">
            <text:p>251.526071</text:p>
          </table:table-cell>
          <table:table-cell office:value-type="float" office:value="9.82175" calcext:value-type="float">
            <text:p>9.8217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32031" calcext:value-type="float">
            <text:p>0.032031</text:p>
          </table:table-cell>
          <table:table-cell office:value-type="string" calcext:value-type="string">
            <text:p><text:s text:c="2"/>GDX</text:p>
          </table:table-cell>
          <table:table-cell office:value-type="float" office:value="199.695353" calcext:value-type="float">
            <text:p>199.695353</text:p>
          </table:table-cell>
          <table:table-cell office:value-type="float" office:value="6.05075" calcext:value-type="float">
            <text:p>6.05075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1591" calcext:value-type="float">
            <text:p>0.001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3.678767" calcext:value-type="float">
            <text:p>233.678767</text:p>
          </table:table-cell>
          <table:table-cell office:value-type="float" office:value="9.8235" calcext:value-type="float">
            <text:p>9.823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25814" calcext:value-type="float">
            <text:p>0.025814</text:p>
          </table:table-cell>
          <table:table-cell office:value-type="string" calcext:value-type="string">
            <text:p><text:s text:c="2"/>GDX</text:p>
          </table:table-cell>
          <table:table-cell office:value-type="float" office:value="188.438118" calcext:value-type="float">
            <text:p>188.438118</text:p>
          </table:table-cell>
          <table:table-cell office:value-type="float" office:value="5.893763" calcext:value-type="float">
            <text:p>5.893763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1181" calcext:value-type="float">
            <text:p>0.001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14.6555" calcext:value-type="float">
            <text:p>214.6555</text:p>
          </table:table-cell>
          <table:table-cell office:value-type="float" office:value="6.8475" calcext:value-type="float">
            <text:p>6.847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364" calcext:value-type="float">
            <text:p>0.000364</text:p>
          </table:table-cell>
          <table:table-cell office:value-type="string" calcext:value-type="string">
            <text:p><text:s text:c="2"/>ZIP</text:p>
          </table:table-cell>
          <table:table-cell office:value-type="float" office:value="66.994447" calcext:value-type="float">
            <text:p>66.994447</text:p>
          </table:table-cell>
          <table:table-cell office:value-type="float" office:value="2.304447" calcext:value-type="float">
            <text:p>2.30444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35" calcext:value-type="float">
            <text:p>0.00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84.60725" calcext:value-type="float">
            <text:p>184.60725</text:p>
          </table:table-cell>
          <table:table-cell office:value-type="float" office:value="7.009" calcext:value-type="float">
            <text:p>7.009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81" calcext:value-type="float">
            <text:p>0.00081</text:p>
          </table:table-cell>
          <table:table-cell office:value-type="string" calcext:value-type="string">
            <text:p><text:s text:c="2"/>ZIP</text:p>
          </table:table-cell>
          <table:table-cell office:value-type="float" office:value="67.834306" calcext:value-type="float">
            <text:p>67.834306</text:p>
          </table:table-cell>
          <table:table-cell office:value-type="float" office:value="2.816" calcext:value-type="float">
            <text:p>2.81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825" calcext:value-type="float">
            <text:p>0.0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40.7735" calcext:value-type="float">
            <text:p>240.7735</text:p>
          </table:table-cell>
          <table:table-cell office:value-type="float" office:value="7.046167" calcext:value-type="float">
            <text:p>7.04616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<text:s text:c="2"/>ZIP</text:p>
          </table:table-cell>
          <table:table-cell office:value-type="float" office:value="110.755382" calcext:value-type="float">
            <text:p>110.755382</text:p>
          </table:table-cell>
          <table:table-cell office:value-type="float" office:value="3.470559" calcext:value-type="float">
            <text:p>3.47055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842" calcext:value-type="float">
            <text:p>0.000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10.8825" calcext:value-type="float">
            <text:p>210.8825</text:p>
          </table:table-cell>
          <table:table-cell office:value-type="float" office:value="6.989625" calcext:value-type="float">
            <text:p>6.98962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726" calcext:value-type="float">
            <text:p>0.000726</text:p>
          </table:table-cell>
          <table:table-cell office:value-type="string" calcext:value-type="string">
            <text:p><text:s text:c="2"/>ZIP</text:p>
          </table:table-cell>
          <table:table-cell office:value-type="float" office:value="110.336375" calcext:value-type="float">
            <text:p>110.336375</text:p>
          </table:table-cell>
          <table:table-cell office:value-type="float" office:value="3.922156" calcext:value-type="float">
            <text:p>3.92215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856" calcext:value-type="float">
            <text:p>0.000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15.3747" calcext:value-type="float">
            <text:p>215.3747</text:p>
          </table:table-cell>
          <table:table-cell office:value-type="float" office:value="7.1417" calcext:value-type="float">
            <text:p>7.141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64" calcext:value-type="float">
            <text:p>0.00064</text:p>
          </table:table-cell>
          <table:table-cell office:value-type="string" calcext:value-type="string">
            <text:p><text:s text:c="2"/>ZIP</text:p>
          </table:table-cell>
          <table:table-cell office:value-type="float" office:value="132.964733" calcext:value-type="float">
            <text:p>132.964733</text:p>
          </table:table-cell>
          <table:table-cell office:value-type="float" office:value="4.8455" calcext:value-type="float">
            <text:p>4.845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53.6585" calcext:value-type="float">
            <text:p>253.6585</text:p>
          </table:table-cell>
          <table:table-cell office:value-type="float" office:value="7.269917" calcext:value-type="float">
            <text:p>7.26991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69" calcext:value-type="float">
            <text:p>0.00069</text:p>
          </table:table-cell>
          <table:table-cell office:value-type="string" calcext:value-type="string">
            <text:p><text:s text:c="2"/>ZIP</text:p>
          </table:table-cell>
          <table:table-cell office:value-type="float" office:value="160.634643" calcext:value-type="float">
            <text:p>160.634643</text:p>
          </table:table-cell>
          <table:table-cell office:value-type="float" office:value="4.944607" calcext:value-type="float">
            <text:p>4.94460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908" calcext:value-type="float">
            <text:p>0.000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08.896857" calcext:value-type="float">
            <text:p>208.896857</text:p>
          </table:table-cell>
          <table:table-cell office:value-type="float" office:value="6.946786" calcext:value-type="float">
            <text:p>6.94678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577" calcext:value-type="float">
            <text:p>0.000577</text:p>
          </table:table-cell>
          <table:table-cell office:value-type="string" calcext:value-type="string">
            <text:p><text:s text:c="2"/>ZIP</text:p>
          </table:table-cell>
          <table:table-cell office:value-type="float" office:value="153.705385" calcext:value-type="float">
            <text:p>153.705385</text:p>
          </table:table-cell>
          <table:table-cell office:value-type="float" office:value="5.5025" calcext:value-type="float">
            <text:p>5.502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943" calcext:value-type="float">
            <text:p>0.000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85.18525" calcext:value-type="float">
            <text:p>185.18525</text:p>
          </table:table-cell>
          <table:table-cell office:value-type="float" office:value="6.625563" calcext:value-type="float">
            <text:p>6.62556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537" calcext:value-type="float">
            <text:p>0.000537</text:p>
          </table:table-cell>
          <table:table-cell office:value-type="string" calcext:value-type="string">
            <text:p><text:s text:c="2"/>ZIP</text:p>
          </table:table-cell>
          <table:table-cell office:value-type="float" office:value="148.554542" calcext:value-type="float">
            <text:p>148.554542</text:p>
          </table:table-cell>
          <table:table-cell office:value-type="float" office:value="5.733125" calcext:value-type="float">
            <text:p>5.73312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951" calcext:value-type="float">
            <text:p>0.000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66.073889" calcext:value-type="float">
            <text:p>166.073889</text:p>
          </table:table-cell>
          <table:table-cell office:value-type="float" office:value="6.507611" calcext:value-type="float">
            <text:p>6.5076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506" calcext:value-type="float">
            <text:p>0.000506</text:p>
          </table:table-cell>
          <table:table-cell office:value-type="string" calcext:value-type="string">
            <text:p><text:s text:c="2"/>ZIP</text:p>
          </table:table-cell>
          <table:table-cell office:value-type="float" office:value="148.843727" calcext:value-type="float">
            <text:p>148.843727</text:p>
          </table:table-cell>
          <table:table-cell office:value-type="float" office:value="6.262409" calcext:value-type="float">
            <text:p>6.26240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999" calcext:value-type="float">
            <text:p>0.000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69.1037" calcext:value-type="float">
            <text:p>169.1037</text:p>
          </table:table-cell>
          <table:table-cell office:value-type="float" office:value="6.44275" calcext:value-type="float">
            <text:p>6.4427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508" calcext:value-type="float">
            <text:p>0.000508</text:p>
          </table:table-cell>
          <table:table-cell office:value-type="string" calcext:value-type="string">
            <text:p><text:s text:c="2"/>ZIP</text:p>
          </table:table-cell>
          <table:table-cell office:value-type="float" office:value="168.77225" calcext:value-type="float">
            <text:p>168.77225</text:p>
          </table:table-cell>
          <table:table-cell office:value-type="float" office:value="6.65055" calcext:value-type="float">
            <text:p>6.6505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1029" calcext:value-type="float">
            <text:p>0.001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81.891591" calcext:value-type="float">
            <text:p>181.891591</text:p>
          </table:table-cell>
          <table:table-cell office:value-type="float" office:value="6.371682" calcext:value-type="float">
            <text:p>6.37168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471" calcext:value-type="float">
            <text:p>0.000471</text:p>
          </table:table-cell>
          <table:table-cell office:value-type="string" calcext:value-type="string">
            <text:p><text:s text:c="2"/>ZIP</text:p>
          </table:table-cell>
          <table:table-cell office:value-type="float" office:value="203.303889" calcext:value-type="float">
            <text:p>203.303889</text:p>
          </table:table-cell>
          <table:table-cell office:value-type="float" office:value="7.353833" calcext:value-type="float">
            <text:p>7.35383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1099" calcext:value-type="float">
            <text:p>0.001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48.893167" calcext:value-type="float">
            <text:p>148.893167</text:p>
          </table:table-cell>
          <table:table-cell office:value-type="float" office:value="5.897917" calcext:value-type="float">
            <text:p>5.897917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432" calcext:value-type="float">
            <text:p>0.000432</text:p>
          </table:table-cell>
          <table:table-cell office:value-type="string" calcext:value-type="string">
            <text:p><text:s text:c="2"/>ZIP</text:p>
          </table:table-cell>
          <table:table-cell office:value-type="float" office:value="192.926938" calcext:value-type="float">
            <text:p>192.926938</text:p>
          </table:table-cell>
          <table:table-cell office:value-type="float" office:value="7.689" calcext:value-type="float">
            <text:p>7.68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1143" calcext:value-type="float">
            <text:p>0.001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91.985462" calcext:value-type="float">
            <text:p>191.985462</text:p>
          </table:table-cell>
          <table:table-cell office:value-type="float" office:value="6.519077" calcext:value-type="float">
            <text:p>6.51907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444" calcext:value-type="float">
            <text:p>0.000444</text:p>
          </table:table-cell>
          <table:table-cell office:value-type="string" calcext:value-type="string">
            <text:p><text:s text:c="2"/>ZIP</text:p>
          </table:table-cell>
          <table:table-cell office:value-type="float" office:value="269.228214" calcext:value-type="float">
            <text:p>269.228214</text:p>
          </table:table-cell>
          <table:table-cell office:value-type="float" office:value="9.080571" calcext:value-type="float">
            <text:p>9.08057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1265" calcext:value-type="float">
            <text:p>0.001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41.463107" calcext:value-type="float">
            <text:p>141.463107</text:p>
          </table:table-cell>
          <table:table-cell office:value-type="float" office:value="5.614036" calcext:value-type="float">
            <text:p>5.614036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394" calcext:value-type="float">
            <text:p>0.000394</text:p>
          </table:table-cell>
          <table:table-cell office:value-type="string" calcext:value-type="string">
            <text:p><text:s text:c="2"/>ZIP</text:p>
          </table:table-cell>
          <table:table-cell office:value-type="float" office:value="224.151083" calcext:value-type="float">
            <text:p>224.151083</text:p>
          </table:table-cell>
          <table:table-cell office:value-type="float" office:value="8.69375" calcext:value-type="float">
            <text:p>8.6937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1306" calcext:value-type="float">
            <text:p>0.001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62.748133" calcext:value-type="float">
            <text:p>162.748133</text:p>
          </table:table-cell>
          <table:table-cell office:value-type="float" office:value="5.996967" calcext:value-type="float">
            <text:p>5.99696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<text:s text:c="2"/>ZIP</text:p>
          </table:table-cell>
          <table:table-cell office:value-type="float" office:value="269.4295" calcext:value-type="float">
            <text:p>269.4295</text:p>
          </table:table-cell>
          <table:table-cell office:value-type="float" office:value="9.7631" calcext:value-type="float">
            <text:p>9.763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1451" calcext:value-type="float">
            <text:p>0.001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78.813625" calcext:value-type="float">
            <text:p>178.813625</text:p>
          </table:table-cell>
          <table:table-cell office:value-type="float" office:value="6.270812" calcext:value-type="float">
            <text:p>6.27081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87" calcext:value-type="float">
            <text:p>0.000387</text:p>
          </table:table-cell>
          <table:table-cell office:value-type="string" calcext:value-type="string">
            <text:p><text:s text:c="2"/>ZIP</text:p>
          </table:table-cell>
          <table:table-cell office:value-type="float" office:value="305.926375" calcext:value-type="float">
            <text:p>305.926375</text:p>
          </table:table-cell>
          <table:table-cell office:value-type="float" office:value="10.86575" calcext:value-type="float">
            <text:p>10.8657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161" calcext:value-type="float">
            <text:p>0.0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79.309735" calcext:value-type="float">
            <text:p>179.309735</text:p>
          </table:table-cell>
          <table:table-cell office:value-type="float" office:value="6.430941" calcext:value-type="float">
            <text:p>6.43094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78" calcext:value-type="float">
            <text:p>0.000378</text:p>
          </table:table-cell>
          <table:table-cell office:value-type="string" calcext:value-type="string">
            <text:p><text:s text:c="2"/>ZIP</text:p>
          </table:table-cell>
          <table:table-cell office:value-type="float" office:value="331.734667" calcext:value-type="float">
            <text:p>331.734667</text:p>
          </table:table-cell>
          <table:table-cell office:value-type="float" office:value="11.713" calcext:value-type="float">
            <text:p>11.71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1793" calcext:value-type="float">
            <text:p>0.001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44.504306" calcext:value-type="float">
            <text:p>144.504306</text:p>
          </table:table-cell>
          <table:table-cell office:value-type="float" office:value="6.124583" calcext:value-type="float">
            <text:p>6.12458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353" calcext:value-type="float">
            <text:p>0.000353</text:p>
          </table:table-cell>
          <table:table-cell office:value-type="string" calcext:value-type="string">
            <text:p><text:s text:c="2"/>ZIP</text:p>
          </table:table-cell>
          <table:table-cell office:value-type="float" office:value="291.575" calcext:value-type="float">
            <text:p>291.575</text:p>
          </table:table-cell>
          <table:table-cell office:value-type="float" office:value="12.16825" calcext:value-type="float">
            <text:p>12.1682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202" calcext:value-type="float">
            <text:p>0.00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27.848763" calcext:value-type="float">
            <text:p>227.848763</text:p>
          </table:table-cell>
          <table:table-cell office:value-type="float" office:value="6.856447" calcext:value-type="float">
            <text:p>6.85644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81" calcext:value-type="float">
            <text:p>0.000381</text:p>
          </table:table-cell>
          <table:table-cell office:value-type="string" calcext:value-type="string">
            <text:p><text:s text:c="2"/>ZIP</text:p>
          </table:table-cell>
          <table:table-cell office:value-type="float" office:value="419.208" calcext:value-type="float">
            <text:p>419.208</text:p>
          </table:table-cell>
          <table:table-cell office:value-type="float" office:value="12.4355" calcext:value-type="float">
            <text:p>12.435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2551" calcext:value-type="float">
            <text:p>0.002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1.983977" calcext:value-type="float">
            <text:p>261.983977</text:p>
          </table:table-cell>
          <table:table-cell office:value-type="float" office:value="10.826579" calcext:value-type="float">
            <text:p>10.82657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788" calcext:value-type="float">
            <text:p>0.000788</text:p>
          </table:table-cell>
          <table:table-cell office:value-type="string" calcext:value-type="string">
            <text:p><text:s text:c="2"/>ZIC</text:p>
          </table:table-cell>
          <table:table-cell office:value-type="float" office:value="218.30594" calcext:value-type="float">
            <text:p>218.30594</text:p>
          </table:table-cell>
          <table:table-cell office:value-type="float" office:value="6.803" calcext:value-type="float">
            <text:p>6.80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4.191879" calcext:value-type="float">
            <text:p>224.191879</text:p>
          </table:table-cell>
          <table:table-cell office:value-type="float" office:value="10.919972" calcext:value-type="float">
            <text:p>10.91997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806" calcext:value-type="float">
            <text:p>0.000806</text:p>
          </table:table-cell>
          <table:table-cell office:value-type="string" calcext:value-type="string">
            <text:p><text:s text:c="2"/>ZIC</text:p>
          </table:table-cell>
          <table:table-cell office:value-type="float" office:value="176.616085" calcext:value-type="float">
            <text:p>176.616085</text:p>
          </table:table-cell>
          <table:table-cell office:value-type="float" office:value="6.39725" calcext:value-type="float">
            <text:p>6.3972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1" calcext:value-type="float">
            <text:p>1.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7.188751" calcext:value-type="float">
            <text:p>217.188751</text:p>
          </table:table-cell>
          <table:table-cell office:value-type="float" office:value="11.026029" calcext:value-type="float">
            <text:p>11.02602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5225" calcext:value-type="float">
            <text:p>0.005225</text:p>
          </table:table-cell>
          <table:table-cell office:value-type="string" calcext:value-type="string">
            <text:p><text:s text:c="2"/>ZIC</text:p>
          </table:table-cell>
          <table:table-cell office:value-type="float" office:value="176.709743" calcext:value-type="float">
            <text:p>176.709743</text:p>
          </table:table-cell>
          <table:table-cell office:value-type="float" office:value="6.227833" calcext:value-type="float">
            <text:p>6.22783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78" calcext:value-type="float">
            <text:p>7.8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6.9725" calcext:value-type="float">
            <text:p>206.9725</text:p>
          </table:table-cell>
          <table:table-cell office:value-type="float" office:value="11.139344" calcext:value-type="float">
            <text:p>11.139344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9034" calcext:value-type="float">
            <text:p>0.009034</text:p>
          </table:table-cell>
          <table:table-cell office:value-type="string" calcext:value-type="string">
            <text:p><text:s text:c="2"/>ZIC</text:p>
          </table:table-cell>
          <table:table-cell office:value-type="float" office:value="163.617876" calcext:value-type="float">
            <text:p>163.617876</text:p>
          </table:table-cell>
          <table:table-cell office:value-type="float" office:value="6.077625" calcext:value-type="float">
            <text:p>6.07762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147" calcext:value-type="float">
            <text:p>0.000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4.47232" calcext:value-type="float">
            <text:p>274.47232</text:p>
          </table:table-cell>
          <table:table-cell office:value-type="float" office:value="11.1933" calcext:value-type="float">
            <text:p>11.193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11632" calcext:value-type="float">
            <text:p>0.011632</text:p>
          </table:table-cell>
          <table:table-cell office:value-type="string" calcext:value-type="string">
            <text:p><text:s text:c="2"/>ZIC</text:p>
          </table:table-cell>
          <table:table-cell office:value-type="float" office:value="220.23184" calcext:value-type="float">
            <text:p>220.23184</text:p>
          </table:table-cell>
          <table:table-cell office:value-type="float" office:value="6.7591" calcext:value-type="float">
            <text:p>6.7591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85" calcext:value-type="float">
            <text:p>0.000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2.406233" calcext:value-type="float">
            <text:p>202.406233</text:p>
          </table:table-cell>
          <table:table-cell office:value-type="float" office:value="11.36525" calcext:value-type="float">
            <text:p>11.3652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10298" calcext:value-type="float">
            <text:p>0.010298</text:p>
          </table:table-cell>
          <table:table-cell office:value-type="string" calcext:value-type="string">
            <text:p><text:s text:c="2"/>ZIC</text:p>
          </table:table-cell>
          <table:table-cell office:value-type="float" office:value="150.16454" calcext:value-type="float">
            <text:p>150.16454</text:p>
          </table:table-cell>
          <table:table-cell office:value-type="float" office:value="5.93975" calcext:value-type="float">
            <text:p>5.9397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84" calcext:value-type="float">
            <text:p>0.000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9.691373" calcext:value-type="float">
            <text:p>269.691373</text:p>
          </table:table-cell>
          <table:table-cell office:value-type="float" office:value="11.453077" calcext:value-type="float">
            <text:p>11.45307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12142" calcext:value-type="float">
            <text:p>0.012142</text:p>
          </table:table-cell>
          <table:table-cell office:value-type="string" calcext:value-type="string">
            <text:p><text:s text:c="2"/>ZIC</text:p>
          </table:table-cell>
          <table:table-cell office:value-type="float" office:value="209.271308" calcext:value-type="float">
            <text:p>209.271308</text:p>
          </table:table-cell>
          <table:table-cell office:value-type="float" office:value="6.660571" calcext:value-type="float">
            <text:p>6.66057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221" calcext:value-type="float">
            <text:p>0.000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27.712705" calcext:value-type="float">
            <text:p>327.712705</text:p>
          </table:table-cell>
          <table:table-cell office:value-type="float" office:value="11.582208" calcext:value-type="float">
            <text:p>11.582208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13149" calcext:value-type="float">
            <text:p>0.013149</text:p>
          </table:table-cell>
          <table:table-cell office:value-type="string" calcext:value-type="string">
            <text:p><text:s text:c="2"/>ZIC</text:p>
          </table:table-cell>
          <table:table-cell office:value-type="float" office:value="261.090129" calcext:value-type="float">
            <text:p>261.090129</text:p>
          </table:table-cell>
          <table:table-cell office:value-type="float" office:value="6.989813" calcext:value-type="float">
            <text:p>6.98981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249" calcext:value-type="float">
            <text:p>0.000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4.926161" calcext:value-type="float">
            <text:p>244.926161</text:p>
          </table:table-cell>
          <table:table-cell office:value-type="float" office:value="11.702864" calcext:value-type="float">
            <text:p>11.702864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12414" calcext:value-type="float">
            <text:p>0.012414</text:p>
          </table:table-cell>
          <table:table-cell office:value-type="string" calcext:value-type="string">
            <text:p><text:s text:c="2"/>ZIC</text:p>
          </table:table-cell>
          <table:table-cell office:value-type="float" office:value="186.895914" calcext:value-type="float">
            <text:p>186.895914</text:p>
          </table:table-cell>
          <table:table-cell office:value-type="float" office:value="6.414833" calcext:value-type="float">
            <text:p>6.41483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244" calcext:value-type="float">
            <text:p>0.000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6.244118" calcext:value-type="float">
            <text:p>246.244118</text:p>
          </table:table-cell>
          <table:table-cell office:value-type="float" office:value="11.7478" calcext:value-type="float">
            <text:p>11.7478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13075" calcext:value-type="float">
            <text:p>0.013075</text:p>
          </table:table-cell>
          <table:table-cell office:value-type="string" calcext:value-type="string">
            <text:p><text:s text:c="2"/>ZIC</text:p>
          </table:table-cell>
          <table:table-cell office:value-type="float" office:value="185.401832" calcext:value-type="float">
            <text:p>185.401832</text:p>
          </table:table-cell>
          <table:table-cell office:value-type="float" office:value="6.2547" calcext:value-type="float">
            <text:p>6.2547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265" calcext:value-type="float">
            <text:p>0.000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4.34092" calcext:value-type="float">
            <text:p>284.34092</text:p>
          </table:table-cell>
          <table:table-cell office:value-type="float" office:value="11.935722" calcext:value-type="float">
            <text:p>11.935722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13178" calcext:value-type="float">
            <text:p>0.013178</text:p>
          </table:table-cell>
          <table:table-cell office:value-type="string" calcext:value-type="string">
            <text:p><text:s text:c="2"/>ZIC</text:p>
          </table:table-cell>
          <table:table-cell office:value-type="float" office:value="216.26702" calcext:value-type="float">
            <text:p>216.26702</text:p>
          </table:table-cell>
          <table:table-cell office:value-type="float" office:value="6.673591" calcext:value-type="float">
            <text:p>6.67359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289" calcext:value-type="float">
            <text:p>0.000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9.859142" calcext:value-type="float">
            <text:p>209.859142</text:p>
          </table:table-cell>
          <table:table-cell office:value-type="float" office:value="12.139125" calcext:value-type="float">
            <text:p>12.139125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12081" calcext:value-type="float">
            <text:p>0.012081</text:p>
          </table:table-cell>
          <table:table-cell office:value-type="string" calcext:value-type="string">
            <text:p><text:s text:c="2"/>ZIC</text:p>
          </table:table-cell>
          <table:table-cell office:value-type="float" office:value="147.736697" calcext:value-type="float">
            <text:p>147.736697</text:p>
          </table:table-cell>
          <table:table-cell office:value-type="float" office:value="5.93575" calcext:value-type="float">
            <text:p>5.9357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276" calcext:value-type="float">
            <text:p>0.000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4.691893" calcext:value-type="float">
            <text:p>174.691893</text:p>
          </table:table-cell>
          <table:table-cell office:value-type="float" office:value="12.345071" calcext:value-type="float">
            <text:p>12.34507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957" calcext:value-type="float">
            <text:p>0.010957</text:p>
          </table:table-cell>
          <table:table-cell office:value-type="string" calcext:value-type="string">
            <text:p><text:s text:c="2"/>ZIC</text:p>
          </table:table-cell>
          <table:table-cell office:value-type="float" office:value="115.548827" calcext:value-type="float">
            <text:p>115.548827</text:p>
          </table:table-cell>
          <table:table-cell office:value-type="float" office:value="5.552808" calcext:value-type="float">
            <text:p>5.55280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281" calcext:value-type="float">
            <text:p>0.000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17.10152" calcext:value-type="float">
            <text:p>317.10152</text:p>
          </table:table-cell>
          <table:table-cell office:value-type="float" office:value="12.29875" calcext:value-type="float">
            <text:p>12.2987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15882" calcext:value-type="float">
            <text:p>0.015882</text:p>
          </table:table-cell>
          <table:table-cell office:value-type="string" calcext:value-type="string">
            <text:p><text:s text:c="2"/>ZIC</text:p>
          </table:table-cell>
          <table:table-cell office:value-type="float" office:value="244.053956" calcext:value-type="float">
            <text:p>244.053956</text:p>
          </table:table-cell>
          <table:table-cell office:value-type="float" office:value="7.242107" calcext:value-type="float">
            <text:p>7.24210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337" calcext:value-type="float">
            <text:p>0.000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2.490797" calcext:value-type="float">
            <text:p>282.490797</text:p>
          </table:table-cell>
          <table:table-cell office:value-type="float" office:value="12.5654" calcext:value-type="float">
            <text:p>12.565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13904" calcext:value-type="float">
            <text:p>0.013904</text:p>
          </table:table-cell>
          <table:table-cell office:value-type="string" calcext:value-type="string">
            <text:p><text:s text:c="2"/>ZIC</text:p>
          </table:table-cell>
          <table:table-cell office:value-type="float" office:value="208.743168" calcext:value-type="float">
            <text:p>208.743168</text:p>
          </table:table-cell>
          <table:table-cell office:value-type="float" office:value="6.5982" calcext:value-type="float">
            <text:p>6.598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332" calcext:value-type="float">
            <text:p>0.000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0.587267" calcext:value-type="float">
            <text:p>210.587267</text:p>
          </table:table-cell>
          <table:table-cell office:value-type="float" office:value="12.859625" calcext:value-type="float">
            <text:p>12.85962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11132" calcext:value-type="float">
            <text:p>0.011132</text:p>
          </table:table-cell>
          <table:table-cell office:value-type="string" calcext:value-type="string">
            <text:p><text:s text:c="2"/>ZIC</text:p>
          </table:table-cell>
          <table:table-cell office:value-type="float" office:value="145.563089" calcext:value-type="float">
            <text:p>145.563089</text:p>
          </table:table-cell>
          <table:table-cell office:value-type="float" office:value="5.684969" calcext:value-type="float">
            <text:p>5.684969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313" calcext:value-type="float">
            <text:p>0.000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9.526778" calcext:value-type="float">
            <text:p>269.526778</text:p>
          </table:table-cell>
          <table:table-cell office:value-type="float" office:value="12.716333" calcext:value-type="float">
            <text:p>12.71633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15428" calcext:value-type="float">
            <text:p>0.015428</text:p>
          </table:table-cell>
          <table:table-cell office:value-type="string" calcext:value-type="string">
            <text:p><text:s text:c="2"/>ZIC</text:p>
          </table:table-cell>
          <table:table-cell office:value-type="float" office:value="196.524333" calcext:value-type="float">
            <text:p>196.524333</text:p>
          </table:table-cell>
          <table:table-cell office:value-type="float" office:value="6.820706" calcext:value-type="float">
            <text:p>6.82070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346" calcext:value-type="float">
            <text:p>0.000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2.691786" calcext:value-type="float">
            <text:p>222.691786</text:p>
          </table:table-cell>
          <table:table-cell office:value-type="float" office:value="12.961" calcext:value-type="float">
            <text:p>12.96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9358" calcext:value-type="float">
            <text:p>0.009358</text:p>
          </table:table-cell>
          <table:table-cell office:value-type="string" calcext:value-type="string">
            <text:p><text:s text:c="2"/>ZIC</text:p>
          </table:table-cell>
          <table:table-cell office:value-type="float" office:value="161.628913" calcext:value-type="float">
            <text:p>161.628913</text:p>
          </table:table-cell>
          <table:table-cell office:value-type="float" office:value="5.941111" calcext:value-type="float">
            <text:p>5.94111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336" calcext:value-type="float">
            <text:p>0.000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2.163694" calcext:value-type="float">
            <text:p>252.163694</text:p>
          </table:table-cell>
          <table:table-cell office:value-type="float" office:value="13.12" calcext:value-type="float">
            <text:p>13.1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15036" calcext:value-type="float">
            <text:p>0.015036</text:p>
          </table:table-cell>
          <table:table-cell office:value-type="string" calcext:value-type="string">
            <text:p><text:s text:c="2"/>ZIC</text:p>
          </table:table-cell>
          <table:table-cell office:value-type="float" office:value="191.730253" calcext:value-type="float">
            <text:p>191.730253</text:p>
          </table:table-cell>
          <table:table-cell office:value-type="float" office:value="6.920789" calcext:value-type="float">
            <text:p>6.92078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356" calcext:value-type="float">
            <text:p>0.000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2.483211" calcext:value-type="float">
            <text:p>212.483211</text:p>
          </table:table-cell>
          <table:table-cell office:value-type="float" office:value="6.155263" calcext:value-type="float">
            <text:p>6.155263</text:p>
          </table:table-cell>
          <table:table-cell office:value-type="float" office:value="0.004294" calcext:value-type="float">
            <text:p>0.004294</text:p>
          </table:table-cell>
          <table:table-cell office:value-type="float" office:value="0.001342" calcext:value-type="float">
            <text:p>0.001342</text:p>
          </table:table-cell>
          <table:table-cell office:value-type="string" calcext:value-type="string">
            <text:p><text:s text:c="2"/>ZIP</text:p>
          </table:table-cell>
          <table:table-cell office:value-type="float" office:value="203.423" calcext:value-type="float">
            <text:p>203.423</text:p>
          </table:table-cell>
          <table:table-cell office:value-type="float" office:value="6.682" calcext:value-type="float">
            <text:p>6.68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1345" calcext:value-type="float">
            <text:p>0.001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5.38155" calcext:value-type="float">
            <text:p>135.38155</text:p>
          </table:table-cell>
          <table:table-cell office:value-type="float" office:value="5.609417" calcext:value-type="float">
            <text:p>5.609417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1451" calcext:value-type="float">
            <text:p>0.001451</text:p>
          </table:table-cell>
          <table:table-cell office:value-type="string" calcext:value-type="string">
            <text:p><text:s text:c="2"/>ZIP</text:p>
          </table:table-cell>
          <table:table-cell office:value-type="float" office:value="110.5118" calcext:value-type="float">
            <text:p>110.5118</text:p>
          </table:table-cell>
          <table:table-cell office:value-type="float" office:value="5.08225" calcext:value-type="float">
            <text:p>5.0822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1152" calcext:value-type="float">
            <text:p>0.001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6.935513" calcext:value-type="float">
            <text:p>176.935513</text:p>
          </table:table-cell>
          <table:table-cell office:value-type="float" office:value="5.898118" calcext:value-type="float">
            <text:p>5.898118</text:p>
          </table:table-cell>
          <table:table-cell office:value-type="float" office:value="0.005327" calcext:value-type="float">
            <text:p>0.005327</text:p>
          </table:table-cell>
          <table:table-cell office:value-type="float" office:value="0.001851" calcext:value-type="float">
            <text:p>0.001851</text:p>
          </table:table-cell>
          <table:table-cell office:value-type="string" calcext:value-type="string">
            <text:p><text:s text:c="2"/>ZIP</text:p>
          </table:table-cell>
          <table:table-cell office:value-type="float" office:value="133.609425" calcext:value-type="float">
            <text:p>133.609425</text:p>
          </table:table-cell>
          <table:table-cell office:value-type="float" office:value="5.006667" calcext:value-type="float">
            <text:p>5.00666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1214" calcext:value-type="float">
            <text:p>0.001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6.779442" calcext:value-type="float">
            <text:p>226.779442</text:p>
          </table:table-cell>
          <table:table-cell office:value-type="float" office:value="6.104781" calcext:value-type="float">
            <text:p>6.104781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1606" calcext:value-type="float">
            <text:p>0.001606</text:p>
          </table:table-cell>
          <table:table-cell office:value-type="string" calcext:value-type="string">
            <text:p><text:s text:c="2"/>ZIP</text:p>
          </table:table-cell>
          <table:table-cell office:value-type="float" office:value="167.685606" calcext:value-type="float">
            <text:p>167.685606</text:p>
          </table:table-cell>
          <table:table-cell office:value-type="float" office:value="5.387375" calcext:value-type="float">
            <text:p>5.38737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1075" calcext:value-type="float">
            <text:p>0.001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7.030035" calcext:value-type="float">
            <text:p>157.030035</text:p>
          </table:table-cell>
          <table:table-cell office:value-type="float" office:value="5.6534" calcext:value-type="float">
            <text:p>5.6534</text:p>
          </table:table-cell>
          <table:table-cell office:value-type="float" office:value="0.004956" calcext:value-type="float">
            <text:p>0.004956</text:p>
          </table:table-cell>
          <table:table-cell office:value-type="float" office:value="0.001709" calcext:value-type="float">
            <text:p>0.001709</text:p>
          </table:table-cell>
          <table:table-cell office:value-type="string" calcext:value-type="string">
            <text:p><text:s text:c="2"/>ZIP</text:p>
          </table:table-cell>
          <table:table-cell office:value-type="float" office:value="106.083195" calcext:value-type="float">
            <text:p>106.083195</text:p>
          </table:table-cell>
          <table:table-cell office:value-type="float" office:value="4.3036" calcext:value-type="float">
            <text:p>4.3036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1082" calcext:value-type="float">
            <text:p>0.001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8.257798" calcext:value-type="float">
            <text:p>228.257798</text:p>
          </table:table-cell>
          <table:table-cell office:value-type="float" office:value="6.471321" calcext:value-type="float">
            <text:p>6.471321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002112" calcext:value-type="float">
            <text:p>0.002112</text:p>
          </table:table-cell>
          <table:table-cell office:value-type="string" calcext:value-type="string">
            <text:p><text:s text:c="2"/>ZIP</text:p>
          </table:table-cell>
          <table:table-cell office:value-type="float" office:value="151.583471" calcext:value-type="float">
            <text:p>151.583471</text:p>
          </table:table-cell>
          <table:table-cell office:value-type="float" office:value="5.215417" calcext:value-type="float">
            <text:p>5.21541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3.355408" calcext:value-type="float">
            <text:p>183.355408</text:p>
          </table:table-cell>
          <table:table-cell office:value-type="float" office:value="5.987423" calcext:value-type="float">
            <text:p>5.987423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143" calcext:value-type="float">
            <text:p>0.00143</text:p>
          </table:table-cell>
          <table:table-cell office:value-type="string" calcext:value-type="string">
            <text:p><text:s text:c="2"/>ZIP</text:p>
          </table:table-cell>
          <table:table-cell office:value-type="float" office:value="113.3396" calcext:value-type="float">
            <text:p>113.3396</text:p>
          </table:table-cell>
          <table:table-cell office:value-type="float" office:value="4.282214" calcext:value-type="float">
            <text:p>4.282214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825" calcext:value-type="float">
            <text:p>0.0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0.379987" calcext:value-type="float">
            <text:p>130.379987</text:p>
          </table:table-cell>
          <table:table-cell office:value-type="float" office:value="5.787542" calcext:value-type="float">
            <text:p>5.787542</text:p>
          </table:table-cell>
          <table:table-cell office:value-type="float" office:value="0.004793" calcext:value-type="float">
            <text:p>0.004793</text:p>
          </table:table-cell>
          <table:table-cell office:value-type="float" office:value="0.001829" calcext:value-type="float">
            <text:p>0.001829</text:p>
          </table:table-cell>
          <table:table-cell office:value-type="string" calcext:value-type="string">
            <text:p><text:s text:c="2"/>ZIP</text:p>
          </table:table-cell>
          <table:table-cell office:value-type="float" office:value="77.905019" calcext:value-type="float">
            <text:p>77.905019</text:p>
          </table:table-cell>
          <table:table-cell office:value-type="float" office:value="3.873937" calcext:value-type="float">
            <text:p>3.87393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009" calcext:value-type="float">
            <text:p>0.00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75.583711" calcext:value-type="float">
            <text:p>275.583711</text:p>
          </table:table-cell>
          <table:table-cell office:value-type="float" office:value="6.456864" calcext:value-type="float">
            <text:p>6.456864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253" calcext:value-type="float">
            <text:p>0.002253</text:p>
          </table:table-cell>
          <table:table-cell office:value-type="string" calcext:value-type="string">
            <text:p><text:s text:c="2"/>ZIP</text:p>
          </table:table-cell>
          <table:table-cell office:value-type="float" office:value="158.020297" calcext:value-type="float">
            <text:p>158.020297</text:p>
          </table:table-cell>
          <table:table-cell office:value-type="float" office:value="4.508833" calcext:value-type="float">
            <text:p>4.50883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1026" calcext:value-type="float">
            <text:p>0.001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4.05539" calcext:value-type="float">
            <text:p>194.05539</text:p>
          </table:table-cell>
          <table:table-cell office:value-type="float" office:value="6.1347" calcext:value-type="float">
            <text:p>6.1347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.001671" calcext:value-type="float">
            <text:p>0.001671</text:p>
          </table:table-cell>
          <table:table-cell office:value-type="string" calcext:value-type="string">
            <text:p><text:s text:c="2"/>ZIP</text:p>
          </table:table-cell>
          <table:table-cell office:value-type="float" office:value="113.95666" calcext:value-type="float">
            <text:p>113.95666</text:p>
          </table:table-cell>
          <table:table-cell office:value-type="float" office:value="4.2179" calcext:value-type="float">
            <text:p>4.217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826" calcext:value-type="float">
            <text:p>0.000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52.072994" calcext:value-type="float">
            <text:p>252.072994</text:p>
          </table:table-cell>
          <table:table-cell office:value-type="float" office:value="6.415833" calcext:value-type="float">
            <text:p>6.415833</text:p>
          </table:table-cell>
          <table:table-cell office:value-type="float" office:value="0.005096" calcext:value-type="float">
            <text:p>0.005096</text:p>
          </table:table-cell>
          <table:table-cell office:value-type="float" office:value="0.002275" calcext:value-type="float">
            <text:p>0.002275</text:p>
          </table:table-cell>
          <table:table-cell office:value-type="string" calcext:value-type="string">
            <text:p><text:s text:c="2"/>ZIP</text:p>
          </table:table-cell>
          <table:table-cell office:value-type="float" office:value="141.568095" calcext:value-type="float">
            <text:p>141.568095</text:p>
          </table:table-cell>
          <table:table-cell office:value-type="float" office:value="4.342045" calcext:value-type="float">
            <text:p>4.34204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956" calcext:value-type="float">
            <text:p>0.000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52.468794" calcext:value-type="float">
            <text:p>252.468794</text:p>
          </table:table-cell>
          <table:table-cell office:value-type="float" office:value="6.699813" calcext:value-type="float">
            <text:p>6.699813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 text:c="2"/>ZIP</text:p>
          </table:table-cell>
          <table:table-cell office:value-type="float" office:value="134.275304" calcext:value-type="float">
            <text:p>134.275304</text:p>
          </table:table-cell>
          <table:table-cell office:value-type="float" office:value="4.309292" calcext:value-type="float">
            <text:p>4.30929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935" calcext:value-type="float">
            <text:p>0.000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6.016736" calcext:value-type="float">
            <text:p>216.016736</text:p>
          </table:table-cell>
          <table:table-cell office:value-type="float" office:value="6.334786" calcext:value-type="float">
            <text:p>6.334786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2213" calcext:value-type="float">
            <text:p>0.002213</text:p>
          </table:table-cell>
          <table:table-cell office:value-type="string" calcext:value-type="string">
            <text:p><text:s text:c="2"/>ZIP</text:p>
          </table:table-cell>
          <table:table-cell office:value-type="float" office:value="118.598065" calcext:value-type="float">
            <text:p>118.598065</text:p>
          </table:table-cell>
          <table:table-cell office:value-type="float" office:value="4.037115" calcext:value-type="float">
            <text:p>4.03711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891" calcext:value-type="float">
            <text:p>0.000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82.733183" calcext:value-type="float">
            <text:p>282.733183</text:p>
          </table:table-cell>
          <table:table-cell office:value-type="float" office:value="7.076333" calcext:value-type="float">
            <text:p>7.076333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06" calcext:value-type="float">
            <text:p>0.00206</text:p>
          </table:table-cell>
          <table:table-cell office:value-type="string" calcext:value-type="string">
            <text:p><text:s text:c="2"/>ZIP</text:p>
          </table:table-cell>
          <table:table-cell office:value-type="float" office:value="134.988457" calcext:value-type="float">
            <text:p>134.988457</text:p>
          </table:table-cell>
          <table:table-cell office:value-type="float" office:value="4.147" calcext:value-type="float">
            <text:p>4.14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577" calcext:value-type="float">
            <text:p>0.000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0.97002" calcext:value-type="float">
            <text:p>180.97002</text:p>
          </table:table-cell>
          <table:table-cell office:value-type="float" office:value="6.4916" calcext:value-type="float">
            <text:p>6.4916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02828" calcext:value-type="float">
            <text:p>0.002828</text:p>
          </table:table-cell>
          <table:table-cell office:value-type="string" calcext:value-type="string">
            <text:p><text:s text:c="2"/>ZIP</text:p>
          </table:table-cell>
          <table:table-cell office:value-type="float" office:value="81.44516" calcext:value-type="float">
            <text:p>81.44516</text:p>
          </table:table-cell>
          <table:table-cell office:value-type="float" office:value="3.4796" calcext:value-type="float">
            <text:p>3.479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891" calcext:value-type="float">
            <text:p>0.000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9.072875" calcext:value-type="float">
            <text:p>219.072875</text:p>
          </table:table-cell>
          <table:table-cell office:value-type="float" office:value="6.5425" calcext:value-type="float">
            <text:p>6.5425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0.002999" calcext:value-type="float">
            <text:p>0.002999</text:p>
          </table:table-cell>
          <table:table-cell office:value-type="string" calcext:value-type="string">
            <text:p><text:s text:c="2"/>ZIP</text:p>
          </table:table-cell>
          <table:table-cell office:value-type="float" office:value="91.566719" calcext:value-type="float">
            <text:p>91.566719</text:p>
          </table:table-cell>
          <table:table-cell office:value-type="float" office:value="3.278625" calcext:value-type="float">
            <text:p>3.27862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88" calcext:value-type="float">
            <text:p>0.00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2.926558" calcext:value-type="float">
            <text:p>192.926558</text:p>
          </table:table-cell>
          <table:table-cell office:value-type="float" office:value="6.4185" calcext:value-type="float">
            <text:p>6.4185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0.003151" calcext:value-type="float">
            <text:p>0.003151</text:p>
          </table:table-cell>
          <table:table-cell office:value-type="string" calcext:value-type="string">
            <text:p><text:s text:c="2"/>ZIP</text:p>
          </table:table-cell>
          <table:table-cell office:value-type="float" office:value="78.911666" calcext:value-type="float">
            <text:p>78.911666</text:p>
          </table:table-cell>
          <table:table-cell office:value-type="float" office:value="3.032912" calcext:value-type="float">
            <text:p>3.03291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857" calcext:value-type="float">
            <text:p>0.000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1.707575" calcext:value-type="float">
            <text:p>221.707575</text:p>
          </table:table-cell>
          <table:table-cell office:value-type="float" office:value="6.55425" calcext:value-type="float">
            <text:p>6.55425</text:p>
          </table:table-cell>
          <table:table-cell office:value-type="float" office:value="0.004778" calcext:value-type="float">
            <text:p>0.004778</text:p>
          </table:table-cell>
          <table:table-cell office:value-type="float" office:value="0.00352" calcext:value-type="float">
            <text:p>0.00352</text:p>
          </table:table-cell>
          <table:table-cell office:value-type="string" calcext:value-type="string">
            <text:p><text:s text:c="2"/>ZIP</text:p>
          </table:table-cell>
          <table:table-cell office:value-type="float" office:value="80.235381" calcext:value-type="float">
            <text:p>80.235381</text:p>
          </table:table-cell>
          <table:table-cell office:value-type="float" office:value="2.761139" calcext:value-type="float">
            <text:p>2.76113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844" calcext:value-type="float">
            <text:p>0.000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4.017825" calcext:value-type="float">
            <text:p>264.017825</text:p>
          </table:table-cell>
          <table:table-cell office:value-type="float" office:value="7.004" calcext:value-type="float">
            <text:p>7.004</text:p>
          </table:table-cell>
          <table:table-cell office:value-type="float" office:value="0.004377" calcext:value-type="float">
            <text:p>0.004377</text:p>
          </table:table-cell>
          <table:table-cell office:value-type="float" office:value="0.004768" calcext:value-type="float">
            <text:p>0.004768</text:p>
          </table:table-cell>
          <table:table-cell office:value-type="string" calcext:value-type="string">
            <text:p><text:s text:c="2"/>ZIP</text:p>
          </table:table-cell>
          <table:table-cell office:value-type="float" office:value="76.755772" calcext:value-type="float">
            <text:p>76.755772</text:p>
          </table:table-cell>
          <table:table-cell office:value-type="float" office:value="2.294368" calcext:value-type="float">
            <text:p>2.29436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839" calcext:value-type="float">
            <text:p>0.0008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0" loext:min-decimal-places="20" number:min-integer-digits="0" number:grouping="true"/>
    </number:number-style>
    <number:number-style style:name="N112">
      <number:number number:decimal-places="20" loext:min-decimal-places="20" number:min-integer-digits="1"/>
    </number:number-style>
    <number:number-style style:name="N113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7:09:05.726463219</meta:creation-date>
    <dc:date>2020-08-07T23:45:37.775097949</dc:date>
    <meta:editing-duration>PT6H2M7S</meta:editing-duration>
    <meta:editing-cycles>1</meta:editing-cycles>
    <meta:document-statistic meta:table-count="1" meta:cell-count="2880" meta:object-count="0"/>
    <meta:generator>LibreOffice/6.0.7.3$Linux_X86_64 LibreOffice_project/00m0$Build-3</meta:generator>
  </office:meta>
</office:document-meta>
</file>